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ZephTextRegular" svg:font-family="ZephTextRegular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505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189cm"/>
    </style:style>
    <style:style style:name="co11" style:family="table-column">
      <style:table-column-properties fo:break-before="auto" style:column-width="1.737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1.799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49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62626" style:text-outline="false" style:text-line-through-style="none" style:font-name="ZephText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ZephText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3pt" style:language-asian="en" style:country-asian="US" style:font-style-asian="normal" style:font-weight-asian="bold" style:font-name-complex="ArialMT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575757" style:text-outline="false" style:font-name="ArialMT" fo:font-size="13pt" fo:letter-spacing="normal" fo:font-weight="bold" style:letter-kerning="false" style:font-name-asian="ArialMT" style:font-size-asian="13pt" style:font-weight-asian="bold" style:font-name-complex="ArialMT" style:font-size-complex="7.40000009536743pt" style:font-weight-complex="bold"/>
    </style:style>
    <style:style style:name="T2" style:family="text">
      <style:text-properties fo:color="#424242" style:text-outline="false" style:font-name="ArialMT" fo:font-size="13pt" fo:letter-spacing="normal" fo:font-weight="bold" style:letter-kerning="false" style:font-name-asian="ArialMT" style:font-size-asian="13pt" style:font-weight-asian="bold" style:font-name-complex="ArialMT" style:font-size-complex="7.40000009536743pt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publisher</text:p>
          </table:table-cell>
          <table:table-cell office:value-type="string">
            <text:p>location</text:p>
          </table:table-cell>
          <table:table-cell office:value-type="string">
            <text:p>keywords</text:p>
          </table:table-cell>
          <table:table-cell office:value-type="string">
            <text:p>options</text:p>
          </table:table-cell>
          <table:table-cell office:value-type="string">
            <text:p>series</text:p>
          </table:table-cell>
          <table:table-cell office:value-type="string">
            <text:p>shortseries</text:p>
          </table:table-cell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table:formula="of:=[.A2]&amp;&quot; &quot; &amp;[.B2]" office:value-type="string" office:string-value="Acc. ">
            <text:p>Acc. </text:p>
          </table:table-cell>
          <table:table-cell table:formula="of:=[.E2]" office:value-type="string" office:string-value="Acc. ">
            <text:p>Acc. </text:p>
          </table:table-cell>
          <table:table-cell table:number-columns-repeated="15"/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table:formula="of:=[.A3]&amp;&quot; &quot; &amp;[.B3]" office:value-type="string" office:string-value="Ach. Tat. ">
            <text:p>Ach. Tat. </text:p>
          </table:table-cell>
          <table:table-cell table:formula="of:=[.E3]" office:value-type="string" office:string-value="Ach. Tat. ">
            <text:p>Ach. Tat. </text:p>
          </table:table-cell>
          <table:table-cell table:number-columns-repeated="15"/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Aemilius Papinianus</text:p>
          </table:table-cell>
          <table:table-cell/>
          <table:table-cell table:formula="of:=[.A4]&amp;&quot; &quot; &amp;[.B4]" office:value-type="string" office:string-value="Papin. ">
            <text:p>Papin. </text:p>
          </table:table-cell>
          <table:table-cell table:formula="of:=[.E4]" office:value-type="string" office:string-value="Papin. ">
            <text:p>Papin. </text:p>
          </table:table-cell>
          <table:table-cell table:number-columns-repeated="15"/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table:formula="of:=[.A5]&amp;&quot; &quot; &amp;[.B5]" office:value-type="string" office:string-value="Aet. ">
            <text:p>Aet. </text:p>
          </table:table-cell>
          <table:table-cell table:formula="of:=[.E5]" office:value-type="string" office:string-value="Aet. ">
            <text:p>Aet. </text:p>
          </table:table-cell>
          <table:table-cell table:number-columns-repeated="15"/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table:formula="of:=[.A6]&amp;&quot; &quot; &amp;[.B6]" office:value-type="string" office:string-value="Aristeid. ">
            <text:p>Aristeid. </text:p>
          </table:table-cell>
          <table:table-cell table:formula="of:=[.E6]" office:value-type="string" office:string-value="Aristeid. ">
            <text:p>Aristeid. 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table:formula="of:=[.A7]&amp;&quot; &quot; &amp;[.B7]" office:value-type="string" office:string-value="Aischyl. Ag.">
            <text:p>Aischyl. Ag.</text:p>
          </table:table-cell>
          <table:table-cell table:formula="of:=[.E7]" office:value-type="string" office:string-value="Aischyl. Ag.">
            <text:p>Aischyl. Ag.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table:formula="of:=[.A8]&amp;&quot; &quot; &amp;[.B8]" office:value-type="string" office:string-value="Aischyl. Choeph.">
            <text:p>Aischyl. Choeph.</text:p>
          </table:table-cell>
          <table:table-cell table:formula="of:=[.E8]" office:value-type="string" office:string-value="Aischyl. Choeph.">
            <text:p>Aischyl. Choeph.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table:formula="of:=[.A9]&amp;&quot; &quot; &amp;[.B9]" office:value-type="string" office:string-value="Aischyl. Eum.">
            <text:p>Aischyl. Eum.</text:p>
          </table:table-cell>
          <table:table-cell table:formula="of:=[.E9]" office:value-type="string" office:string-value="Aischyl. Eum.">
            <text:p>Aischyl. Eum.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table:formula="of:=[.A10]&amp;&quot; &quot; &amp;[.B10]" office:value-type="string" office:string-value="Aischyl. Pers.">
            <text:p>Aischyl. Pers.</text:p>
          </table:table-cell>
          <table:table-cell table:formula="of:=[.E10]" office:value-type="string" office:string-value="Aischyl. Pers.">
            <text:p>Aischyl. Pers.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table:formula="of:=[.A11]&amp;&quot; &quot; &amp;[.B11]" office:value-type="string" office:string-value="Aischyl. Prom.">
            <text:p>Aischyl. Prom.</text:p>
          </table:table-cell>
          <table:table-cell table:formula="of:=[.E11]" office:value-type="string" office:string-value="Aischyl. Prom.">
            <text:p>Aischyl. Prom.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table:formula="of:=[.A12]&amp;&quot; &quot; &amp;[.B12]" office:value-type="string" office:string-value="Aischyl. Sept.">
            <text:p>Aischyl. Sept.</text:p>
          </table:table-cell>
          <table:table-cell table:formula="of:=[.E12]" office:value-type="string" office:string-value="Aischyl. Sept.">
            <text:p>Aischyl. Sept.</text:p>
          </table:table-cell>
          <table:table-cell table:number-columns-repeated="15"/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table:formula="of:=[.A13]&amp;&quot; &quot; &amp;[.B13]" office:value-type="string" office:string-value="Aischyl. Suppl.">
            <text:p>Aischyl. Suppl.</text:p>
          </table:table-cell>
          <table:table-cell table:formula="of:=[.E13]" office:value-type="string" office:string-value="Aischyl. Suppl.">
            <text:p>Aischyl. Suppl.</text:p>
          </table:table-cell>
          <table:table-cell table:number-columns-repeated="15"/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table:formula="of:=[.A14]&amp;&quot; &quot; &amp;[.B14]" office:value-type="string" office:string-value="Aisop. ">
            <text:p>Aisop. </text:p>
          </table:table-cell>
          <table:table-cell table:formula="of:=[.E14]" office:value-type="string" office:string-value="Aisop. ">
            <text:p>Aisop. </text:p>
          </table:table-cell>
          <table:table-cell table:number-columns-repeated="15"/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Alexandros von Aphrodisias</text:p>
          </table:table-cell>
          <table:table-cell/>
          <table:table-cell table:formula="of:=[.A15]&amp;&quot; &quot; &amp;[.B15]" office:value-type="string" office:string-value="Alex. Aphr. ">
            <text:p>Alex. Aphr. </text:p>
          </table:table-cell>
          <table:table-cell table:formula="of:=[.E15]" office:value-type="string" office:string-value="Alex. Aphr. ">
            <text:p>Alex. Aphr. </text:p>
          </table:table-cell>
          <table:table-cell table:number-columns-repeated="15"/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table:formula="of:=[.A16]&amp;&quot; &quot; &amp;[.B16]" office:value-type="string" office:string-value="Alk. ">
            <text:p>Alk. </text:p>
          </table:table-cell>
          <table:table-cell table:formula="of:=[.E16]" office:value-type="string" office:string-value="Alk. ">
            <text:p>Alk. </text:p>
          </table:table-cell>
          <table:table-cell table:number-columns-repeated="15"/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table:formula="of:=[.A17]&amp;&quot; &quot; &amp;[.B17]" office:value-type="string" office:string-value="Ambr. epist.">
            <text:p>Ambr. epist.</text:p>
          </table:table-cell>
          <table:table-cell table:formula="of:=[.E17]" office:value-type="string" office:string-value="Ambr. epist.">
            <text:p>Ambr. epist.</text:p>
          </table:table-cell>
          <table:table-cell table:number-columns-repeated="15"/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table:formula="of:=[.A18]&amp;&quot; &quot; &amp;[.B18]" office:value-type="string" office:string-value="Ambr. exc. Sat.">
            <text:p>Ambr. exc. Sat.</text:p>
          </table:table-cell>
          <table:table-cell table:formula="of:=[.E18]" office:value-type="string" office:string-value="Ambr. exc. Sat.">
            <text:p>Ambr. exc. Sat.</text:p>
          </table:table-cell>
          <table:table-cell table:number-columns-repeated="15"/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table:formula="of:=[.A19]&amp;&quot; &quot; &amp;[.B19]" office:value-type="string" office:string-value="Ambr. obit.Theod.">
            <text:p>Ambr. obit.Theod.</text:p>
          </table:table-cell>
          <table:table-cell table:formula="of:=[.E19]" office:value-type="string" office:string-value="Ambr. obit.Theod.">
            <text:p>Ambr. obit.Theod.</text:p>
          </table:table-cell>
          <table:table-cell table:number-columns-repeated="15"/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table:formula="of:=[.A20]&amp;&quot; &quot; &amp;[.B20]" office:value-type="string" office:string-value="Ambr. obit.Valent.">
            <text:p>Ambr. obit.Valent.</text:p>
          </table:table-cell>
          <table:table-cell table:formula="of:=[.E20]" office:value-type="string" office:string-value="Ambr. obit.Valent.">
            <text:p>Ambr. obit.Valent.</text:p>
          </table:table-cell>
          <table:table-cell table:number-columns-repeated="15"/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table:formula="of:=[.A21]&amp;&quot; &quot; &amp;[.B21]" office:value-type="string" office:string-value="Ambr. off.">
            <text:p>Ambr. off.</text:p>
          </table:table-cell>
          <table:table-cell table:formula="of:=[.E21]" office:value-type="string" office:string-value="Ambr. off.">
            <text:p>Ambr. off.</text:p>
          </table:table-cell>
          <table:table-cell table:number-columns-repeated="15"/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table:formula="of:=[.A22]&amp;&quot; &quot; &amp;[.B22]" office:value-type="string" office:string-value="Ambr. paenit.">
            <text:p>Ambr. paenit.</text:p>
          </table:table-cell>
          <table:table-cell table:formula="of:=[.E22]" office:value-type="string" office:string-value="Ambr. paenit.">
            <text:p>Ambr. paenit.</text:p>
          </table:table-cell>
          <table:table-cell table:number-columns-repeated="15"/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table:formula="of:=[.A23]&amp;&quot; &quot; &amp;[.B23]" office:value-type="string" office:string-value="Amm. ">
            <text:p>Amm. </text:p>
          </table:table-cell>
          <table:table-cell table:formula="of:=[.E23]" office:value-type="string" office:string-value="Amm. ">
            <text:p>Amm. </text:p>
          </table:table-cell>
          <table:table-cell table:number-columns-repeated="15"/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table:formula="of:=[.A24]&amp;&quot; &quot; &amp;[.B24]" office:value-type="string" office:string-value="Anakr. ">
            <text:p>Anakr. </text:p>
          </table:table-cell>
          <table:table-cell table:formula="of:=[.E24]" office:value-type="string" office:string-value="Anakr. ">
            <text:p>Anakr. </text:p>
          </table:table-cell>
          <table:table-cell table:number-columns-repeated="15"/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table:formula="of:=[.A25]&amp;&quot; &quot; &amp;[.B25]" office:value-type="string" office:string-value="Anaxag. ">
            <text:p>Anaxag. </text:p>
          </table:table-cell>
          <table:table-cell table:formula="of:=[.E25]" office:value-type="string" office:string-value="Anaxag. ">
            <text:p>Anaxag. </text:p>
          </table:table-cell>
          <table:table-cell table:number-columns-repeated="15"/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table:formula="of:=[.A26]&amp;&quot; &quot; &amp;[.B26]" office:value-type="string" office:string-value="Anaximand. ">
            <text:p>Anaximand. </text:p>
          </table:table-cell>
          <table:table-cell table:formula="of:=[.E26]" office:value-type="string" office:string-value="Anaximand. ">
            <text:p>Anaximand. </text:p>
          </table:table-cell>
          <table:table-cell table:number-columns-repeated="15"/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table:formula="of:=[.A27]&amp;&quot; &quot; &amp;[.B27]" office:value-type="string" office:string-value="Anaximen. ">
            <text:p>Anaximen. </text:p>
          </table:table-cell>
          <table:table-cell table:formula="of:=[.E27]" office:value-type="string" office:string-value="Anaximen. ">
            <text:p>Anaximen. </text:p>
          </table:table-cell>
          <table:table-cell table:number-columns-repeated="15"/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table:formula="of:=[.A28]&amp;&quot; &quot; &amp;[.B28]" office:value-type="string" office:string-value="And. ">
            <text:p>And. </text:p>
          </table:table-cell>
          <table:table-cell table:formula="of:=[.E28]" office:value-type="string" office:string-value="And. ">
            <text:p>And. </text:p>
          </table:table-cell>
          <table:table-cell table:number-columns-repeated="15"/>
        </table:table-row>
        <table:table-row table:style-name="ro1">
          <table:table-cell office:value-type="string">
            <text:p>Anth. Plan.</text:p>
          </table:table-cell>
          <table:table-cell/>
          <table:table-cell office:value-type="string">
            <text:p>Anthologia Planudea</text:p>
          </table:table-cell>
          <table:table-cell/>
          <table:table-cell table:formula="of:=[.A29]&amp;&quot; &quot; &amp;[.B29]" office:value-type="string" office:string-value="Anth. Plan. ">
            <text:p>Anth. Plan. </text:p>
          </table:table-cell>
          <table:table-cell table:formula="of:=[.E29]" office:value-type="string" office:string-value="Anth. Plan. ">
            <text:p>Anth. Plan. </text:p>
          </table:table-cell>
          <table:table-cell table:number-columns-repeated="15"/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table:formula="of:=[.A30]&amp;&quot; &quot; &amp;[.B30]" office:value-type="string" office:string-value="Antiph. ">
            <text:p>Antiph. </text:p>
          </table:table-cell>
          <table:table-cell table:formula="of:=[.E30]" office:value-type="string" office:string-value="Antiph. ">
            <text:p>Antiph. </text:p>
          </table:table-cell>
          <table:table-cell table:number-columns-repeated="15"/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table:formula="of:=[.A31]&amp;&quot; &quot; &amp;[.B31]" office:value-type="string" office:string-value="Antisth. ">
            <text:p>Antisth. </text:p>
          </table:table-cell>
          <table:table-cell table:formula="of:=[.E31]" office:value-type="string" office:string-value="Antisth. ">
            <text:p>Antisth. </text:p>
          </table:table-cell>
          <table:table-cell table:number-columns-repeated="15"/>
        </table:table-row>
        <table:table-row table:style-name="ro1">
          <table:table-cell office:value-type="string">
            <text:p>Anth. Gr.</text:p>
          </table:table-cell>
          <table:table-cell/>
          <table:table-cell office:value-type="string">
            <text:p>Antologia Graeca</text:p>
          </table:table-cell>
          <table:table-cell/>
          <table:table-cell table:formula="of:=[.A32]&amp;&quot; &quot; &amp;[.B32]" office:value-type="string" office:string-value="Anth. Gr. ">
            <text:p>Anth. Gr. </text:p>
          </table:table-cell>
          <table:table-cell table:formula="of:=[.E32]" office:value-type="string" office:string-value="Anth. Gr. ">
            <text:p>Anth. Gr. </text:p>
          </table:table-cell>
          <table:table-cell table:number-columns-repeated="15"/>
        </table:table-row>
        <table:table-row table:style-name="ro1">
          <table:table-cell office:value-type="string">
            <text:p>Anth. Lat.</text:p>
          </table:table-cell>
          <table:table-cell/>
          <table:table-cell office:value-type="string">
            <text:p>Antologia Latina</text:p>
          </table:table-cell>
          <table:table-cell/>
          <table:table-cell table:formula="of:=[.A33]&amp;&quot; &quot; &amp;[.B33]" office:value-type="string" office:string-value="Anth. Lat. ">
            <text:p>Anth. Lat. </text:p>
          </table:table-cell>
          <table:table-cell table:formula="of:=[.E33]" office:value-type="string" office:string-value="Anth. Lat. ">
            <text:p>Anth. Lat. </text:p>
          </table:table-cell>
          <table:table-cell table:number-columns-repeated="15"/>
        </table:table-row>
        <table:table-row table:style-name="ro1">
          <table:table-cell office:value-type="string">
            <text:p>Anth. Pal.</text:p>
          </table:table-cell>
          <table:table-cell/>
          <table:table-cell office:value-type="string">
            <text:p>Antologia Palatina</text:p>
          </table:table-cell>
          <table:table-cell/>
          <table:table-cell table:formula="of:=[.A34]&amp;&quot; &quot; &amp;[.B34]" office:value-type="string" office:string-value="Anth. Pal. ">
            <text:p>Anth. Pal. </text:p>
          </table:table-cell>
          <table:table-cell table:formula="of:=[.E34]" office:value-type="string" office:string-value="Anth. Pal. ">
            <text:p>Anth. Pal. </text:p>
          </table:table-cell>
          <table:table-cell table:number-columns-repeated="15"/>
        </table:table-row>
        <table:table-row table:style-name="ro1">
          <table:table-cell office:value-type="string">
            <text:p>Apk</text:p>
          </table:table-cell>
          <table:table-cell/>
          <table:table-cell office:value-type="string">
            <text:p>Apokalypse</text:p>
          </table:table-cell>
          <table:table-cell/>
          <table:table-cell table:formula="of:=[.A35]&amp;&quot; &quot; &amp;[.B35]" office:value-type="string" office:string-value="Apk ">
            <text:p>Apk </text:p>
          </table:table-cell>
          <table:table-cell table:formula="of:=[.E35]" office:value-type="string" office:string-value="Apk ">
            <text:p>Apk </text:p>
          </table:table-cell>
          <table:table-cell table:number-columns-repeated="15"/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table:formula="of:=[.A36]&amp;&quot; &quot; &amp;[.B36]" office:value-type="string" office:string-value="Apollod. bibl.">
            <text:p>Apollod. bibl.</text:p>
          </table:table-cell>
          <table:table-cell table:formula="of:=[.E36]" office:value-type="string" office:string-value="Apollod. bibl.">
            <text:p>Apollod. bibl.</text:p>
          </table:table-cell>
          <table:table-cell table:number-columns-repeated="15"/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table:formula="of:=[.A37]&amp;&quot; &quot; &amp;[.B37]" office:value-type="string" office:string-value="Apollod. epit.">
            <text:p>Apollod. epit.</text:p>
          </table:table-cell>
          <table:table-cell table:formula="of:=[.E37]" office:value-type="string" office:string-value="Apollod. epit.">
            <text:p>Apollod. epit.</text:p>
          </table:table-cell>
          <table:table-cell table:number-columns-repeated="15"/>
        </table:table-row>
        <table:table-row table:style-name="ro2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table:formula="of:=[.A38]&amp;&quot; &quot; &amp;[.B38]" office:value-type="string" office:string-value="Apoll. Rhod. ">
            <text:p>Apoll. Rhod. </text:p>
          </table:table-cell>
          <table:table-cell table:formula="of:=[.E38]" office:value-type="string" office:string-value="Apoll. Rhod. ">
            <text:p>Apoll. Rhod. </text:p>
          </table:table-cell>
          <table:table-cell table:number-columns-repeated="3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Race, William H.</text:p>
          </table:table-cell>
          <table:table-cell office:value-type="string">
            <text:p>Race, William H.</text:p>
          </table:table-cell>
          <table:table-cell table:number-columns-repeated="6"/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table:formula="of:=[.A39]&amp;&quot; &quot; &amp;[.B39]" office:value-type="string" office:string-value="App. civ.">
            <text:p>App. civ.</text:p>
          </table:table-cell>
          <table:table-cell table:formula="of:=[.E39]" office:value-type="string" office:string-value="App. civ.">
            <text:p>App. civ.</text:p>
          </table:table-cell>
          <table:table-cell/>
          <table:table-cell office:value-type="string">
            <text:p>Roman History</text:p>
          </table:table-cell>
          <table:table-cell office:value-type="string">
            <text:p>The Civil Wars 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number-columns-repeated="6"/>
        </table:table-row>
        <table:table-row table:style-name="ro2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table:formula="of:=[.A40]&amp;&quot; &quot; &amp;[.B40]" office:value-type="string" office:string-value="App. Hann.">
            <text:p>App. Hann.</text:p>
          </table:table-cell>
          <table:table-cell table:formula="of:=[.E40]" office:value-type="string" office:string-value="App. Hann.">
            <text:p>App. Hann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table:formula="of:=[.A41]&amp;&quot; &quot; &amp;[.B41]" office:value-type="string" office:string-value="App. Ib.">
            <text:p>App. Ib.</text:p>
          </table:table-cell>
          <table:table-cell table:formula="of:=[.E41]" office:value-type="string" office:string-value="App. Ib.">
            <text:p>App. Ib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table:formula="of:=[.A42]&amp;&quot; &quot; &amp;[.B42]" office:value-type="string" office:string-value="App. Ill.">
            <text:p>App. Ill.</text:p>
          </table:table-cell>
          <table:table-cell table:formula="of:=[.E42]" office:value-type="string" office:string-value="App. Ill.">
            <text:p>App. Ill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table:formula="of:=[.A43]&amp;&quot; &quot; &amp;[.B43]" office:value-type="string" office:string-value="App. It.">
            <text:p>App. It.</text:p>
          </table:table-cell>
          <table:table-cell table:formula="of:=[.E43]" office:value-type="string" office:string-value="App. It.">
            <text:p>App. It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table:formula="of:=[.A44]&amp;&quot; &quot; &amp;[.B44]" office:value-type="string" office:string-value="App. Lib.">
            <text:p>App. Lib.</text:p>
          </table:table-cell>
          <table:table-cell table:formula="of:=[.E44]" office:value-type="string" office:string-value="App. Lib.">
            <text:p>App. Lib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table:formula="of:=[.A45]&amp;&quot; &quot; &amp;[.B45]" office:value-type="string" office:string-value="App. Mac.">
            <text:p>App. Mac.</text:p>
          </table:table-cell>
          <table:table-cell table:formula="of:=[.E45]" office:value-type="string" office:string-value="App. Mac.">
            <text:p>App. Mac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table:formula="of:=[.A46]&amp;&quot; &quot; &amp;[.B46]" office:value-type="string" office:string-value="App. Mithr.">
            <text:p>App. Mithr.</text:p>
          </table:table-cell>
          <table:table-cell table:formula="of:=[.E46]" office:value-type="string" office:string-value="App. Mithr.">
            <text:p>App. Mithr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table:formula="of:=[.A47]&amp;&quot; &quot; &amp;[.B47]" office:value-type="string" office:string-value="App. pr.">
            <text:p>App. pr.</text:p>
          </table:table-cell>
          <table:table-cell table:formula="of:=[.E47]" office:value-type="string" office:string-value="App. pr.">
            <text:p>App. pr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table:formula="of:=[.A48]&amp;&quot; &quot; &amp;[.B48]" office:value-type="string" office:string-value="App. reg.">
            <text:p>App. reg.</text:p>
          </table:table-cell>
          <table:table-cell table:formula="of:=[.E48]" office:value-type="string" office:string-value="App. reg.">
            <text:p>App. reg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table:formula="of:=[.A49]&amp;&quot; &quot; &amp;[.B49]" office:value-type="string" office:string-value="App. Samn.">
            <text:p>App. Samn.</text:p>
          </table:table-cell>
          <table:table-cell table:formula="of:=[.E49]" office:value-type="string" office:string-value="App. Samn.">
            <text:p>App. Samn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table:formula="of:=[.A50]&amp;&quot; &quot; &amp;[.B50]" office:value-type="string" office:string-value="App. Rom.">
            <text:p>App. Rom.</text:p>
          </table:table-cell>
          <table:table-cell table:formula="of:=[.E50]" office:value-type="string" office:string-value="App. Rom.">
            <text:p>App. Rom.</text:p>
          </table:table-cell>
          <table:table-cell table:number-columns-repeated="2"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table:style-name="ce1" office:value-type="string">
            <text:p>McGing, Brian and White, Horace</text:p>
          </table:table-cell>
          <table:table-cell table:number-columns-repeated="6"/>
        </table:table-row>
        <table:table-row table:style-name="ro2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table:formula="of:=[.A51]&amp;&quot; &quot; &amp;[.B51]" office:value-type="string" office:string-value="App. Sic.">
            <text:p>App. Sic.</text:p>
          </table:table-cell>
          <table:table-cell table:formula="of:=[.E51]" office:value-type="string" office:string-value="App. Sic.">
            <text:p>App. Sic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table:formula="of:=[.A52]&amp;&quot; &quot; &amp;[.B52]" office:value-type="string" office:string-value="App. Syr.">
            <text:p>App. Syr.</text:p>
          </table:table-cell>
          <table:table-cell table:formula="of:=[.E52]" office:value-type="string" office:string-value="App. Syr.">
            <text:p>App. Syr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2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table:formula="of:=[.A53]&amp;&quot; &quot; &amp;[.B53]" office:value-type="string" office:string-value="App. Celt.">
            <text:p>App. Celt.</text:p>
          </table:table-cell>
          <table:table-cell table:formula="of:=[.E53]" office:value-type="string" office:string-value="App. Celt.">
            <text:p>App. Celt.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office:value-type="string">
            <text:p>Apg</text:p>
          </table:table-cell>
          <table:table-cell/>
          <table:table-cell office:value-type="string">
            <text:p>Apostelgeschichte</text:p>
          </table:table-cell>
          <table:table-cell/>
          <table:table-cell table:formula="of:=[.A54]&amp;&quot; &quot; &amp;[.B54]" office:value-type="string" office:string-value="Apg ">
            <text:p>Apg </text:p>
          </table:table-cell>
          <table:table-cell table:formula="of:=[.E54]" office:value-type="string" office:string-value="Apg ">
            <text:p>Apg </text:p>
          </table:table-cell>
          <table:table-cell table:number-columns-repeated="15"/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table:formula="of:=[.A55]&amp;&quot; &quot; &amp;[.B55]" office:value-type="string" office:string-value="Apul. Flor.">
            <text:p>Apul. Flor.</text:p>
          </table:table-cell>
          <table:table-cell table:formula="of:=[.E55]" office:value-type="string" office:string-value="Apul. Flor.">
            <text:p>Apul. Flor.</text:p>
          </table:table-cell>
          <table:table-cell table:number-columns-repeated="15"/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table:formula="of:=[.A56]&amp;&quot; &quot; &amp;[.B56]" office:value-type="string" office:string-value="Apul. met.">
            <text:p>Apul. met.</text:p>
          </table:table-cell>
          <table:table-cell table:formula="of:=[.E56]" office:value-type="string" office:string-value="Apul. met.">
            <text:p>Apul. met.</text:p>
          </table:table-cell>
          <table:table-cell table:number-columns-repeated="15"/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table:formula="of:=[.A57]&amp;&quot; &quot; &amp;[.B57]" office:value-type="string" office:string-value="Arat. ">
            <text:p>Arat. </text:p>
          </table:table-cell>
          <table:table-cell table:formula="of:=[.E57]" office:value-type="string" office:string-value="Arat. ">
            <text:p>Arat. </text:p>
          </table:table-cell>
          <table:table-cell table:number-columns-repeated="15"/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table:formula="of:=[.A58]&amp;&quot; &quot; &amp;[.B58]" office:value-type="string" office:string-value="Archil. ">
            <text:p>Archil. </text:p>
          </table:table-cell>
          <table:table-cell table:formula="of:=[.E58]" office:value-type="string" office:string-value="Archil. ">
            <text:p>Archil. </text:p>
          </table:table-cell>
          <table:table-cell table:number-columns-repeated="15"/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table:formula="of:=[.A59]&amp;&quot; &quot; &amp;[.B59]" office:value-type="string" office:string-value="Archim. ">
            <text:p>Archim. </text:p>
          </table:table-cell>
          <table:table-cell table:formula="of:=[.E59]" office:value-type="string" office:string-value="Archim. ">
            <text:p>Archim. </text:p>
          </table:table-cell>
          <table:table-cell table:number-columns-repeated="15"/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table:formula="of:=[.A60]&amp;&quot; &quot; &amp;[.B60]" office:value-type="string" office:string-value="Archyt. ">
            <text:p>Archyt. </text:p>
          </table:table-cell>
          <table:table-cell table:formula="of:=[.E60]" office:value-type="string" office:string-value="Archyt. ">
            <text:p>Archyt. 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table:formula="of:=[.A61]&amp;&quot; &quot; &amp;[.B61]" office:value-type="string" office:string-value="Aristoph. Ach.">
            <text:p>Aristoph. Ach.</text:p>
          </table:table-cell>
          <table:table-cell table:formula="of:=[.E61]" office:value-type="string" office:string-value="Aristoph. Ach.">
            <text:p>Aristoph. Ach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table:formula="of:=[.A62]&amp;&quot; &quot; &amp;[.B62]" office:value-type="string" office:string-value="Aristoph. Av.">
            <text:p>Aristoph. Av.</text:p>
          </table:table-cell>
          <table:table-cell table:formula="of:=[.E62]" office:value-type="string" office:string-value="Aristoph. Av.">
            <text:p>Aristoph. Av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table:formula="of:=[.A63]&amp;&quot; &quot; &amp;[.B63]" office:value-type="string" office:string-value="Aristoph. Eccl.">
            <text:p>Aristoph. Eccl.</text:p>
          </table:table-cell>
          <table:table-cell table:formula="of:=[.E63]" office:value-type="string" office:string-value="Aristoph. Eccl.">
            <text:p>Aristoph. Eccl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table:formula="of:=[.A64]&amp;&quot; &quot; &amp;[.B64]" office:value-type="string" office:string-value="Aristoph. Equ.">
            <text:p>Aristoph. Equ.</text:p>
          </table:table-cell>
          <table:table-cell table:formula="of:=[.E64]" office:value-type="string" office:string-value="Aristoph. Equ.">
            <text:p>Aristoph. Equ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table:formula="of:=[.A65]&amp;&quot; &quot; &amp;[.B65]" office:value-type="string" office:string-value="Aristoph. Lys.">
            <text:p>Aristoph. Lys.</text:p>
          </table:table-cell>
          <table:table-cell table:formula="of:=[.E65]" office:value-type="string" office:string-value="Aristoph. Lys.">
            <text:p>Aristoph. Lys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table:formula="of:=[.A66]&amp;&quot; &quot; &amp;[.B66]" office:value-type="string" office:string-value="Aristoph. Nub.">
            <text:p>Aristoph. Nub.</text:p>
          </table:table-cell>
          <table:table-cell table:formula="of:=[.E66]" office:value-type="string" office:string-value="Aristoph. Nub.">
            <text:p>Aristoph. Nub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table:formula="of:=[.A67]&amp;&quot; &quot; &amp;[.B67]" office:value-type="string" office:string-value="Aristoph. Pax">
            <text:p>Aristoph. Pax</text:p>
          </table:table-cell>
          <table:table-cell table:formula="of:=[.E67]" office:value-type="string" office:string-value="Aristoph. Pax">
            <text:p>Aristoph. Pax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table:formula="of:=[.A68]&amp;&quot; &quot; &amp;[.B68]" office:value-type="string" office:string-value="Aristoph. Plut.">
            <text:p>Aristoph. Plut.</text:p>
          </table:table-cell>
          <table:table-cell table:formula="of:=[.E68]" office:value-type="string" office:string-value="Aristoph. Plut.">
            <text:p>Aristoph. Plut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table:formula="of:=[.A69]&amp;&quot; &quot; &amp;[.B69]" office:value-type="string" office:string-value="Aristoph. Ran.">
            <text:p>Aristoph. Ran.</text:p>
          </table:table-cell>
          <table:table-cell table:formula="of:=[.E69]" office:value-type="string" office:string-value="Aristoph. Ran.">
            <text:p>Aristoph. Ran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table:formula="of:=[.A70]&amp;&quot; &quot; &amp;[.B70]" office:value-type="string" office:string-value="Aristoph. Thesm.">
            <text:p>Aristoph. Thesm.</text:p>
          </table:table-cell>
          <table:table-cell table:formula="of:=[.E70]" office:value-type="string" office:string-value="Aristoph. Thesm.">
            <text:p>Aristoph. Thesm.</text:p>
          </table:table-cell>
          <table:table-cell table:number-columns-repeated="15"/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table:formula="of:=[.A71]&amp;&quot; &quot; &amp;[.B71]" office:value-type="string" office:string-value="Aristoph. Vesp.">
            <text:p>Aristoph. Vesp.</text:p>
          </table:table-cell>
          <table:table-cell table:formula="of:=[.E71]" office:value-type="string" office:string-value="Aristoph. Vesp.">
            <text:p>Aristoph. Vesp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table:formula="of:=[.A72]&amp;&quot; &quot; &amp;[.B72]" office:value-type="string" office:string-value="Aristot. an.">
            <text:p>Aristot. an.</text:p>
          </table:table-cell>
          <table:table-cell table:formula="of:=[.E72]" office:value-type="string" office:string-value="Aristot. an.">
            <text:p>Aristot. an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table:formula="of:=[.A73]&amp;&quot; &quot; &amp;[.B73]" office:value-type="string" office:string-value="Aristot. an post.">
            <text:p>Aristot. an post.</text:p>
          </table:table-cell>
          <table:table-cell table:formula="of:=[.E73]" office:value-type="string" office:string-value="Aristot. an post.">
            <text:p>Aristot. an post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table:formula="of:=[.A74]&amp;&quot; &quot; &amp;[.B74]" office:value-type="string" office:string-value="Aristot. an pr.">
            <text:p>Aristot. an pr.</text:p>
          </table:table-cell>
          <table:table-cell table:formula="of:=[.E74]" office:value-type="string" office:string-value="Aristot. an pr.">
            <text:p>Aristot. an pr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table:formula="of:=[.A75]&amp;&quot; &quot; &amp;[.B75]" office:value-type="string" office:string-value="Aristot. Ath. pol.">
            <text:p>Aristot. Ath. pol.</text:p>
          </table:table-cell>
          <table:table-cell table:formula="of:=[.E75]" office:value-type="string" office:string-value="Aristot. Ath. pol.">
            <text:p>Aristot. Ath. pol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table:formula="of:=[.A76]&amp;&quot; &quot; &amp;[.B76]" office:value-type="string" office:string-value="Aristot. cael.">
            <text:p>Aristot. cael.</text:p>
          </table:table-cell>
          <table:table-cell table:formula="of:=[.E76]" office:value-type="string" office:string-value="Aristot. cael.">
            <text:p>Aristot. cael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table:formula="of:=[.A77]&amp;&quot; &quot; &amp;[.B77]" office:value-type="string" office:string-value="Aristot. col.">
            <text:p>Aristot. col.</text:p>
          </table:table-cell>
          <table:table-cell table:formula="of:=[.E77]" office:value-type="string" office:string-value="Aristot. col.">
            <text:p>Aristot. col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table:formula="of:=[.A78]&amp;&quot; &quot; &amp;[.B78]" office:value-type="string" office:string-value="Aristot. cat.">
            <text:p>Aristot. cat.</text:p>
          </table:table-cell>
          <table:table-cell table:formula="of:=[.E78]" office:value-type="string" office:string-value="Aristot. cat.">
            <text:p>Aristot. cat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table:formula="of:=[.A79]&amp;&quot; &quot; &amp;[.B79]" office:value-type="string" office:string-value="Aristot. div.">
            <text:p>Aristot. div.</text:p>
          </table:table-cell>
          <table:table-cell table:formula="of:=[.E79]" office:value-type="string" office:string-value="Aristot. div.">
            <text:p>Aristot. div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table:formula="of:=[.A80]&amp;&quot; &quot; &amp;[.B80]" office:value-type="string" office:string-value="Aristot. Eth. Eud.">
            <text:p>Aristot. Eth. Eud.</text:p>
          </table:table-cell>
          <table:table-cell table:formula="of:=[.E80]" office:value-type="string" office:string-value="Aristot. Eth. Eud.">
            <text:p>Aristot. Eth. Eud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table:formula="of:=[.A81]&amp;&quot; &quot; &amp;[.B81]" office:value-type="string" office:string-value="Aristot. eth. Nic.">
            <text:p>Aristot. eth. Nic.</text:p>
          </table:table-cell>
          <table:table-cell table:formula="of:=[.E81]" office:value-type="string" office:string-value="Aristot. eth. Nic.">
            <text:p>Aristot. eth. Nic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table:formula="of:=[.A82]&amp;&quot; &quot; &amp;[.B82]" office:value-type="string" office:string-value="Aristot. gen. an.">
            <text:p>Aristot. gen. an.</text:p>
          </table:table-cell>
          <table:table-cell table:formula="of:=[.E82]" office:value-type="string" office:string-value="Aristot. gen. an.">
            <text:p>Aristot. gen. an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table:formula="of:=[.A83]&amp;&quot; &quot; &amp;[.B83]" office:value-type="string" office:string-value="Aristot. gen. corr.">
            <text:p>Aristot. gen. corr.</text:p>
          </table:table-cell>
          <table:table-cell table:formula="of:=[.E83]" office:value-type="string" office:string-value="Aristot. gen. corr.">
            <text:p>Aristot. gen. corr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table:formula="of:=[.A84]&amp;&quot; &quot; &amp;[.B84]" office:value-type="string" office:string-value="Aristot. hist.">
            <text:p>Aristot. hist.</text:p>
          </table:table-cell>
          <table:table-cell table:formula="of:=[.E84]" office:value-type="string" office:string-value="Aristot. hist.">
            <text:p>Aristot. hist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table:formula="of:=[.A85]&amp;&quot; &quot; &amp;[.B85]" office:value-type="string" office:string-value="Aristot. m. mor.">
            <text:p>Aristot. m. mor.</text:p>
          </table:table-cell>
          <table:table-cell table:formula="of:=[.E85]" office:value-type="string" office:string-value="Aristot. m. mor.">
            <text:p>Aristot. m. mor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table:formula="of:=[.A86]&amp;&quot; &quot; &amp;[.B86]" office:value-type="string" office:string-value="Aristot. metaph.">
            <text:p>Aristot. metaph.</text:p>
          </table:table-cell>
          <table:table-cell table:formula="of:=[.E86]" office:value-type="string" office:string-value="Aristot. metaph.">
            <text:p>Aristot. metaph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table:formula="of:=[.A87]&amp;&quot; &quot; &amp;[.B87]" office:value-type="string" office:string-value="Aristot. meteor.">
            <text:p>Aristot. meteor.</text:p>
          </table:table-cell>
          <table:table-cell table:formula="of:=[.E87]" office:value-type="string" office:string-value="Aristot. meteor.">
            <text:p>Aristot. meteor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table:formula="of:=[.A88]&amp;&quot; &quot; &amp;[.B88]" office:value-type="string" office:string-value="Aristot. mir.">
            <text:p>Aristot. mir.</text:p>
          </table:table-cell>
          <table:table-cell table:formula="of:=[.E88]" office:value-type="string" office:string-value="Aristot. mir.">
            <text:p>Aristot. mir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table:formula="of:=[.A89]&amp;&quot; &quot; &amp;[.B89]" office:value-type="string" office:string-value="Aristot. mot. an.">
            <text:p>Aristot. mot. an.</text:p>
          </table:table-cell>
          <table:table-cell table:formula="of:=[.E89]" office:value-type="string" office:string-value="Aristot. mot. an.">
            <text:p>Aristot. mot. an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table:formula="of:=[.A90]&amp;&quot; &quot; &amp;[.B90]" office:value-type="string" office:string-value="Aristot. mund.">
            <text:p>Aristot. mund.</text:p>
          </table:table-cell>
          <table:table-cell table:formula="of:=[.E90]" office:value-type="string" office:string-value="Aristot. mund.">
            <text:p>Aristot. mund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table:formula="of:=[.A91]&amp;&quot; &quot; &amp;[.B91]" office:value-type="string" office:string-value="Aristot. oec.">
            <text:p>Aristot. oec.</text:p>
          </table:table-cell>
          <table:table-cell table:formula="of:=[.E91]" office:value-type="string" office:string-value="Aristot. oec.">
            <text:p>Aristot. oec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table:formula="of:=[.A92]&amp;&quot; &quot; &amp;[.B92]" office:value-type="string" office:string-value="Aristot. part. an.">
            <text:p>Aristot. part. an.</text:p>
          </table:table-cell>
          <table:table-cell table:formula="of:=[.E92]" office:value-type="string" office:string-value="Aristot. part. an.">
            <text:p>Aristot. part. an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table:formula="of:=[.A93]&amp;&quot; &quot; &amp;[.B93]" office:value-type="string" office:string-value="Aristot. phgn.">
            <text:p>Aristot. phgn.</text:p>
          </table:table-cell>
          <table:table-cell table:formula="of:=[.E93]" office:value-type="string" office:string-value="Aristot. phgn.">
            <text:p>Aristot. phgn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table:formula="of:=[.A94]&amp;&quot; &quot; &amp;[.B94]" office:value-type="string" office:string-value="Aristot. phys.">
            <text:p>Aristot. phys.</text:p>
          </table:table-cell>
          <table:table-cell table:formula="of:=[.E94]" office:value-type="string" office:string-value="Aristot. phys.">
            <text:p>Aristot. phys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table:formula="of:=[.A95]&amp;&quot; &quot; &amp;[.B95]" office:value-type="string" office:string-value="Aristot. poet.">
            <text:p>Aristot. poet.</text:p>
          </table:table-cell>
          <table:table-cell table:formula="of:=[.E95]" office:value-type="string" office:string-value="Aristot. poet.">
            <text:p>Aristot. poet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table:formula="of:=[.A96]&amp;&quot; &quot; &amp;[.B96]" office:value-type="string" office:string-value="Aristot. pol.">
            <text:p>Aristot. pol.</text:p>
          </table:table-cell>
          <table:table-cell table:formula="of:=[.E96]" office:value-type="string" office:string-value="Aristot. pol.">
            <text:p>Aristot. pol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table:formula="of:=[.A97]&amp;&quot; &quot; &amp;[.B97]" office:value-type="string" office:string-value="Aristot. probl.">
            <text:p>Aristot. probl.</text:p>
          </table:table-cell>
          <table:table-cell table:formula="of:=[.E97]" office:value-type="string" office:string-value="Aristot. probl.">
            <text:p>Aristot. probl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table:formula="of:=[.A98]&amp;&quot; &quot; &amp;[.B98]" office:value-type="string" office:string-value="Aristot. rhet.">
            <text:p>Aristot. rhet.</text:p>
          </table:table-cell>
          <table:table-cell table:formula="of:=[.E98]" office:value-type="string" office:string-value="Aristot. rhet.">
            <text:p>Aristot. rhet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table:formula="of:=[.A99]&amp;&quot; &quot; &amp;[.B99]" office:value-type="string" office:string-value="Aristot. rhet. Alex.">
            <text:p>Aristot. rhet. Alex.</text:p>
          </table:table-cell>
          <table:table-cell table:formula="of:=[.E99]" office:value-type="string" office:string-value="Aristot. rhet. Alex.">
            <text:p>Aristot. rhet. Alex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table:formula="of:=[.A100]&amp;&quot; &quot; &amp;[.B100]" office:value-type="string" office:string-value="Aristot. sens.">
            <text:p>Aristot. sens.</text:p>
          </table:table-cell>
          <table:table-cell table:formula="of:=[.E100]" office:value-type="string" office:string-value="Aristot. sens.">
            <text:p>Aristot. sens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table:formula="of:=[.A101]&amp;&quot; &quot; &amp;[.B101]" office:value-type="string" office:string-value="Aristot. somn.">
            <text:p>Aristot. somn.</text:p>
          </table:table-cell>
          <table:table-cell table:formula="of:=[.E101]" office:value-type="string" office:string-value="Aristot. somn.">
            <text:p>Aristot. somn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table:formula="of:=[.A102]&amp;&quot; &quot; &amp;[.B102]" office:value-type="string" office:string-value="Aristot. soph. el.">
            <text:p>Aristot. soph. el.</text:p>
          </table:table-cell>
          <table:table-cell table:formula="of:=[.E102]" office:value-type="string" office:string-value="Aristot. soph. el.">
            <text:p>Aristot. soph. el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table:formula="of:=[.A103]&amp;&quot; &quot; &amp;[.B103]" office:value-type="string" office:string-value="Aristot. spir.">
            <text:p>Aristot. spir.</text:p>
          </table:table-cell>
          <table:table-cell table:formula="of:=[.E103]" office:value-type="string" office:string-value="Aristot. spir.">
            <text:p>Aristot. spir.</text:p>
          </table:table-cell>
          <table:table-cell table:number-columns-repeated="15"/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table:formula="of:=[.A104]&amp;&quot; &quot; &amp;[.B104]" office:value-type="string" office:string-value="Aristot. top.">
            <text:p>Aristot. top.</text:p>
          </table:table-cell>
          <table:table-cell table:formula="of:=[.E104]" office:value-type="string" office:string-value="Aristot. top.">
            <text:p>Aristot. top.</text:p>
          </table:table-cell>
          <table:table-cell table:number-columns-repeated="15"/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table:formula="of:=[.A105]&amp;&quot; &quot; &amp;[.B105]" office:value-type="string" office:string-value="Arnob. ">
            <text:p>Arnob. </text:p>
          </table:table-cell>
          <table:table-cell table:formula="of:=[.E105]" office:value-type="string" office:string-value="Arnob. ">
            <text:p>Arnob. </text:p>
          </table:table-cell>
          <table:table-cell table:number-columns-repeated="15"/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os</text:p>
          </table:table-cell>
          <table:table-cell office:value-type="string">
            <text:p>Anabasis</text:p>
          </table:table-cell>
          <table:table-cell table:formula="of:=[.A106]&amp;&quot; &quot; &amp;[.B106]" office:value-type="string" office:string-value="Arr. an.">
            <text:p>Arr. an.</text:p>
          </table:table-cell>
          <table:table-cell table:formula="of:=[.E106]" office:value-type="string" office:string-value="Arr. an.">
            <text:p>Arr. an.</text:p>
          </table:table-cell>
          <table:table-cell table:number-columns-repeated="15"/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os</text:p>
          </table:table-cell>
          <table:table-cell office:value-type="string">
            <text:p>Cynegeticus</text:p>
          </table:table-cell>
          <table:table-cell table:formula="of:=[.A107]&amp;&quot; &quot; &amp;[.B107]" office:value-type="string" office:string-value="Arr. cyn.">
            <text:p>Arr. cyn.</text:p>
          </table:table-cell>
          <table:table-cell table:formula="of:=[.E107]" office:value-type="string" office:string-value="Arr. cyn.">
            <text:p>Arr. cyn.</text:p>
          </table:table-cell>
          <table:table-cell table:number-columns-repeated="15"/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os</text:p>
          </table:table-cell>
          <table:table-cell office:value-type="string">
            <text:p>Indica</text:p>
          </table:table-cell>
          <table:table-cell table:formula="of:=[.A108]&amp;&quot; &quot; &amp;[.B108]" office:value-type="string" office:string-value="Arr. Ind.">
            <text:p>Arr. Ind.</text:p>
          </table:table-cell>
          <table:table-cell table:formula="of:=[.E108]" office:value-type="string" office:string-value="Arr. Ind.">
            <text:p>Arr. Ind.</text:p>
          </table:table-cell>
          <table:table-cell table:number-columns-repeated="15"/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os</text:p>
          </table:table-cell>
          <table:table-cell office:value-type="string">
            <text:p>Periplus ponti Euxeni</text:p>
          </table:table-cell>
          <table:table-cell table:formula="of:=[.A109]&amp;&quot; &quot; &amp;[.B109]" office:value-type="string" office:string-value="Arr. per p. E.">
            <text:p>Arr. per p. E.</text:p>
          </table:table-cell>
          <table:table-cell table:formula="of:=[.E109]" office:value-type="string" office:string-value="Arr. per p. E.">
            <text:p>Arr. per p. E.</text:p>
          </table:table-cell>
          <table:table-cell table:number-columns-repeated="15"/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os</text:p>
          </table:table-cell>
          <table:table-cell office:value-type="string">
            <text:p>Istoria successorum Alexandri</text:p>
          </table:table-cell>
          <table:table-cell table:formula="of:=[.A110]&amp;&quot; &quot; &amp;[.B110]" office:value-type="string" office:string-value="Arr. succ.">
            <text:p>Arr. succ.</text:p>
          </table:table-cell>
          <table:table-cell table:formula="of:=[.E110]" office:value-type="string" office:string-value="Arr. succ.">
            <text:p>Arr. succ.</text:p>
          </table:table-cell>
          <table:table-cell table:number-columns-repeated="15"/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os</text:p>
          </table:table-cell>
          <table:table-cell office:value-type="string">
            <text:p>tactica</text:p>
          </table:table-cell>
          <table:table-cell table:formula="of:=[.A111]&amp;&quot; &quot; &amp;[.B111]" office:value-type="string" office:string-value="Arr. tact.">
            <text:p>Arr. tact.</text:p>
          </table:table-cell>
          <table:table-cell table:formula="of:=[.E111]" office:value-type="string" office:string-value="Arr. tact.">
            <text:p>Arr. tact.</text:p>
          </table:table-cell>
          <table:table-cell table:number-columns-repeated="15"/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table:formula="of:=[.A112]&amp;&quot; &quot; &amp;[.B112]" office:value-type="string" office:string-value="Athan. ad Const.">
            <text:p>Athan. ad Const.</text:p>
          </table:table-cell>
          <table:table-cell table:formula="of:=[.E112]" office:value-type="string" office:string-value="Athan. ad Const.">
            <text:p>Athan. ad Const.</text:p>
          </table:table-cell>
          <table:table-cell table:number-columns-repeated="15"/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table:formula="of:=[.A113]&amp;&quot; &quot; &amp;[.B113]" office:value-type="string" office:string-value="Athan. c. Ar.">
            <text:p>Athan. c. Ar.</text:p>
          </table:table-cell>
          <table:table-cell table:formula="of:=[.E113]" office:value-type="string" office:string-value="Athan. c. Ar.">
            <text:p>Athan. c. Ar.</text:p>
          </table:table-cell>
          <table:table-cell table:number-columns-repeated="15"/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table:formula="of:=[.A114]&amp;&quot; &quot; &amp;[.B114]" office:value-type="string" office:string-value="Athan. fuga">
            <text:p>Athan. fuga</text:p>
          </table:table-cell>
          <table:table-cell table:formula="of:=[.E114]" office:value-type="string" office:string-value="Athan. fuga">
            <text:p>Athan. fuga</text:p>
          </table:table-cell>
          <table:table-cell table:number-columns-repeated="15"/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table:formula="of:=[.A115]&amp;&quot; &quot; &amp;[.B115]" office:value-type="string" office:string-value="Athan. hist. Ar.">
            <text:p>Athan. hist. Ar.</text:p>
          </table:table-cell>
          <table:table-cell table:formula="of:=[.E115]" office:value-type="string" office:string-value="Athan. hist. Ar.">
            <text:p>Athan. hist. Ar.</text:p>
          </table:table-cell>
          <table:table-cell table:number-columns-repeated="15"/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table:formula="of:=[.A116]&amp;&quot; &quot; &amp;[.B116]" office:value-type="string" office:string-value="Athen. ">
            <text:p>Athen. </text:p>
          </table:table-cell>
          <table:table-cell table:formula="of:=[.E116]" office:value-type="string" office:string-value="Athen. ">
            <text:p>Athen. 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table:formula="of:=[.A117]&amp;&quot; &quot; &amp;[.B117]" office:value-type="string" office:string-value="Aug. civ.">
            <text:p>Aug. civ.</text:p>
          </table:table-cell>
          <table:table-cell table:formula="of:=[.E117]" office:value-type="string" office:string-value="Aug. civ.">
            <text:p>Aug. civ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table:formula="of:=[.A118]&amp;&quot; &quot; &amp;[.B118]" office:value-type="string" office:string-value="Aug. conf.">
            <text:p>Aug. conf.</text:p>
          </table:table-cell>
          <table:table-cell table:formula="of:=[.E118]" office:value-type="string" office:string-value="Aug. conf.">
            <text:p>Aug. conf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table:formula="of:=[.A119]&amp;&quot; &quot; &amp;[.B119]" office:value-type="string" office:string-value="Aug. doct.christ.">
            <text:p>Aug. doct.christ.</text:p>
          </table:table-cell>
          <table:table-cell table:formula="of:=[.E119]" office:value-type="string" office:string-value="Aug. doct.christ.">
            <text:p>Aug. doct.christ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table:formula="of:=[.A120]&amp;&quot; &quot; &amp;[.B120]" office:value-type="string" office:string-value="Aug. epist.">
            <text:p>Aug. epist.</text:p>
          </table:table-cell>
          <table:table-cell table:formula="of:=[.E120]" office:value-type="string" office:string-value="Aug. epist.">
            <text:p>Aug. epist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table:formula="of:=[.A121]&amp;&quot; &quot; &amp;[.B121]" office:value-type="string" office:string-value="Aug. retract.">
            <text:p>Aug. retract.</text:p>
          </table:table-cell>
          <table:table-cell table:formula="of:=[.E121]" office:value-type="string" office:string-value="Aug. retract.">
            <text:p>Aug. retract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table:formula="of:=[.A122]&amp;&quot; &quot; &amp;[.B122]" office:value-type="string" office:string-value="Aug. serm.">
            <text:p>Aug. serm.</text:p>
          </table:table-cell>
          <table:table-cell table:formula="of:=[.E122]" office:value-type="string" office:string-value="Aug. serm.">
            <text:p>Aug. serm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table:formula="of:=[.A123]&amp;&quot; &quot; &amp;[.B123]" office:value-type="string" office:string-value="Aug. soliloq.">
            <text:p>Aug. soliloq.</text:p>
          </table:table-cell>
          <table:table-cell table:formula="of:=[.E123]" office:value-type="string" office:string-value="Aug. soliloq.">
            <text:p>Aug. soliloq.</text:p>
          </table:table-cell>
          <table:table-cell table:number-columns-repeated="15"/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table:formula="of:=[.A124]&amp;&quot; &quot; &amp;[.B124]" office:value-type="string" office:string-value="Aug. trin.">
            <text:p>Aug. trin.</text:p>
          </table:table-cell>
          <table:table-cell table:formula="of:=[.E124]" office:value-type="string" office:string-value="Aug. trin.">
            <text:p>Aug. trin.</text:p>
          </table:table-cell>
          <table:table-cell table:number-columns-repeated="15"/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table:formula="of:=[.A125]&amp;&quot; &quot; &amp;[.B125]" office:value-type="string" office:string-value="Aur. Vict. ">
            <text:p>Aur. Vict. </text:p>
          </table:table-cell>
          <table:table-cell table:formula="of:=[.E125]" office:value-type="string" office:string-value="Aur. Vict. ">
            <text:p>Aur. Vict. </text:p>
          </table:table-cell>
          <table:table-cell table:number-columns-repeated="15"/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table:formula="of:=[.A126]&amp;&quot; &quot; &amp;[.B126]" office:value-type="string" office:string-value="Auson. Mos.">
            <text:p>Auson. Mos.</text:p>
          </table:table-cell>
          <table:table-cell table:formula="of:=[.E126]" office:value-type="string" office:string-value="Auson. Mos.">
            <text:p>Auson. Mos.</text:p>
          </table:table-cell>
          <table:table-cell table:number-columns-repeated="15"/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table:formula="of:=[.A127]&amp;&quot; &quot; &amp;[.B127]" office:value-type="string" office:string-value="Auson. urb.">
            <text:p>Auson. urb.</text:p>
          </table:table-cell>
          <table:table-cell table:formula="of:=[.E127]" office:value-type="string" office:string-value="Auson. urb.">
            <text:p>Auson. urb.</text:p>
          </table:table-cell>
          <table:table-cell table:number-columns-repeated="15"/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table:formula="of:=[.A128]&amp;&quot; &quot; &amp;[.B128]" office:value-type="string" office:string-value="Avien. ">
            <text:p>Avien. </text:p>
          </table:table-cell>
          <table:table-cell table:formula="of:=[.E128]" office:value-type="string" office:string-value="Avien. ">
            <text:p>Avien. </text:p>
          </table:table-cell>
          <table:table-cell table:number-columns-repeated="15"/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table:formula="of:=[.A129]&amp;&quot; &quot; &amp;[.B129]" office:value-type="string" office:string-value="Babr. ">
            <text:p>Babr. </text:p>
          </table:table-cell>
          <table:table-cell table:formula="of:=[.E129]" office:value-type="string" office:string-value="Babr. ">
            <text:p>Babr. </text:p>
          </table:table-cell>
          <table:table-cell table:number-columns-repeated="15"/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table:formula="of:=[.A130]&amp;&quot; &quot; &amp;[.B130]" office:value-type="string" office:string-value="Bakchyl. ">
            <text:p>Bakchyl. </text:p>
          </table:table-cell>
          <table:table-cell table:formula="of:=[.E130]" office:value-type="string" office:string-value="Bakchyl. ">
            <text:p>Bakchyl. </text:p>
          </table:table-cell>
          <table:table-cell table:number-columns-repeated="15"/>
        </table:table-row>
        <table:table-row table:style-name="ro1">
          <table:table-cell office:value-type="string">
            <text:p>Bell. Afr.</text:p>
          </table:table-cell>
          <table:table-cell/>
          <table:table-cell office:value-type="string">
            <text:p>Bellum Africum</text:p>
          </table:table-cell>
          <table:table-cell/>
          <table:table-cell table:formula="of:=[.A131]&amp;&quot; &quot; &amp;[.B131]" office:value-type="string" office:string-value="Bell. Afr. ">
            <text:p>Bell. Afr. </text:p>
          </table:table-cell>
          <table:table-cell table:formula="of:=[.E131]" office:value-type="string" office:string-value="Bell. Afr. ">
            <text:p>Bell. Afr. </text:p>
          </table:table-cell>
          <table:table-cell table:number-columns-repeated="15"/>
        </table:table-row>
        <table:table-row table:style-name="ro1">
          <table:table-cell office:value-type="string">
            <text:p>Bell. Alex.</text:p>
          </table:table-cell>
          <table:table-cell/>
          <table:table-cell office:value-type="string">
            <text:p>Bellum Alexandrinum</text:p>
          </table:table-cell>
          <table:table-cell/>
          <table:table-cell table:formula="of:=[.A132]&amp;&quot; &quot; &amp;[.B132]" office:value-type="string" office:string-value="Bell. Alex. ">
            <text:p>Bell. Alex. </text:p>
          </table:table-cell>
          <table:table-cell table:formula="of:=[.E132]" office:value-type="string" office:string-value="Bell. Alex. ">
            <text:p>Bell. Alex. </text:p>
          </table:table-cell>
          <table:table-cell table:number-columns-repeated="15"/>
        </table:table-row>
        <table:table-row table:style-name="ro1">
          <table:table-cell office:value-type="string">
            <text:p>Bell. Hisp.</text:p>
          </table:table-cell>
          <table:table-cell/>
          <table:table-cell office:value-type="string">
            <text:p>Bellum Hispaniense</text:p>
          </table:table-cell>
          <table:table-cell/>
          <table:table-cell table:formula="of:=[.A133]&amp;&quot; &quot; &amp;[.B133]" office:value-type="string" office:string-value="Bell. Hisp. ">
            <text:p>Bell. Hisp. </text:p>
          </table:table-cell>
          <table:table-cell table:formula="of:=[.E133]" office:value-type="string" office:string-value="Bell. Hisp. ">
            <text:p>Bell. Hisp. </text:p>
          </table:table-cell>
          <table:table-cell table:number-columns-repeated="15"/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table:formula="of:=[.A134]&amp;&quot; &quot; &amp;[.B134]" office:value-type="string" office:string-value="Boeth. ">
            <text:p>Boeth. </text:p>
          </table:table-cell>
          <table:table-cell table:formula="of:=[.E134]" office:value-type="string" office:string-value="Boeth. ">
            <text:p>Boeth. </text:p>
          </table:table-cell>
          <table:table-cell table:number-columns-repeated="15"/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table:formula="of:=[.A135]&amp;&quot; &quot; &amp;[.B135]" office:value-type="string" office:string-value="Iul. Vict. Rhet.">
            <text:p>Iul. Vict. Rhet.</text:p>
          </table:table-cell>
          <table:table-cell table:formula="of:=[.E135]" office:value-type="string" office:string-value="Iul. Vict. Rhet.">
            <text:p>Iul. Vict. Rhet.</text:p>
          </table:table-cell>
          <table:table-cell table:number-columns-repeated="15"/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table:formula="of:=[.A136]&amp;&quot; &quot; &amp;[.B136]" office:value-type="string" office:string-value="Caes. civ.">
            <text:p>Caes. civ.</text:p>
          </table:table-cell>
          <table:table-cell table:formula="of:=[.E136]" office:value-type="string" office:string-value="Caes. civ.">
            <text:p>Caes. civ.</text:p>
          </table:table-cell>
          <table:table-cell table:number-columns-repeated="15"/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table:formula="of:=[.A137]&amp;&quot; &quot; &amp;[.B137]" office:value-type="string" office:string-value="Caes. Gall.">
            <text:p>Caes. Gall.</text:p>
          </table:table-cell>
          <table:table-cell table:formula="of:=[.E137]" office:value-type="string" office:string-value="Caes. Gall.">
            <text:p>Caes. Gall.</text:p>
          </table:table-cell>
          <table:table-cell table:number-columns-repeated="15"/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table:formula="of:=[.A138]&amp;&quot; &quot; &amp;[.B138]" office:value-type="string" office:string-value="Caes. Bell. Afr.">
            <text:p>Caes. Bell. Afr.</text:p>
          </table:table-cell>
          <table:table-cell table:formula="of:=[.E138]" office:value-type="string" office:string-value="Caes. Bell. Afr.">
            <text:p>Caes. Bell. Afr.</text:p>
          </table:table-cell>
          <table:table-cell table:number-columns-repeated="15"/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table:formula="of:=[.A139]&amp;&quot; &quot; &amp;[.B139]" office:value-type="string" office:string-value="Caes. Bell. Alex.">
            <text:p>Caes. Bell. Alex.</text:p>
          </table:table-cell>
          <table:table-cell table:formula="of:=[.E139]" office:value-type="string" office:string-value="Caes. Bell. Alex.">
            <text:p>Caes. Bell. Alex.</text:p>
          </table:table-cell>
          <table:table-cell table:number-columns-repeated="15"/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table:formula="of:=[.A140]&amp;&quot; &quot; &amp;[.B140]" office:value-type="string" office:string-value="Caes. Bell. Hisp.">
            <text:p>Caes. Bell. Hisp.</text:p>
          </table:table-cell>
          <table:table-cell table:formula="of:=[.E140]" office:value-type="string" office:string-value="Caes. Bell. Hisp.">
            <text:p>Caes. Bell. Hisp.</text:p>
          </table:table-cell>
          <table:table-cell table:number-columns-repeated="15"/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us</text:p>
          </table:table-cell>
          <table:table-cell office:value-type="string">
            <text:p>institutiones variae</text:p>
          </table:table-cell>
          <table:table-cell table:formula="of:=[.A141]&amp;&quot; &quot; &amp;[.B141]" office:value-type="string" office:string-value="Cassiod. inst. ">
            <text:p>Cassiod. inst. </text:p>
          </table:table-cell>
          <table:table-cell table:formula="of:=[.E141]" office:value-type="string" office:string-value="Cassiod. inst. ">
            <text:p>Cassiod. inst. </text:p>
          </table:table-cell>
          <table:table-cell table:number-columns-repeated="15"/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table:formula="of:=[.A142]&amp;&quot; &quot; &amp;[.B142]" office:value-type="string" office:string-value="Cass. Dio ">
            <text:p>Cass. Dio </text:p>
          </table:table-cell>
          <table:table-cell table:formula="of:=[.E142]" office:value-type="string" office:string-value="Cass. Dio ">
            <text:p>Cass. Dio </text:p>
          </table:table-cell>
          <table:table-cell table:number-columns-repeated="15"/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</text:p>
          </table:table-cell>
          <table:table-cell office:value-type="string">
            <text:p>de agri cultura</text:p>
          </table:table-cell>
          <table:table-cell table:formula="of:=[.A143]&amp;&quot; &quot; &amp;[.B143]" office:value-type="string" office:string-value="Cato agr.">
            <text:p>Cato agr.</text:p>
          </table:table-cell>
          <table:table-cell table:formula="of:=[.E143]" office:value-type="string" office:string-value="Cato agr.">
            <text:p>Cato agr.</text:p>
          </table:table-cell>
          <table:table-cell table:number-columns-repeated="15"/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</text:p>
          </table:table-cell>
          <table:table-cell office:value-type="string">
            <text:p>origines</text:p>
          </table:table-cell>
          <table:table-cell table:formula="of:=[.A144]&amp;&quot; &quot; &amp;[.B144]" office:value-type="string" office:string-value="Cato Orig.">
            <text:p>Cato Orig.</text:p>
          </table:table-cell>
          <table:table-cell table:formula="of:=[.E144]" office:value-type="string" office:string-value="Cato Orig.">
            <text:p>Cato Orig.</text:p>
          </table:table-cell>
          <table:table-cell table:number-columns-repeated="15"/>
        </table:table-row>
        <table:table-row table:style-name="ro2">
          <table:table-cell office:value-type="string">
            <text:p>Catull.</text:p>
          </table:table-cell>
          <table:table-cell/>
          <table:table-cell office:value-type="string">
            <text:p>Catullus</text:p>
          </table:table-cell>
          <table:table-cell office:value-type="string">
            <text:p>carmina</text:p>
          </table:table-cell>
          <table:table-cell table:formula="of:=[.A145]&amp;&quot; &quot; &amp;[.B145]" office:value-type="string" office:string-value="Catull. ">
            <text:p>Catull. </text:p>
          </table:table-cell>
          <table:table-cell table:formula="of:=[.E145]" office:value-type="string" office:string-value="Catull. ">
            <text:p>Catull. </text:p>
          </table:table-cell>
          <table:table-cell table:number-columns-repeated="2"/>
          <table:table-cell table:style-name="ce1"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F. W. Cornish and J. P. Postgate and J. W. Mackail</text:p>
          </table:table-cell>
          <table:table-cell table:number-columns-repeated="7"/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table:formula="of:=[.A146]&amp;&quot; &quot; &amp;[.B146]" office:value-type="string" office:string-value="Cens. ">
            <text:p>Cens. </text:p>
          </table:table-cell>
          <table:table-cell table:formula="of:=[.E146]" office:value-type="string" office:string-value="Cens. ">
            <text:p>Cens. </text:p>
          </table:table-cell>
          <table:table-cell table:number-columns-repeated="15"/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table:formula="of:=[.A147]&amp;&quot; &quot; &amp;[.B147]" office:value-type="string" office:string-value="Cic. ac. 1">
            <text:p>Cic. ac. 1</text:p>
          </table:table-cell>
          <table:table-cell table:formula="of:=[.E147]" office:value-type="string" office:string-value="Cic. ac. 1">
            <text:p>Cic. ac. 1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table:formula="of:=[.A148]&amp;&quot; &quot; &amp;[.B148]" office:value-type="string" office:string-value="Cic. ac. 2">
            <text:p>Cic. ac. 2</text:p>
          </table:table-cell>
          <table:table-cell table:formula="of:=[.E148]" office:value-type="string" office:string-value="Cic. ac. 2">
            <text:p>Cic. ac. 2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table:formula="of:=[.A149]&amp;&quot; &quot; &amp;[.B149]" office:value-type="string" office:string-value="Cic. ad. Brut.">
            <text:p>Cic. ad. Brut.</text:p>
          </table:table-cell>
          <table:table-cell table:formula="of:=[.E149]" office:value-type="string" office:string-value="Cic. ad. Brut.">
            <text:p>Cic. ad. Bru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table:formula="of:=[.A150]&amp;&quot; &quot; &amp;[.B150]" office:value-type="string" office:string-value="Cic. ad Q. fr.">
            <text:p>Cic. ad Q. fr.</text:p>
          </table:table-cell>
          <table:table-cell table:formula="of:=[.E150]" office:value-type="string" office:string-value="Cic. ad Q. fr.">
            <text:p>Cic. ad Q. fr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table:formula="of:=[.A151]&amp;&quot; &quot; &amp;[.B151]" office:value-type="string" office:string-value="Cic. Arat.">
            <text:p>Cic. Arat.</text:p>
          </table:table-cell>
          <table:table-cell table:formula="of:=[.E151]" office:value-type="string" office:string-value="Cic. Arat.">
            <text:p>Cic. Ara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table:formula="of:=[.A152]&amp;&quot; &quot; &amp;[.B152]" office:value-type="string" office:string-value="Cic. Arch.">
            <text:p>Cic. Arch.</text:p>
          </table:table-cell>
          <table:table-cell table:formula="of:=[.E152]" office:value-type="string" office:string-value="Cic. Arch.">
            <text:p>Cic. Arch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3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table:formula="of:=[.A153]&amp;&quot; &quot; &amp;[.B153]" office:value-type="string" office:string-value="Cic. Att.">
            <text:p>Cic. Att.</text:p>
          </table:table-cell>
          <table:table-cell table:formula="of:=[.E153]" office:value-type="string" office:string-value="Cic. Att.">
            <text:p>Cic. Att.</text:p>
          </table:table-cell>
          <table:table-cell office:value-type="string">
            <text:p>Tullius Cicero, Marcus</text:p>
          </table:table-cell>
          <table:table-cell table:number-columns-repeated="3"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style-name="ce2" office:value-type="string">
            <text:p><text:span text:style-name="T1">Shackleton Bailey ,</text:span><text:span text:style-name="T2">David Roy </text:span></text:p>
          </table:table-cell>
          <table:table-cell table:style-name="ce2" office:value-type="string">
            <text:p><text:span text:style-name="T1">Shackleton Bailey ,</text:span><text:span text:style-name="T2">David Roy </text:span></text:p>
          </table:table-cell>
          <table:table-cell table:number-columns-repeated="6"/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table:formula="of:=[.A154]&amp;&quot; &quot; &amp;[.B154]" office:value-type="string" office:string-value="Cic. Balb.">
            <text:p>Cic. Balb.</text:p>
          </table:table-cell>
          <table:table-cell table:formula="of:=[.E154]" office:value-type="string" office:string-value="Cic. Balb.">
            <text:p>Cic. Balb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table:formula="of:=[.A155]&amp;&quot; &quot; &amp;[.B155]" office:value-type="string" office:string-value="Cic. Brut.">
            <text:p>Cic. Brut.</text:p>
          </table:table-cell>
          <table:table-cell table:formula="of:=[.E155]" office:value-type="string" office:string-value="Cic. Brut.">
            <text:p>Cic. Bru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table:formula="of:=[.A156]&amp;&quot; &quot; &amp;[.B156]" office:value-type="string" office:string-value="Cic. Caecin.">
            <text:p>Cic. Caecin.</text:p>
          </table:table-cell>
          <table:table-cell table:formula="of:=[.E156]" office:value-type="string" office:string-value="Cic. Caecin.">
            <text:p>Cic. Caecin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table:formula="of:=[.A157]&amp;&quot; &quot; &amp;[.B157]" office:value-type="string" office:string-value="Cic. Cael.">
            <text:p>Cic. Cael.</text:p>
          </table:table-cell>
          <table:table-cell table:formula="of:=[.E157]" office:value-type="string" office:string-value="Cic. Cael.">
            <text:p>Cic. Cae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table:formula="of:=[.A158]&amp;&quot; &quot; &amp;[.B158]" office:value-type="string" office:string-value="Cic. Catil.">
            <text:p>Cic. Catil.</text:p>
          </table:table-cell>
          <table:table-cell table:formula="of:=[.E158]" office:value-type="string" office:string-value="Cic. Catil.">
            <text:p>Cic. Cati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table:formula="of:=[.A159]&amp;&quot; &quot; &amp;[.B159]" office:value-type="string" office:string-value="Cic. Cato">
            <text:p>Cic. Cato</text:p>
          </table:table-cell>
          <table:table-cell table:formula="of:=[.E159]" office:value-type="string" office:string-value="Cic. Cato">
            <text:p>Cic. Cato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table:formula="of:=[.A160]&amp;&quot; &quot; &amp;[.B160]" office:value-type="string" office:string-value="Cic. Cluent.">
            <text:p>Cic. Cluent.</text:p>
          </table:table-cell>
          <table:table-cell table:formula="of:=[.E160]" office:value-type="string" office:string-value="Cic. Cluent.">
            <text:p>Cic. Cluen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table:formula="of:=[.A161]&amp;&quot; &quot; &amp;[.B161]" office:value-type="string" office:string-value="Cic. de orat.">
            <text:p>Cic. de orat.</text:p>
          </table:table-cell>
          <table:table-cell table:formula="of:=[.E161]" office:value-type="string" office:string-value="Cic. de orat.">
            <text:p>Cic. de ora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table:formula="of:=[.A162]&amp;&quot; &quot; &amp;[.B162]" office:value-type="string" office:string-value="Cic. Deiot.">
            <text:p>Cic. Deiot.</text:p>
          </table:table-cell>
          <table:table-cell table:formula="of:=[.E162]" office:value-type="string" office:string-value="Cic. Deiot.">
            <text:p>Cic. Deio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table:formula="of:=[.A163]&amp;&quot; &quot; &amp;[.B163]" office:value-type="string" office:string-value="Cic. div.">
            <text:p>Cic. div.</text:p>
          </table:table-cell>
          <table:table-cell table:formula="of:=[.E163]" office:value-type="string" office:string-value="Cic. div.">
            <text:p>Cic. div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table:formula="of:=[.A164]&amp;&quot; &quot; &amp;[.B164]" office:value-type="string" office:string-value="Cic. div.in Caec.">
            <text:p>Cic. div.in Caec.</text:p>
          </table:table-cell>
          <table:table-cell table:formula="of:=[.E164]" office:value-type="string" office:string-value="Cic. div.in Caec.">
            <text:p>Cic. div.in Caec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table:formula="of:=[.A165]&amp;&quot; &quot; &amp;[.B165]" office:value-type="string" office:string-value="Cic. fam.">
            <text:p>Cic. fam.</text:p>
          </table:table-cell>
          <table:table-cell table:formula="of:=[.E165]" office:value-type="string" office:string-value="Cic. fam.">
            <text:p>Cic. fam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table:formula="of:=[.A166]&amp;&quot; &quot; &amp;[.B166]" office:value-type="string" office:string-value="Cic. fin.">
            <text:p>Cic. fin.</text:p>
          </table:table-cell>
          <table:table-cell table:formula="of:=[.E166]" office:value-type="string" office:string-value="Cic. fin.">
            <text:p>Cic. fin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table:formula="of:=[.A167]&amp;&quot; &quot; &amp;[.B167]" office:value-type="string" office:string-value="Cic. fat.">
            <text:p>Cic. fat.</text:p>
          </table:table-cell>
          <table:table-cell table:formula="of:=[.E167]" office:value-type="string" office:string-value="Cic. fat.">
            <text:p>Cic. fa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table:formula="of:=[.A168]&amp;&quot; &quot; &amp;[.B168]" office:value-type="string" office:string-value="Cic. fin.">
            <text:p>Cic. fin.</text:p>
          </table:table-cell>
          <table:table-cell table:formula="of:=[.E168]" office:value-type="string" office:string-value="Cic. fin.">
            <text:p>Cic. fin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table:formula="of:=[.A169]&amp;&quot; &quot; &amp;[.B169]" office:value-type="string" office:string-value="Cic. Flacc.">
            <text:p>Cic. Flacc.</text:p>
          </table:table-cell>
          <table:table-cell table:formula="of:=[.E169]" office:value-type="string" office:string-value="Cic. Flacc.">
            <text:p>Cic. Flacc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table:formula="of:=[.A170]&amp;&quot; &quot; &amp;[.B170]" office:value-type="string" office:string-value="Cic. Font.">
            <text:p>Cic. Font.</text:p>
          </table:table-cell>
          <table:table-cell table:formula="of:=[.E170]" office:value-type="string" office:string-value="Cic. Font.">
            <text:p>Cic. Fon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table:formula="of:=[.A171]&amp;&quot; &quot; &amp;[.B171]" office:value-type="string" office:string-value="Cic. har. resp.">
            <text:p>Cic. har. resp.</text:p>
          </table:table-cell>
          <table:table-cell table:formula="of:=[.E171]" office:value-type="string" office:string-value="Cic. har. resp.">
            <text:p>Cic. har. resp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table:formula="of:=[.A172]&amp;&quot; &quot; &amp;[.B172]" office:value-type="string" office:string-value="Cic. inv.">
            <text:p>Cic. inv.</text:p>
          </table:table-cell>
          <table:table-cell table:formula="of:=[.E172]" office:value-type="string" office:string-value="Cic. inv.">
            <text:p>Cic. inv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table:formula="of:=[.A173]&amp;&quot; &quot; &amp;[.B173]" office:value-type="string" office:string-value="Cic. Lael.">
            <text:p>Cic. Lael.</text:p>
          </table:table-cell>
          <table:table-cell table:formula="of:=[.E173]" office:value-type="string" office:string-value="Cic. Lael.">
            <text:p>Cic. Lae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table:formula="of:=[.A174]&amp;&quot; &quot; &amp;[.B174]" office:value-type="string" office:string-value="Cic. leg.">
            <text:p>Cic. leg.</text:p>
          </table:table-cell>
          <table:table-cell table:formula="of:=[.E174]" office:value-type="string" office:string-value="Cic. leg.">
            <text:p>Cic. leg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table:formula="of:=[.A175]&amp;&quot; &quot; &amp;[.B175]" office:value-type="string" office:string-value="Cic. leg. agr.">
            <text:p>Cic. leg. agr.</text:p>
          </table:table-cell>
          <table:table-cell table:formula="of:=[.E175]" office:value-type="string" office:string-value="Cic. leg. agr.">
            <text:p>Cic. leg. agr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table:formula="of:=[.A176]&amp;&quot; &quot; &amp;[.B176]" office:value-type="string" office:string-value="Cic. Lig.">
            <text:p>Cic. Lig.</text:p>
          </table:table-cell>
          <table:table-cell table:formula="of:=[.E176]" office:value-type="string" office:string-value="Cic. Lig.">
            <text:p>Cic. Lig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table:formula="of:=[.A177]&amp;&quot; &quot; &amp;[.B177]" office:value-type="string" office:string-value="Cic. Manil.">
            <text:p>Cic. Manil.</text:p>
          </table:table-cell>
          <table:table-cell table:formula="of:=[.E177]" office:value-type="string" office:string-value="Cic. Manil.">
            <text:p>Cic. Mani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table:formula="of:=[.A178]&amp;&quot; &quot; &amp;[.B178]" office:value-type="string" office:string-value="Cic. Marcell.">
            <text:p>Cic. Marcell.</text:p>
          </table:table-cell>
          <table:table-cell table:formula="of:=[.E178]" office:value-type="string" office:string-value="Cic. Marcell.">
            <text:p>Cic. Marcel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table:formula="of:=[.A179]&amp;&quot; &quot; &amp;[.B179]" office:value-type="string" office:string-value="Cic. Mil.">
            <text:p>Cic. Mil.</text:p>
          </table:table-cell>
          <table:table-cell table:formula="of:=[.E179]" office:value-type="string" office:string-value="Cic. Mil.">
            <text:p>Cic. Mi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table:formula="of:=[.A180]&amp;&quot; &quot; &amp;[.B180]" office:value-type="string" office:string-value="Cic. Mur.">
            <text:p>Cic. Mur.</text:p>
          </table:table-cell>
          <table:table-cell table:formula="of:=[.E180]" office:value-type="string" office:string-value="Cic. Mur.">
            <text:p>Cic. Mur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table:formula="of:=[.A181]&amp;&quot; &quot; &amp;[.B181]" office:value-type="string" office:string-value="Cic. nat. deor.">
            <text:p>Cic. nat. deor.</text:p>
          </table:table-cell>
          <table:table-cell table:formula="of:=[.E181]" office:value-type="string" office:string-value="Cic. nat. deor.">
            <text:p>Cic. nat. deor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table:formula="of:=[.A182]&amp;&quot; &quot; &amp;[.B182]" office:value-type="string" office:string-value="Cic. off.">
            <text:p>Cic. off.</text:p>
          </table:table-cell>
          <table:table-cell table:formula="of:=[.E182]" office:value-type="string" office:string-value="Cic. off.">
            <text:p>Cic. off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table:formula="of:=[.A183]&amp;&quot; &quot; &amp;[.B183]" office:value-type="string" office:string-value="Cic. opt. gen.">
            <text:p>Cic. opt. gen.</text:p>
          </table:table-cell>
          <table:table-cell table:formula="of:=[.E183]" office:value-type="string" office:string-value="Cic. opt. gen.">
            <text:p>Cic. opt. gen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table:formula="of:=[.A184]&amp;&quot; &quot; &amp;[.B184]" office:value-type="string" office:string-value="Cic. orat.">
            <text:p>Cic. orat.</text:p>
          </table:table-cell>
          <table:table-cell table:formula="of:=[.E184]" office:value-type="string" office:string-value="Cic. orat.">
            <text:p>Cic. ora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table:formula="of:=[.A185]&amp;&quot; &quot; &amp;[.B185]" office:value-type="string" office:string-value="Cic. p.red.ad Quir.">
            <text:p>Cic. p.red.ad Quir.</text:p>
          </table:table-cell>
          <table:table-cell table:formula="of:=[.E185]" office:value-type="string" office:string-value="Cic. p.red.ad Quir.">
            <text:p>Cic. p.red.ad Quir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table:formula="of:=[.A186]&amp;&quot; &quot; &amp;[.B186]" office:value-type="string" office:string-value="Cic. p.red.in sen.">
            <text:p>Cic. p.red.in sen.</text:p>
          </table:table-cell>
          <table:table-cell table:formula="of:=[.E186]" office:value-type="string" office:string-value="Cic. p.red.in sen.">
            <text:p>Cic. p.red.in sen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table:formula="of:=[.A187]&amp;&quot; &quot; &amp;[.B187]" office:value-type="string" office:string-value="Cic. parad.">
            <text:p>Cic. parad.</text:p>
          </table:table-cell>
          <table:table-cell table:formula="of:=[.E187]" office:value-type="string" office:string-value="Cic. parad.">
            <text:p>Cic. parad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table:formula="of:=[.A188]&amp;&quot; &quot; &amp;[.B188]" office:value-type="string" office:string-value="Cic. part.">
            <text:p>Cic. part.</text:p>
          </table:table-cell>
          <table:table-cell table:formula="of:=[.E188]" office:value-type="string" office:string-value="Cic. part.">
            <text:p>Cic. par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table:formula="of:=[.A189]&amp;&quot; &quot; &amp;[.B189]" office:value-type="string" office:string-value="Cic. Phil.">
            <text:p>Cic. Phil.</text:p>
          </table:table-cell>
          <table:table-cell table:formula="of:=[.E189]" office:value-type="string" office:string-value="Cic. Phil.">
            <text:p>Cic. Phi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table:formula="of:=[.A190]&amp;&quot; &quot; &amp;[.B190]" office:value-type="string" office:string-value="Cic. Pis.">
            <text:p>Cic. Pis.</text:p>
          </table:table-cell>
          <table:table-cell table:formula="of:=[.E190]" office:value-type="string" office:string-value="Cic. Pis.">
            <text:p>Cic. Pis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table:formula="of:=[.A191]&amp;&quot; &quot; &amp;[.B191]" office:value-type="string" office:string-value="Cic. Planc.">
            <text:p>Cic. Planc.</text:p>
          </table:table-cell>
          <table:table-cell table:formula="of:=[.E191]" office:value-type="string" office:string-value="Cic. Planc.">
            <text:p>Cic. Planc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table:formula="of:=[.A192]&amp;&quot; &quot; &amp;[.B192]" office:value-type="string" office:string-value="Cic. Q. Rosc.">
            <text:p>Cic. Q. Rosc.</text:p>
          </table:table-cell>
          <table:table-cell table:formula="of:=[.E192]" office:value-type="string" office:string-value="Cic. Q. Rosc.">
            <text:p>Cic. Q. Rosc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table:formula="of:=[.A193]&amp;&quot; &quot; &amp;[.B193]" office:value-type="string" office:string-value="Cic. Quinct.">
            <text:p>Cic. Quinct.</text:p>
          </table:table-cell>
          <table:table-cell table:formula="of:=[.E193]" office:value-type="string" office:string-value="Cic. Quinct.">
            <text:p>Cic. Quinc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table:formula="of:=[.A194]&amp;&quot; &quot; &amp;[.B194]" office:value-type="string" office:string-value="Cic. Rab. perd.">
            <text:p>Cic. Rab. perd.</text:p>
          </table:table-cell>
          <table:table-cell table:formula="of:=[.E194]" office:value-type="string" office:string-value="Cic. Rab. perd.">
            <text:p>Cic. Rab. perd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table:formula="of:=[.A195]&amp;&quot; &quot; &amp;[.B195]" office:value-type="string" office:string-value="Cic. Rab post.">
            <text:p>Cic. Rab post.</text:p>
          </table:table-cell>
          <table:table-cell table:formula="of:=[.E195]" office:value-type="string" office:string-value="Cic. Rab post.">
            <text:p>Cic. Rab pos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table:formula="of:=[.A196]&amp;&quot; &quot; &amp;[.B196]" office:value-type="string" office:string-value="Cic. rep.">
            <text:p>Cic. rep.</text:p>
          </table:table-cell>
          <table:table-cell table:formula="of:=[.E196]" office:value-type="string" office:string-value="Cic. rep.">
            <text:p>Cic. rep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table:formula="of:=[.A197]&amp;&quot; &quot; &amp;[.B197]" office:value-type="string" office:string-value="Cic. S. Rosc.">
            <text:p>Cic. S. Rosc.</text:p>
          </table:table-cell>
          <table:table-cell table:formula="of:=[.E197]" office:value-type="string" office:string-value="Cic. S. Rosc.">
            <text:p>Cic. S. Rosc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table:formula="of:=[.A198]&amp;&quot; &quot; &amp;[.B198]" office:value-type="string" office:string-value="Cic. Scaur.">
            <text:p>Cic. Scaur.</text:p>
          </table:table-cell>
          <table:table-cell table:formula="of:=[.E198]" office:value-type="string" office:string-value="Cic. Scaur.">
            <text:p>Cic. Scaur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table:formula="of:=[.A199]&amp;&quot; &quot; &amp;[.B199]" office:value-type="string" office:string-value="Cic. Sest.">
            <text:p>Cic. Sest.</text:p>
          </table:table-cell>
          <table:table-cell table:formula="of:=[.E199]" office:value-type="string" office:string-value="Cic. Sest.">
            <text:p>Cic. Sest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table:formula="of:=[.A200]&amp;&quot; &quot; &amp;[.B200]" office:value-type="string" office:string-value="Cic. Sull.">
            <text:p>Cic. Sull.</text:p>
          </table:table-cell>
          <table:table-cell table:formula="of:=[.E200]" office:value-type="string" office:string-value="Cic. Sull.">
            <text:p>Cic. Sul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table:formula="of:=[.A201]&amp;&quot; &quot; &amp;[.B201]" office:value-type="string" office:string-value="Cic. Tim.">
            <text:p>Cic. Tim.</text:p>
          </table:table-cell>
          <table:table-cell table:formula="of:=[.E201]" office:value-type="string" office:string-value="Cic. Tim.">
            <text:p>Cic. Tim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table:formula="of:=[.A202]&amp;&quot; &quot; &amp;[.B202]" office:value-type="string" office:string-value="Cic. top.">
            <text:p>Cic. top.</text:p>
          </table:table-cell>
          <table:table-cell table:formula="of:=[.E202]" office:value-type="string" office:string-value="Cic. top.">
            <text:p>Cic. top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table:formula="of:=[.A203]&amp;&quot; &quot; &amp;[.B203]" office:value-type="string" office:string-value="Cic. Tull.">
            <text:p>Cic. Tull.</text:p>
          </table:table-cell>
          <table:table-cell table:formula="of:=[.E203]" office:value-type="string" office:string-value="Cic. Tull.">
            <text:p>Cic. Tull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table:formula="of:=[.A204]&amp;&quot; &quot; &amp;[.B204]" office:value-type="string" office:string-value="Cic. Tusc.">
            <text:p>Cic. Tusc.</text:p>
          </table:table-cell>
          <table:table-cell table:formula="of:=[.E204]" office:value-type="string" office:string-value="Cic. Tusc.">
            <text:p>Cic. Tusc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table:formula="of:=[.A205]&amp;&quot; &quot; &amp;[.B205]" office:value-type="string" office:string-value="Cic. Vatin.">
            <text:p>Cic. Vatin.</text:p>
          </table:table-cell>
          <table:table-cell table:formula="of:=[.E205]" office:value-type="string" office:string-value="Cic. Vatin.">
            <text:p>Cic. Vatin.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table:formula="of:=[.A206]&amp;&quot; &quot; &amp;[.B206]" office:value-type="string" office:string-value="Cic. Verr. 1,2">
            <text:p>Cic. Verr. 1,2</text:p>
          </table:table-cell>
          <table:table-cell table:formula="of:=[.E206]" office:value-type="string" office:string-value="Cic. Verr. 1,2">
            <text:p>Cic. Verr. 1,2</text:p>
          </table:table-cell>
          <table:table-cell office:value-type="string">
            <text:p>Tullius Cicero, Marcus</text:p>
          </table:table-cell>
          <table:table-cell table:number-columns-repeated="14"/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table:formula="of:=[.A207]&amp;&quot; &quot; &amp;[.B207]" office:value-type="string" office:string-value="Claud. carm.">
            <text:p>Claud. carm.</text:p>
          </table:table-cell>
          <table:table-cell table:formula="of:=[.E207]" office:value-type="string" office:string-value="Claud. carm.">
            <text:p>Claud. carm.</text:p>
          </table:table-cell>
          <table:table-cell table:number-columns-repeated="15"/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table:formula="of:=[.A208]&amp;&quot; &quot; &amp;[.B208]" office:value-type="string" office:string-value="Claud. rapt. Pros.">
            <text:p>Claud. rapt. Pros.</text:p>
          </table:table-cell>
          <table:table-cell table:formula="of:=[.E208]" office:value-type="string" office:string-value="Claud. rapt. Pros.">
            <text:p>Claud. rapt. Pros.</text:p>
          </table:table-cell>
          <table:table-cell table:number-columns-repeated="15"/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table:formula="of:=[.A209]&amp;&quot; &quot; &amp;[.B209]" office:value-type="string" office:string-value="Colum. ">
            <text:p>Colum. </text:p>
          </table:table-cell>
          <table:table-cell table:formula="of:=[.E209]" office:value-type="string" office:string-value="Colum. ">
            <text:p>Colum. </text:p>
          </table:table-cell>
          <table:table-cell table:number-columns-repeated="15"/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ornelius Celsus</text:p>
          </table:table-cell>
          <table:table-cell/>
          <table:table-cell table:formula="of:=[.A210]&amp;&quot; &quot; &amp;[.B210]" office:value-type="string" office:string-value="Cels. artes">
            <text:p>Cels. artes</text:p>
          </table:table-cell>
          <table:table-cell table:formula="of:=[.E210]" office:value-type="string" office:string-value="Cels. artes">
            <text:p>Cels. artes</text:p>
          </table:table-cell>
          <table:table-cell table:number-columns-repeated="15"/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table:formula="of:=[.A211]&amp;&quot; &quot; &amp;[.B211]" office:value-type="string" office:string-value="Nep. Att.">
            <text:p>Nep. Att.</text:p>
          </table:table-cell>
          <table:table-cell table:formula="of:=[.E211]" office:value-type="string" office:string-value="Nep. Att.">
            <text:p>Nep. Att.</text:p>
          </table:table-cell>
          <table:table-cell table:number-columns-repeated="15"/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table:formula="of:=[.A212]&amp;&quot; &quot; &amp;[.B212]" office:value-type="string" office:string-value="Nep. Hann.">
            <text:p>Nep. Hann.</text:p>
          </table:table-cell>
          <table:table-cell table:formula="of:=[.E212]" office:value-type="string" office:string-value="Nep. Hann.">
            <text:p>Nep. Hann.</text:p>
          </table:table-cell>
          <table:table-cell table:number-columns-repeated="15"/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table:formula="of:=[.A213]&amp;&quot; &quot; &amp;[.B213]" office:value-type="string" office:string-value="Curt. ">
            <text:p>Curt. </text:p>
          </table:table-cell>
          <table:table-cell table:formula="of:=[.E213]" office:value-type="string" office:string-value="Curt. ">
            <text:p>Curt. </text:p>
          </table:table-cell>
          <table:table-cell table:number-columns-repeated="15"/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table:formula="of:=[.A214]&amp;&quot; &quot; &amp;[.B214]" office:value-type="string" office:string-value="Cypr. ">
            <text:p>Cypr. </text:p>
          </table:table-cell>
          <table:table-cell table:formula="of:=[.E214]" office:value-type="string" office:string-value="Cypr. ">
            <text:p>Cypr. </text:p>
          </table:table-cell>
          <table:table-cell table:number-columns-repeated="15"/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os</text:p>
          </table:table-cell>
          <table:table-cell/>
          <table:table-cell table:formula="of:=[.A215]&amp;&quot; &quot; &amp;[.B215]" office:value-type="string" office:string-value="Demokr. ">
            <text:p>Demokr. </text:p>
          </table:table-cell>
          <table:table-cell table:formula="of:=[.E215]" office:value-type="string" office:string-value="Demokr. ">
            <text:p>Demokr. </text:p>
          </table:table-cell>
          <table:table-cell table:number-columns-repeated="15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Deuteronomium (= 5. Mose)</text:p>
          </table:table-cell>
          <table:table-cell/>
          <table:table-cell table:formula="of:=[.A216]&amp;&quot; &quot; &amp;[.B216]" office:value-type="string" office:string-value="Dt ">
            <text:p>Dt </text:p>
          </table:table-cell>
          <table:table-cell table:formula="of:=[.E216]" office:value-type="string" office:string-value="Dt ">
            <text:p>Dt </text:p>
          </table:table-cell>
          <table:table-cell table:number-columns-repeated="15"/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table:formula="of:=[.A217]&amp;&quot; &quot; &amp;[.B217]" office:value-type="string" office:string-value="Diod. ">
            <text:p>Diod. </text:p>
          </table:table-cell>
          <table:table-cell table:formula="of:=[.E217]" office:value-type="string" office:string-value="Diod. ">
            <text:p>Diod. </text:p>
          </table:table-cell>
          <table:table-cell table:number-columns-repeated="15"/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table:formula="of:=[.A218]&amp;&quot; &quot; &amp;[.B218]" office:value-type="string" office:string-value="Diog. Laert. ">
            <text:p>Diog. Laert. </text:p>
          </table:table-cell>
          <table:table-cell table:formula="of:=[.E218]" office:value-type="string" office:string-value="Diog. Laert. ">
            <text:p>Diog. Laert. </text:p>
          </table:table-cell>
          <table:table-cell table:number-columns-repeated="15"/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/>
          <table:table-cell table:formula="of:=[.A219]&amp;&quot; &quot; &amp;[.B219]" office:value-type="string" office:string-value="Dion Chrys. ">
            <text:p>Dion Chrys. </text:p>
          </table:table-cell>
          <table:table-cell table:formula="of:=[.E219]" office:value-type="string" office:string-value="Dion Chrys. ">
            <text:p>Dion Chrys. </text:p>
          </table:table-cell>
          <table:table-cell table:number-columns-repeated="15"/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table:formula="of:=[.A220]&amp;&quot; &quot; &amp;[.B220]" office:value-type="string" office:string-value="Nonn. Nonnos Dionysiaka">
            <text:p>Nonn. Nonnos Dionysiaka</text:p>
          </table:table-cell>
          <table:table-cell table:formula="of:=[.E220]" office:value-type="string" office:string-value="Nonn. Nonnos Dionysiaka">
            <text:p>Nonn. Nonnos Dionysiaka</text:p>
          </table:table-cell>
          <table:table-cell table:number-columns-repeated="15"/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Halicarnassos</text:p>
          </table:table-cell>
          <table:table-cell office:value-type="string">
            <text:p>antiquitates Romanae</text:p>
          </table:table-cell>
          <table:table-cell table:formula="of:=[.A221]&amp;&quot; &quot; &amp;[.B221]" office:value-type="string" office:string-value="Dion. Hal. ant.">
            <text:p>Dion. Hal. ant.</text:p>
          </table:table-cell>
          <table:table-cell table:formula="of:=[.E221]" office:value-type="string" office:string-value="Dion. Hal. ant.">
            <text:p>Dion. Hal. ant.</text:p>
          </table:table-cell>
          <table:table-cell table:number-columns-repeated="15"/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Halicarnassos</text:p>
          </table:table-cell>
          <table:table-cell office:value-type="string">
            <text:p>de compositione verborum</text:p>
          </table:table-cell>
          <table:table-cell table:formula="of:=[.A222]&amp;&quot; &quot; &amp;[.B222]" office:value-type="string" office:string-value="Dion. Hal. comp.">
            <text:p>Dion. Hal. comp.</text:p>
          </table:table-cell>
          <table:table-cell table:formula="of:=[.E222]" office:value-type="string" office:string-value="Dion. Hal. comp.">
            <text:p>Dion. Hal. comp.</text:p>
          </table:table-cell>
          <table:table-cell table:number-columns-repeated="15"/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Halicarnassos</text:p>
          </table:table-cell>
          <table:table-cell office:value-type="string">
            <text:p>ars rhetorica         </text:p>
          </table:table-cell>
          <table:table-cell table:formula="of:=[.A223]&amp;&quot; &quot; &amp;[.B223]" office:value-type="string" office:string-value="Dion. Hal. rhet.">
            <text:p>Dion. Hal. rhet.</text:p>
          </table:table-cell>
          <table:table-cell table:formula="of:=[.E223]" office:value-type="string" office:string-value="Dion. Hal. rhet.">
            <text:p>Dion. Hal. rhet.</text:p>
          </table:table-cell>
          <table:table-cell table:number-columns-repeated="15"/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table:formula="of:=[.A224]&amp;&quot; &quot; &amp;[.B224]" office:value-type="string" office:string-value="Don. ">
            <text:p>Don. </text:p>
          </table:table-cell>
          <table:table-cell table:formula="of:=[.E224]" office:value-type="string" office:string-value="Don. ">
            <text:p>Don. </text:p>
          </table:table-cell>
          <table:table-cell table:number-columns-repeated="15"/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table:formula="of:=[.A225]&amp;&quot; &quot; &amp;[.B225]" office:value-type="string" office:string-value="Drac. ">
            <text:p>Drac. </text:p>
          </table:table-cell>
          <table:table-cell table:formula="of:=[.E225]" office:value-type="string" office:string-value="Drac. ">
            <text:p>Drac. </text:p>
          </table:table-cell>
          <table:table-cell table:number-columns-repeated="15"/>
        </table:table-row>
        <table:table-row table:style-name="ro1">
          <table:table-cell office:value-type="string">
            <text:p>Eukl. Eukleides</text:p>
          </table:table-cell>
          <table:table-cell office:value-type="string">
            <text:p>elementa</text:p>
          </table:table-cell>
          <table:table-cell office:value-type="string">
            <text:p>elem.</text:p>
          </table:table-cell>
          <table:table-cell/>
          <table:table-cell table:formula="of:=[.A226]&amp;&quot; &quot; &amp;[.B226]" office:value-type="string" office:string-value="Eukl. Eukleides elementa">
            <text:p>Eukl. Eukleides elementa</text:p>
          </table:table-cell>
          <table:table-cell table:formula="of:=[.E226]" office:value-type="string" office:string-value="Eukl. Eukleides elementa">
            <text:p>Eukl. Eukleides elementa</text:p>
          </table:table-cell>
          <table:table-cell table:number-columns-repeated="15"/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table:formula="of:=[.A227]&amp;&quot; &quot; &amp;[.B227]" office:value-type="string" office:string-value="Emp. ">
            <text:p>Emp. </text:p>
          </table:table-cell>
          <table:table-cell table:formula="of:=[.E227]" office:value-type="string" office:string-value="Emp. ">
            <text:p>Emp. </text:p>
          </table:table-cell>
          <table:table-cell table:number-columns-repeated="15"/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table:formula="of:=[.A228]&amp;&quot; &quot; &amp;[.B228]" office:value-type="string" office:string-value="Enn. ann.">
            <text:p>Enn. ann.</text:p>
          </table:table-cell>
          <table:table-cell table:formula="of:=[.E228]" office:value-type="string" office:string-value="Enn. ann.">
            <text:p>Enn. ann.</text:p>
          </table:table-cell>
          <table:table-cell table:number-columns-repeated="15"/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table:formula="of:=[.A229]&amp;&quot; &quot; &amp;[.B229]" office:value-type="string" office:string-value="Enn. sat.">
            <text:p>Enn. sat.</text:p>
          </table:table-cell>
          <table:table-cell table:formula="of:=[.E229]" office:value-type="string" office:string-value="Enn. sat.">
            <text:p>Enn. sat.</text:p>
          </table:table-cell>
          <table:table-cell table:number-columns-repeated="15"/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table:formula="of:=[.A230]&amp;&quot; &quot; &amp;[.B230]" office:value-type="string" office:string-value="Enn. scaen.">
            <text:p>Enn. scaen.</text:p>
          </table:table-cell>
          <table:table-cell table:formula="of:=[.E230]" office:value-type="string" office:string-value="Enn. scaen.">
            <text:p>Enn. scaen.</text:p>
          </table:table-cell>
          <table:table-cell table:number-columns-repeated="15"/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table:formula="of:=[.A231]&amp;&quot; &quot; &amp;[.B231]" office:value-type="string" office:string-value="Ennod. ">
            <text:p>Ennod. </text:p>
          </table:table-cell>
          <table:table-cell table:formula="of:=[.E231]" office:value-type="string" office:string-value="Ennod. ">
            <text:p>Ennod. </text:p>
          </table:table-cell>
          <table:table-cell table:number-columns-repeated="15"/>
        </table:table-row>
        <table:table-row table:style-name="ro1">
          <table:table-cell office:value-type="string">
            <text:p>Eph</text:p>
          </table:table-cell>
          <table:table-cell/>
          <table:table-cell office:value-type="string">
            <text:p>Epheserbrief</text:p>
          </table:table-cell>
          <table:table-cell/>
          <table:table-cell table:formula="of:=[.A232]&amp;&quot; &quot; &amp;[.B232]" office:value-type="string" office:string-value="Eph ">
            <text:p>Eph </text:p>
          </table:table-cell>
          <table:table-cell table:formula="of:=[.E232]" office:value-type="string" office:string-value="Eph ">
            <text:p>Eph </text:p>
          </table:table-cell>
          <table:table-cell table:number-columns-repeated="15"/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table:formula="of:=[.A233]&amp;&quot; &quot; &amp;[.B233]" office:value-type="string" office:string-value="Epikt. ">
            <text:p>Epikt. </text:p>
          </table:table-cell>
          <table:table-cell table:formula="of:=[.E233]" office:value-type="string" office:string-value="Epikt. ">
            <text:p>Epikt. </text:p>
          </table:table-cell>
          <table:table-cell table:number-columns-repeated="15"/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table:formula="of:=[.A234]&amp;&quot; &quot; &amp;[.B234]" office:value-type="string" office:string-value="Epik. ">
            <text:p>Epik. </text:p>
          </table:table-cell>
          <table:table-cell table:formula="of:=[.E234]" office:value-type="string" office:string-value="Epik. ">
            <text:p>Epik. </text:p>
          </table:table-cell>
          <table:table-cell table:number-columns-repeated="15"/>
        </table:table-row>
        <table:table-row table:style-name="ro1">
          <table:table-cell office:value-type="string">
            <text:p>Synes. Synesios</text:p>
          </table:table-cell>
          <table:table-cell office:value-type="string">
            <text:p>epistulae</text:p>
          </table:table-cell>
          <table:table-cell office:value-type="string">
            <text:p>epist.</text:p>
          </table:table-cell>
          <table:table-cell/>
          <table:table-cell table:formula="of:=[.A235]&amp;&quot; &quot; &amp;[.B235]" office:value-type="string" office:string-value="Synes. Synesios epistulae">
            <text:p>Synes. Synesios epistulae</text:p>
          </table:table-cell>
          <table:table-cell table:formula="of:=[.E235]" office:value-type="string" office:string-value="Synes. Synesios epistulae">
            <text:p>Synes. Synesios epistulae</text:p>
          </table:table-cell>
          <table:table-cell table:number-columns-repeated="15"/>
        </table:table-row>
        <table:table-row table:style-name="ro1">
          <table:table-cell office:value-type="string">
            <text:p>Etym. m.</text:p>
          </table:table-cell>
          <table:table-cell/>
          <table:table-cell office:value-type="string">
            <text:p>Etymologicum magnum (Gaisford)</text:p>
          </table:table-cell>
          <table:table-cell/>
          <table:table-cell table:formula="of:=[.A236]&amp;&quot; &quot; &amp;[.B236]" office:value-type="string" office:string-value="Etym. m. ">
            <text:p>Etym. m. </text:p>
          </table:table-cell>
          <table:table-cell table:formula="of:=[.E236]" office:value-type="string" office:string-value="Etym. m. ">
            <text:p>Etym. m. 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table:formula="of:=[.A237]&amp;&quot; &quot; &amp;[.B237]" office:value-type="string" office:string-value="Eur. Alc.">
            <text:p>Eur. Alc.</text:p>
          </table:table-cell>
          <table:table-cell table:formula="of:=[.E237]" office:value-type="string" office:string-value="Eur. Alc.">
            <text:p>Eur. Alc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table:formula="of:=[.A238]&amp;&quot; &quot; &amp;[.B238]" office:value-type="string" office:string-value="Eur. Andr.">
            <text:p>Eur. Andr.</text:p>
          </table:table-cell>
          <table:table-cell table:formula="of:=[.E238]" office:value-type="string" office:string-value="Eur. Andr.">
            <text:p>Eur. Andr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table:formula="of:=[.A239]&amp;&quot; &quot; &amp;[.B239]" office:value-type="string" office:string-value="Eur. Bacch.">
            <text:p>Eur. Bacch.</text:p>
          </table:table-cell>
          <table:table-cell table:formula="of:=[.E239]" office:value-type="string" office:string-value="Eur. Bacch.">
            <text:p>Eur. Bacch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table:formula="of:=[.A240]&amp;&quot; &quot; &amp;[.B240]" office:value-type="string" office:string-value="Eur. Cycl.">
            <text:p>Eur. Cycl.</text:p>
          </table:table-cell>
          <table:table-cell table:formula="of:=[.E240]" office:value-type="string" office:string-value="Eur. Cycl.">
            <text:p>Eur. Cycl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table:formula="of:=[.A241]&amp;&quot; &quot; &amp;[.B241]" office:value-type="string" office:string-value="Eur. El.">
            <text:p>Eur. El.</text:p>
          </table:table-cell>
          <table:table-cell table:formula="of:=[.E241]" office:value-type="string" office:string-value="Eur. El.">
            <text:p>Eur. El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table:formula="of:=[.A242]&amp;&quot; &quot; &amp;[.B242]" office:value-type="string" office:string-value="Eur. Hec.">
            <text:p>Eur. Hec.</text:p>
          </table:table-cell>
          <table:table-cell table:formula="of:=[.E242]" office:value-type="string" office:string-value="Eur. Hec.">
            <text:p>Eur. Hec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table:formula="of:=[.A243]&amp;&quot; &quot; &amp;[.B243]" office:value-type="string" office:string-value="Eur. Hel.">
            <text:p>Eur. Hel.</text:p>
          </table:table-cell>
          <table:table-cell table:formula="of:=[.E243]" office:value-type="string" office:string-value="Eur. Hel.">
            <text:p>Eur. Hel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table:formula="of:=[.A244]&amp;&quot; &quot; &amp;[.B244]" office:value-type="string" office:string-value="Eur. Heracl.">
            <text:p>Eur. Heracl.</text:p>
          </table:table-cell>
          <table:table-cell table:formula="of:=[.E244]" office:value-type="string" office:string-value="Eur. Heracl.">
            <text:p>Eur. Heracl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table:formula="of:=[.A245]&amp;&quot; &quot; &amp;[.B245]" office:value-type="string" office:string-value="Eur. Herc.">
            <text:p>Eur. Herc.</text:p>
          </table:table-cell>
          <table:table-cell table:formula="of:=[.E245]" office:value-type="string" office:string-value="Eur. Herc.">
            <text:p>Eur. Herc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table:formula="of:=[.A246]&amp;&quot; &quot; &amp;[.B246]" office:value-type="string" office:string-value="Eur. Hipp.">
            <text:p>Eur. Hipp.</text:p>
          </table:table-cell>
          <table:table-cell table:formula="of:=[.E246]" office:value-type="string" office:string-value="Eur. Hipp.">
            <text:p>Eur. Hipp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table:formula="of:=[.A247]&amp;&quot; &quot; &amp;[.B247]" office:value-type="string" office:string-value="Eur. Ion">
            <text:p>Eur. Ion</text:p>
          </table:table-cell>
          <table:table-cell table:formula="of:=[.E247]" office:value-type="string" office:string-value="Eur. Ion">
            <text:p>Eur. Ion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table:formula="of:=[.A248]&amp;&quot; &quot; &amp;[.B248]" office:value-type="string" office:string-value="Eur. Iph. A.">
            <text:p>Eur. Iph. A.</text:p>
          </table:table-cell>
          <table:table-cell table:formula="of:=[.E248]" office:value-type="string" office:string-value="Eur. Iph. A.">
            <text:p>Eur. Iph. A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table:formula="of:=[.A249]&amp;&quot; &quot; &amp;[.B249]" office:value-type="string" office:string-value="Eur. Iph. T.">
            <text:p>Eur. Iph. T.</text:p>
          </table:table-cell>
          <table:table-cell table:formula="of:=[.E249]" office:value-type="string" office:string-value="Eur. Iph. T.">
            <text:p>Eur. Iph. T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table:formula="of:=[.A250]&amp;&quot; &quot; &amp;[.B250]" office:value-type="string" office:string-value="Eur. Med.">
            <text:p>Eur. Med.</text:p>
          </table:table-cell>
          <table:table-cell table:formula="of:=[.E250]" office:value-type="string" office:string-value="Eur. Med.">
            <text:p>Eur. Med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table:formula="of:=[.A251]&amp;&quot; &quot; &amp;[.B251]" office:value-type="string" office:string-value="Eur. Or.">
            <text:p>Eur. Or.</text:p>
          </table:table-cell>
          <table:table-cell table:formula="of:=[.E251]" office:value-type="string" office:string-value="Eur. Or.">
            <text:p>Eur. Or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table:formula="of:=[.A252]&amp;&quot; &quot; &amp;[.B252]" office:value-type="string" office:string-value="Eur. Phoen.">
            <text:p>Eur. Phoen.</text:p>
          </table:table-cell>
          <table:table-cell table:formula="of:=[.E252]" office:value-type="string" office:string-value="Eur. Phoen.">
            <text:p>Eur. Phoen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table:formula="of:=[.A253]&amp;&quot; &quot; &amp;[.B253]" office:value-type="string" office:string-value="Eur. Rhes.">
            <text:p>Eur. Rhes.</text:p>
          </table:table-cell>
          <table:table-cell table:formula="of:=[.E253]" office:value-type="string" office:string-value="Eur. Rhes.">
            <text:p>Eur. Rhes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table:formula="of:=[.A254]&amp;&quot; &quot; &amp;[.B254]" office:value-type="string" office:string-value="Eur. Suppl.">
            <text:p>Eur. Suppl.</text:p>
          </table:table-cell>
          <table:table-cell table:formula="of:=[.E254]" office:value-type="string" office:string-value="Eur. Suppl.">
            <text:p>Eur. Suppl.</text:p>
          </table:table-cell>
          <table:table-cell table:number-columns-repeated="15"/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table:formula="of:=[.A255]&amp;&quot; &quot; &amp;[.B255]" office:value-type="string" office:string-value="Eur. Tro.">
            <text:p>Eur. Tro.</text:p>
          </table:table-cell>
          <table:table-cell table:formula="of:=[.E255]" office:value-type="string" office:string-value="Eur. Tro.">
            <text:p>Eur. Tro.</text:p>
          </table:table-cell>
          <table:table-cell table:number-columns-repeated="15"/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table:formula="of:=[.A256]&amp;&quot; &quot; &amp;[.B256]" office:value-type="string" office:string-value="Eus. De. Ev.">
            <text:p>Eus. De. Ev.</text:p>
          </table:table-cell>
          <table:table-cell table:formula="of:=[.E256]" office:value-type="string" office:string-value="Eus. De. Ev.">
            <text:p>Eus. De. Ev.</text:p>
          </table:table-cell>
          <table:table-cell table:number-columns-repeated="15"/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table:formula="of:=[.A257]&amp;&quot; &quot; &amp;[.B257]" office:value-type="string" office:string-value="Eus. HE">
            <text:p>Eus. HE</text:p>
          </table:table-cell>
          <table:table-cell table:formula="of:=[.E257]" office:value-type="string" office:string-value="Eus. HE">
            <text:p>Eus. HE</text:p>
          </table:table-cell>
          <table:table-cell table:number-columns-repeated="15"/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table:formula="of:=[.A258]&amp;&quot; &quot; &amp;[.B258]" office:value-type="string" office:string-value="Eus. On.">
            <text:p>Eus. On.</text:p>
          </table:table-cell>
          <table:table-cell table:formula="of:=[.E258]" office:value-type="string" office:string-value="Eus. On.">
            <text:p>Eus. On.</text:p>
          </table:table-cell>
          <table:table-cell table:number-columns-repeated="15"/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table:formula="of:=[.A259]&amp;&quot; &quot; &amp;[.B259]" office:value-type="string" office:string-value="Eus. Pr. Ev.">
            <text:p>Eus. Pr. Ev.</text:p>
          </table:table-cell>
          <table:table-cell table:formula="of:=[.E259]" office:value-type="string" office:string-value="Eus. Pr. Ev.">
            <text:p>Eus. Pr. Ev.</text:p>
          </table:table-cell>
          <table:table-cell table:number-columns-repeated="15"/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table:formula="of:=[.A260]&amp;&quot; &quot; &amp;[.B260]" office:value-type="string" office:string-value="Eust. ">
            <text:p>Eust. </text:p>
          </table:table-cell>
          <table:table-cell table:formula="of:=[.E260]" office:value-type="string" office:string-value="Eust. ">
            <text:p>Eust. </text:p>
          </table:table-cell>
          <table:table-cell table:number-columns-repeated="15"/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table:formula="of:=[.A261]&amp;&quot; &quot; &amp;[.B261]" office:value-type="string" office:string-value="Eutr. ">
            <text:p>Eutr. </text:p>
          </table:table-cell>
          <table:table-cell table:formula="of:=[.E261]" office:value-type="string" office:string-value="Eutr. ">
            <text:p>Eutr. </text:p>
          </table:table-cell>
          <table:table-cell table:number-columns-repeated="15"/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table:formula="of:=[.A262]&amp;&quot; &quot; &amp;[.B262]" office:value-type="string" office:string-value="Fest. ">
            <text:p>Fest. </text:p>
          </table:table-cell>
          <table:table-cell table:formula="of:=[.E262]" office:value-type="string" office:string-value="Fest. ">
            <text:p>Fest. </text:p>
          </table:table-cell>
          <table:table-cell table:number-columns-repeated="15"/>
        </table:table-row>
        <table:table-row table:style-name="ro1">
          <table:table-cell office:value-type="string">
            <text:p>Flor. 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table:formula="of:=[.A263]&amp;&quot; &quot; &amp;[.B263]" office:value-type="string" office:string-value="Flor.  epit.">
            <text:p>Flor. <text:s/>epit.</text:p>
          </table:table-cell>
          <table:table-cell table:formula="of:=[.E263]" office:value-type="string" office:string-value="Flor.  epit.">
            <text:p>Flor. <text:s/>epit.</text:p>
          </table:table-cell>
          <table:table-cell table:number-columns-repeated="15"/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us</text:p>
          </table:table-cell>
          <table:table-cell office:value-type="string">
            <text:p>de aquae ductu urbis Romae strategemata</text:p>
          </table:table-cell>
          <table:table-cell table:formula="of:=[.A264]&amp;&quot; &quot; &amp;[.B264]" office:value-type="string" office:string-value="Frontin. aqu. strat.">
            <text:p>Frontin. aqu. strat.</text:p>
          </table:table-cell>
          <table:table-cell table:formula="of:=[.E264]" office:value-type="string" office:string-value="Frontin. aqu. strat.">
            <text:p>Frontin. aqu. strat.</text:p>
          </table:table-cell>
          <table:table-cell table:number-columns-repeated="15"/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table:formula="of:=[.A265]&amp;&quot; &quot; &amp;[.B265]" office:value-type="string" office:string-value="Fulg. ">
            <text:p>Fulg. </text:p>
          </table:table-cell>
          <table:table-cell table:formula="of:=[.E265]" office:value-type="string" office:string-value="Fulg. ">
            <text:p>Fulg. </text:p>
          </table:table-cell>
          <table:table-cell table:number-columns-repeated="15"/>
        </table:table-row>
        <table:table-row table:style-name="ro1">
          <table:table-cell office:value-type="string">
            <text:p>Gal</text:p>
          </table:table-cell>
          <table:table-cell/>
          <table:table-cell office:value-type="string">
            <text:p>Galaterbrief</text:p>
          </table:table-cell>
          <table:table-cell/>
          <table:table-cell table:formula="of:=[.A266]&amp;&quot; &quot; &amp;[.B266]" office:value-type="string" office:string-value="Gal ">
            <text:p>Gal </text:p>
          </table:table-cell>
          <table:table-cell table:formula="of:=[.E266]" office:value-type="string" office:string-value="Gal ">
            <text:p>Gal </text:p>
          </table:table-cell>
          <table:table-cell table:number-columns-repeated="15"/>
        </table:table-row>
        <table:table-row table:style-name="ro1">
          <table:table-cell office:value-type="string">
            <text:p>Gal.</text:p>
          </table:table-cell>
          <table:table-cell/>
          <table:table-cell office:value-type="string">
            <text:p>Galenos</text:p>
          </table:table-cell>
          <table:table-cell/>
          <table:table-cell table:formula="of:=[.A267]&amp;&quot; &quot; &amp;[.B267]" office:value-type="string" office:string-value="Gal. ">
            <text:p>Gal. </text:p>
          </table:table-cell>
          <table:table-cell table:formula="of:=[.E267]" office:value-type="string" office:string-value="Gal. ">
            <text:p>Gal. </text:p>
          </table:table-cell>
          <table:table-cell table:number-columns-repeated="15"/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table:formula="of:=[.A268]&amp;&quot; &quot; &amp;[.B268]" office:value-type="string" office:string-value="Gell. ">
            <text:p>Gell. </text:p>
          </table:table-cell>
          <table:table-cell table:formula="of:=[.E268]" office:value-type="string" office:string-value="Gell. ">
            <text:p>Gell. </text:p>
          </table:table-cell>
          <table:table-cell table:number-columns-repeated="15"/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table:formula="of:=[.A269]&amp;&quot; &quot; &amp;[.B269]" office:value-type="string" office:string-value="Gorg. ">
            <text:p>Gorg. </text:p>
          </table:table-cell>
          <table:table-cell table:formula="of:=[.E269]" office:value-type="string" office:string-value="Gorg. ">
            <text:p>Gorg. </text:p>
          </table:table-cell>
          <table:table-cell table:number-columns-repeated="15"/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table:formula="of:=[.A270]&amp;&quot; &quot; &amp;[.B270]" office:value-type="string" office:string-value="Greg. M. dial.">
            <text:p>Greg. M. dial.</text:p>
          </table:table-cell>
          <table:table-cell table:formula="of:=[.E270]" office:value-type="string" office:string-value="Greg. M. dial.">
            <text:p>Greg. M. dial.</text:p>
          </table:table-cell>
          <table:table-cell table:number-columns-repeated="15"/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table:formula="of:=[.A271]&amp;&quot; &quot; &amp;[.B271]" office:value-type="string" office:string-value="Greg. M. epist.">
            <text:p>Greg. M. epist.</text:p>
          </table:table-cell>
          <table:table-cell table:formula="of:=[.E271]" office:value-type="string" office:string-value="Greg. M. epist.">
            <text:p>Greg. M. epist.</text:p>
          </table:table-cell>
          <table:table-cell table:number-columns-repeated="15"/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table:formula="of:=[.A272]&amp;&quot; &quot; &amp;[.B272]" office:value-type="string" office:string-value="Greg. M. past.">
            <text:p>Greg. M. past.</text:p>
          </table:table-cell>
          <table:table-cell table:formula="of:=[.E272]" office:value-type="string" office:string-value="Greg. M. past.">
            <text:p>Greg. M. past.</text:p>
          </table:table-cell>
          <table:table-cell table:number-columns-repeated="15"/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table:formula="of:=[.A273]&amp;&quot; &quot; &amp;[.B273]" office:value-type="string" office:string-value="Greg. Naz. epist.">
            <text:p>Greg. Naz. epist.</text:p>
          </table:table-cell>
          <table:table-cell table:formula="of:=[.E273]" office:value-type="string" office:string-value="Greg. Naz. epist.">
            <text:p>Greg. Naz. epist.</text:p>
          </table:table-cell>
          <table:table-cell table:number-columns-repeated="15"/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table:formula="of:=[.A274]&amp;&quot; &quot; &amp;[.B274]" office:value-type="string" office:string-value="Greg. Naz. or.">
            <text:p>Greg. Naz. or.</text:p>
          </table:table-cell>
          <table:table-cell table:formula="of:=[.E274]" office:value-type="string" office:string-value="Greg. Naz. or.">
            <text:p>Greg. Naz. or.</text:p>
          </table:table-cell>
          <table:table-cell table:number-columns-repeated="15"/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table:formula="of:=[.A275]&amp;&quot; &quot; &amp;[.B275]" office:value-type="string" office:string-value="Greg. Nyss. ">
            <text:p>Greg. Nyss. </text:p>
          </table:table-cell>
          <table:table-cell table:formula="of:=[.E275]" office:value-type="string" office:string-value="Greg. Nyss. ">
            <text:p>Greg. Nyss. </text:p>
          </table:table-cell>
          <table:table-cell table:number-columns-repeated="15"/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table:formula="of:=[.A276]&amp;&quot; &quot; &amp;[.B276]" office:value-type="string" office:string-value="Greg. Tur. Franc.">
            <text:p>Greg. Tur. Franc.</text:p>
          </table:table-cell>
          <table:table-cell table:formula="of:=[.E276]" office:value-type="string" office:string-value="Greg. Tur. Franc.">
            <text:p>Greg. Tur. Franc.</text:p>
          </table:table-cell>
          <table:table-cell table:number-columns-repeated="15"/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table:formula="of:=[.A277]&amp;&quot; &quot; &amp;[.B277]" office:value-type="string" office:string-value="Greg. Tur. Mart.">
            <text:p>Greg. Tur. Mart.</text:p>
          </table:table-cell>
          <table:table-cell table:formula="of:=[.E277]" office:value-type="string" office:string-value="Greg. Tur. Mart.">
            <text:p>Greg. Tur. Mart.</text:p>
          </table:table-cell>
          <table:table-cell table:number-columns-repeated="15"/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table:formula="of:=[.A278]&amp;&quot; &quot; &amp;[.B278]" office:value-type="string" office:string-value="Greg. Tur. vit. patr.">
            <text:p>Greg. Tur. vit. patr.</text:p>
          </table:table-cell>
          <table:table-cell table:formula="of:=[.E278]" office:value-type="string" office:string-value="Greg. Tur. vit. patr.">
            <text:p>Greg. Tur. vit. patr.</text:p>
          </table:table-cell>
          <table:table-cell table:number-columns-repeated="15"/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table:formula="of:=[.A279]&amp;&quot; &quot; &amp;[.B279]" office:value-type="string" office:string-value="Hekat. ">
            <text:p>Hekat. </text:p>
          </table:table-cell>
          <table:table-cell table:formula="of:=[.E279]" office:value-type="string" office:string-value="Hekat. ">
            <text:p>Hekat. </text:p>
          </table:table-cell>
          <table:table-cell table:number-columns-repeated="15"/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table:formula="of:=[.A280]&amp;&quot; &quot; &amp;[.B280]" office:value-type="string" office:string-value="Herakl. Pont. ">
            <text:p>Herakl. Pont. </text:p>
          </table:table-cell>
          <table:table-cell table:formula="of:=[.E280]" office:value-type="string" office:string-value="Herakl. Pont. ">
            <text:p>Herakl. Pont. </text:p>
          </table:table-cell>
          <table:table-cell table:number-columns-repeated="15"/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table:formula="of:=[.A281]&amp;&quot; &quot; &amp;[.B281]" office:value-type="string" office:string-value="Herakl. ">
            <text:p>Herakl. </text:p>
          </table:table-cell>
          <table:table-cell table:formula="of:=[.E281]" office:value-type="string" office:string-value="Herakl. ">
            <text:p>Herakl. </text:p>
          </table:table-cell>
          <table:table-cell table:number-columns-repeated="15"/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table:formula="of:=[.A282]&amp;&quot; &quot; &amp;[.B282]" office:value-type="string" office:string-value="Herm. Trism. ">
            <text:p>Herm. Trism. </text:p>
          </table:table-cell>
          <table:table-cell table:formula="of:=[.E282]" office:value-type="string" office:string-value="Herm. Trism. ">
            <text:p>Herm. Trism. </text:p>
          </table:table-cell>
          <table:table-cell table:number-columns-repeated="15"/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table:formula="of:=[.A283]&amp;&quot; &quot; &amp;[.B283]" office:value-type="string" office:string-value="Herodian. ">
            <text:p>Herodian. </text:p>
          </table:table-cell>
          <table:table-cell table:formula="of:=[.E283]" office:value-type="string" office:string-value="Herodian. ">
            <text:p>Herodian. </text:p>
          </table:table-cell>
          <table:table-cell table:number-columns-repeated="15"/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os</text:p>
          </table:table-cell>
          <table:table-cell/>
          <table:table-cell table:formula="of:=[.A284]&amp;&quot; &quot; &amp;[.B284]" office:value-type="string" office:string-value="Hdt. ">
            <text:p>Hdt. </text:p>
          </table:table-cell>
          <table:table-cell table:formula="of:=[.E284]" office:value-type="string" office:string-value="Hdt. ">
            <text:p>Hdt. </text:p>
          </table:table-cell>
          <table:table-cell table:number-columns-repeated="15"/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table:formula="of:=[.A285]&amp;&quot; &quot; &amp;[.B285]" office:value-type="string" office:string-value="Hes. cat.">
            <text:p>Hes. cat.</text:p>
          </table:table-cell>
          <table:table-cell table:formula="of:=[.E285]" office:value-type="string" office:string-value="Hes. cat.">
            <text:p>Hes. cat.</text:p>
          </table:table-cell>
          <table:table-cell table:number-columns-repeated="15"/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table:formula="of:=[.A286]&amp;&quot; &quot; &amp;[.B286]" office:value-type="string" office:string-value="Hes. erg.">
            <text:p>Hes. erg.</text:p>
          </table:table-cell>
          <table:table-cell table:formula="of:=[.E286]" office:value-type="string" office:string-value="Hes. erg.">
            <text:p>Hes. erg.</text:p>
          </table:table-cell>
          <table:table-cell table:number-columns-repeated="15"/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table:formula="of:=[.A287]&amp;&quot; &quot; &amp;[.B287]" office:value-type="string" office:string-value="Hes. scut.">
            <text:p>Hes. scut.</text:p>
          </table:table-cell>
          <table:table-cell table:formula="of:=[.E287]" office:value-type="string" office:string-value="Hes. scut.">
            <text:p>Hes. scut.</text:p>
          </table:table-cell>
          <table:table-cell table:number-columns-repeated="15"/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table:formula="of:=[.A288]&amp;&quot; &quot; &amp;[.B288]" office:value-type="string" office:string-value="Hes. theog.">
            <text:p>Hes. theog.</text:p>
          </table:table-cell>
          <table:table-cell table:formula="of:=[.E288]" office:value-type="string" office:string-value="Hes. theog.">
            <text:p>Hes. theog.</text:p>
          </table:table-cell>
          <table:table-cell table:number-columns-repeated="15"/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table:formula="of:=[.A289]&amp;&quot; &quot; &amp;[.B289]" office:value-type="string" office:string-value="Hesych. ">
            <text:p>Hesych. </text:p>
          </table:table-cell>
          <table:table-cell table:formula="of:=[.E289]" office:value-type="string" office:string-value="Hesych. ">
            <text:p>Hesych. </text:p>
          </table:table-cell>
          <table:table-cell table:number-columns-repeated="15"/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table:formula="of:=[.A290]&amp;&quot; &quot; &amp;[.B290]" office:value-type="string" office:string-value="Hier. chron.">
            <text:p>Hier. chron.</text:p>
          </table:table-cell>
          <table:table-cell table:formula="of:=[.E290]" office:value-type="string" office:string-value="Hier. chron.">
            <text:p>Hier. chron.</text:p>
          </table:table-cell>
          <table:table-cell table:number-columns-repeated="15"/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table:formula="of:=[.A291]&amp;&quot; &quot; &amp;[.B291]" office:value-type="string" office:string-value="Hier. comm.in Ez">
            <text:p>Hier. comm.in Ez</text:p>
          </table:table-cell>
          <table:table-cell table:formula="of:=[.E291]" office:value-type="string" office:string-value="Hier. comm.in Ez">
            <text:p>Hier. comm.in Ez</text:p>
          </table:table-cell>
          <table:table-cell table:number-columns-repeated="15"/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table:formula="of:=[.A292]&amp;&quot; &quot; &amp;[.B292]" office:value-type="string" office:string-value="Hier. epist.">
            <text:p>Hier. epist.</text:p>
          </table:table-cell>
          <table:table-cell table:formula="of:=[.E292]" office:value-type="string" office:string-value="Hier. epist.">
            <text:p>Hier. epist.</text:p>
          </table:table-cell>
          <table:table-cell table:number-columns-repeated="15"/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table:formula="of:=[.A293]&amp;&quot; &quot; &amp;[.B293]" office:value-type="string" office:string-value="Hier. On.">
            <text:p>Hier. On.</text:p>
          </table:table-cell>
          <table:table-cell table:formula="of:=[.E293]" office:value-type="string" office:string-value="Hier. On.">
            <text:p>Hier. On.</text:p>
          </table:table-cell>
          <table:table-cell table:number-columns-repeated="15"/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table:formula="of:=[.A294]&amp;&quot; &quot; &amp;[.B294]" office:value-type="string" office:string-value="Hier. vir. ill.">
            <text:p>Hier. vir. ill.</text:p>
          </table:table-cell>
          <table:table-cell table:formula="of:=[.E294]" office:value-type="string" office:string-value="Hier. vir. ill.">
            <text:p>Hier. vir. ill.</text:p>
          </table:table-cell>
          <table:table-cell table:number-columns-repeated="15"/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table:formula="of:=[.A295]&amp;&quot; &quot; &amp;[.B295]" office:value-type="string" office:string-value="Hippokr. ">
            <text:p>Hippokr. </text:p>
          </table:table-cell>
          <table:table-cell table:formula="of:=[.E295]" office:value-type="string" office:string-value="Hippokr. ">
            <text:p>Hippokr. </text:p>
          </table:table-cell>
          <table:table-cell table:number-columns-repeated="15"/>
        </table:table-row>
        <table:table-row table:style-name="ro1">
          <table:table-cell office:value-type="string">
            <text:p>HL</text:p>
          </table:table-cell>
          <table:table-cell/>
          <table:table-cell office:value-type="string">
            <text:p>Hohelied</text:p>
          </table:table-cell>
          <table:table-cell/>
          <table:table-cell table:formula="of:=[.A296]&amp;&quot; &quot; &amp;[.B296]" office:value-type="string" office:string-value="HL ">
            <text:p>HL </text:p>
          </table:table-cell>
          <table:table-cell table:formula="of:=[.E296]" office:value-type="string" office:string-value="HL ">
            <text:p>HL </text:p>
          </table:table-cell>
          <table:table-cell table:number-columns-repeated="15"/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os</text:p>
          </table:table-cell>
          <table:table-cell office:value-type="string">
            <text:p>Hymni Homeri</text:p>
          </table:table-cell>
          <table:table-cell table:formula="of:=[.A297]&amp;&quot; &quot; &amp;[.B297]" office:value-type="string" office:string-value="Hom. h.">
            <text:p>Hom. h.</text:p>
          </table:table-cell>
          <table:table-cell table:formula="of:=[.E297]" office:value-type="string" office:string-value="Hom. h.">
            <text:p>Hom. h.</text:p>
          </table:table-cell>
          <table:table-cell table:number-columns-repeated="15"/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os</text:p>
          </table:table-cell>
          <table:table-cell office:value-type="string">
            <text:p>Ilias</text:p>
          </table:table-cell>
          <table:table-cell table:formula="of:=[.A298]&amp;&quot; &quot; &amp;[.B298]" office:value-type="string" office:string-value="Hom. Il.">
            <text:p>Hom. Il.</text:p>
          </table:table-cell>
          <table:table-cell table:formula="of:=[.E298]" office:value-type="string" office:string-value="Hom. Il.">
            <text:p>Hom. Il.</text:p>
          </table:table-cell>
          <table:table-cell table:number-columns-repeated="15"/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os</text:p>
          </table:table-cell>
          <table:table-cell office:value-type="string">
            <text:p>Odyssee</text:p>
          </table:table-cell>
          <table:table-cell table:formula="of:=[.A299]&amp;&quot; &quot; &amp;[.B299]" office:value-type="string" office:string-value="Hom. Od.">
            <text:p>Hom. Od.</text:p>
          </table:table-cell>
          <table:table-cell table:formula="of:=[.E299]" office:value-type="string" office:string-value="Hom. Od.">
            <text:p>Hom. Od.</text:p>
          </table:table-cell>
          <table:table-cell table:number-columns-repeated="15"/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tius</text:p>
          </table:table-cell>
          <table:table-cell office:value-type="string">
            <text:p>ars poetica</text:p>
          </table:table-cell>
          <table:table-cell table:formula="of:=[.A300]&amp;&quot; &quot; &amp;[.B300]" office:value-type="string" office:string-value="Hor. ars">
            <text:p>Hor. ars</text:p>
          </table:table-cell>
          <table:table-cell table:formula="of:=[.E300]" office:value-type="string" office:string-value="Hor. ars">
            <text:p>Hor. ars</text:p>
          </table:table-cell>
          <table:table-cell table:number-columns-repeated="15"/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tius</text:p>
          </table:table-cell>
          <table:table-cell office:value-type="string">
            <text:p>carmina</text:p>
          </table:table-cell>
          <table:table-cell table:formula="of:=[.A301]&amp;&quot; &quot; &amp;[.B301]" office:value-type="string" office:string-value="Hor. carm.">
            <text:p>Hor. carm.</text:p>
          </table:table-cell>
          <table:table-cell table:formula="of:=[.E301]" office:value-type="string" office:string-value="Hor. carm.">
            <text:p>Hor. carm.</text:p>
          </table:table-cell>
          <table:table-cell table:number-columns-repeated="15"/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tius</text:p>
          </table:table-cell>
          <table:table-cell office:value-type="string">
            <text:p>carmen saeculare</text:p>
          </table:table-cell>
          <table:table-cell table:formula="of:=[.A302]&amp;&quot; &quot; &amp;[.B302]" office:value-type="string" office:string-value="Hor. carm. saec.">
            <text:p>Hor. carm. saec.</text:p>
          </table:table-cell>
          <table:table-cell table:formula="of:=[.E302]" office:value-type="string" office:string-value="Hor. carm. saec.">
            <text:p>Hor. carm. saec.</text:p>
          </table:table-cell>
          <table:table-cell table:number-columns-repeated="15"/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tius</text:p>
          </table:table-cell>
          <table:table-cell office:value-type="string">
            <text:p>epistulae</text:p>
          </table:table-cell>
          <table:table-cell table:formula="of:=[.A303]&amp;&quot; &quot; &amp;[.B303]" office:value-type="string" office:string-value="Hor. epist.">
            <text:p>Hor. epist.</text:p>
          </table:table-cell>
          <table:table-cell table:formula="of:=[.E303]" office:value-type="string" office:string-value="Hor. epist.">
            <text:p>Hor. epist.</text:p>
          </table:table-cell>
          <table:table-cell table:number-columns-repeated="15"/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tius</text:p>
          </table:table-cell>
          <table:table-cell office:value-type="string">
            <text:p>epodi</text:p>
          </table:table-cell>
          <table:table-cell table:formula="of:=[.A304]&amp;&quot; &quot; &amp;[.B304]" office:value-type="string" office:string-value="Hor. epod.">
            <text:p>Hor. epod.</text:p>
          </table:table-cell>
          <table:table-cell table:formula="of:=[.E304]" office:value-type="string" office:string-value="Hor. epod.">
            <text:p>Hor. epod.</text:p>
          </table:table-cell>
          <table:table-cell table:number-columns-repeated="15"/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tius</text:p>
          </table:table-cell>
          <table:table-cell office:value-type="string">
            <text:p>saturae (sermones)</text:p>
          </table:table-cell>
          <table:table-cell table:formula="of:=[.A305]&amp;&quot; &quot; &amp;[.B305]" office:value-type="string" office:string-value="Hor. sat.">
            <text:p>Hor. sat.</text:p>
          </table:table-cell>
          <table:table-cell table:formula="of:=[.E305]" office:value-type="string" office:string-value="Hor. sat.">
            <text:p>Hor. sat.</text:p>
          </table:table-cell>
          <table:table-cell table:number-columns-repeated="15"/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us</text:p>
          </table:table-cell>
          <table:table-cell office:value-type="string">
            <text:p>astronomica</text:p>
          </table:table-cell>
          <table:table-cell table:formula="of:=[.A306]&amp;&quot; &quot; &amp;[.B306]" office:value-type="string" office:string-value="Hyg. astr.">
            <text:p>Hyg. astr.</text:p>
          </table:table-cell>
          <table:table-cell table:formula="of:=[.E306]" office:value-type="string" office:string-value="Hyg. astr.">
            <text:p>Hyg. astr.</text:p>
          </table:table-cell>
          <table:table-cell table:number-columns-repeated="15"/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us</text:p>
          </table:table-cell>
          <table:table-cell office:value-type="string">
            <text:p>fabulae</text:p>
          </table:table-cell>
          <table:table-cell table:formula="of:=[.A307]&amp;&quot; &quot; &amp;[.B307]" office:value-type="string" office:string-value="Hyg. fab.">
            <text:p>Hyg. fab.</text:p>
          </table:table-cell>
          <table:table-cell table:formula="of:=[.E307]" office:value-type="string" office:string-value="Hyg. fab.">
            <text:p>Hyg. fab.</text:p>
          </table:table-cell>
          <table:table-cell table:number-columns-repeated="15"/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table:formula="of:=[.A308]&amp;&quot; &quot; &amp;[.B308]" office:value-type="string" office:string-value="Iambl. de myst.">
            <text:p>Iambl. de myst.</text:p>
          </table:table-cell>
          <table:table-cell table:formula="of:=[.E308]" office:value-type="string" office:string-value="Iambl. de myst.">
            <text:p>Iambl. de myst.</text:p>
          </table:table-cell>
          <table:table-cell table:number-columns-repeated="15"/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table:formula="of:=[.A309]&amp;&quot; &quot; &amp;[.B309]" office:value-type="string" office:string-value="Iambl. protr.">
            <text:p>Iambl. protr.</text:p>
          </table:table-cell>
          <table:table-cell table:formula="of:=[.E309]" office:value-type="string" office:string-value="Iambl. protr.">
            <text:p>Iambl. protr.</text:p>
          </table:table-cell>
          <table:table-cell table:number-columns-repeated="15"/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table:formula="of:=[.A310]&amp;&quot; &quot; &amp;[.B310]" office:value-type="string" office:string-value="Iambl. v. P.">
            <text:p>Iambl. v. P.</text:p>
          </table:table-cell>
          <table:table-cell table:formula="of:=[.E310]" office:value-type="string" office:string-value="Iambl. v. P.">
            <text:p>Iambl. v. P.</text:p>
          </table:table-cell>
          <table:table-cell table:number-columns-repeated="15"/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Iosephos (Flavius Iosephus)</text:p>
          </table:table-cell>
          <table:table-cell office:value-type="string">
            <text:p>antiquitates Iudaicae</text:p>
          </table:table-cell>
          <table:table-cell table:formula="of:=[.A311]&amp;&quot; &quot; &amp;[.B311]" office:value-type="string" office:string-value="Ios. Ant. Iud.">
            <text:p>Ios. Ant. Iud.</text:p>
          </table:table-cell>
          <table:table-cell table:formula="of:=[.E311]" office:value-type="string" office:string-value="Ios. Ant. Iud.">
            <text:p>Ios. Ant. Iud.</text:p>
          </table:table-cell>
          <table:table-cell table:number-columns-repeated="15"/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table:formula="of:=[.A312]&amp;&quot; &quot; &amp;[.B312]" office:value-type="string" office:string-value="Ios. Bell. Iud.">
            <text:p>Ios. Bell. Iud.</text:p>
          </table:table-cell>
          <table:table-cell table:formula="of:=[.E312]" office:value-type="string" office:string-value="Ios. Bell. Iud.">
            <text:p>Ios. Bell. Iud.</text:p>
          </table:table-cell>
          <table:table-cell table:number-columns-repeated="15"/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table:formula="of:=[.A313]&amp;&quot; &quot; &amp;[.B313]" office:value-type="string" office:string-value="Ios. c. Ap.">
            <text:p>Ios. c. Ap.</text:p>
          </table:table-cell>
          <table:table-cell table:formula="of:=[.E313]" office:value-type="string" office:string-value="Ios. c. Ap.">
            <text:p>Ios. c. Ap.</text:p>
          </table:table-cell>
          <table:table-cell table:number-columns-repeated="15"/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table:formula="of:=[.A314]&amp;&quot; &quot; &amp;[.B314]" office:value-type="string" office:string-value="Ios. vita">
            <text:p>Ios. vita</text:p>
          </table:table-cell>
          <table:table-cell table:formula="of:=[.E314]" office:value-type="string" office:string-value="Ios. vita">
            <text:p>Ios. vita</text:p>
          </table:table-cell>
          <table:table-cell table:number-columns-repeated="15"/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table:formula="of:=[.A315]&amp;&quot; &quot; &amp;[.B315]" office:value-type="string" office:string-value="Isid. nat.">
            <text:p>Isid. nat.</text:p>
          </table:table-cell>
          <table:table-cell table:formula="of:=[.E315]" office:value-type="string" office:string-value="Isid. nat.">
            <text:p>Isid. nat.</text:p>
          </table:table-cell>
          <table:table-cell table:number-columns-repeated="15"/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table:formula="of:=[.A316]&amp;&quot; &quot; &amp;[.B316]" office:value-type="string" office:string-value="Isid. orig.">
            <text:p>Isid. orig.</text:p>
          </table:table-cell>
          <table:table-cell table:formula="of:=[.E316]" office:value-type="string" office:string-value="Isid. orig.">
            <text:p>Isid. orig.</text:p>
          </table:table-cell>
          <table:table-cell table:number-columns-repeated="15"/>
        </table:table-row>
        <table:table-row table:style-name="ro1">
          <table:table-cell office:value-type="string">
            <text:p>Isokr. or.</text:p>
          </table:table-cell>
          <table:table-cell/>
          <table:table-cell office:value-type="string">
            <text:p>Isokrates, orationes</text:p>
          </table:table-cell>
          <table:table-cell/>
          <table:table-cell table:formula="of:=[.A317]&amp;&quot; &quot; &amp;[.B317]" office:value-type="string" office:string-value="Isokr. or. ">
            <text:p>Isokr. or. </text:p>
          </table:table-cell>
          <table:table-cell table:formula="of:=[.E317]" office:value-type="string" office:string-value="Isokr. or. ">
            <text:p>Isokr. or. </text:p>
          </table:table-cell>
          <table:table-cell table:number-columns-repeated="15"/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os</text:p>
          </table:table-cell>
          <table:table-cell office:value-type="string">
            <text:p>epistulae</text:p>
          </table:table-cell>
          <table:table-cell table:formula="of:=[.A318]&amp;&quot; &quot; &amp;[.B318]" office:value-type="string" office:string-value="Iul. epist.">
            <text:p>Iul. epist.</text:p>
          </table:table-cell>
          <table:table-cell table:formula="of:=[.E318]" office:value-type="string" office:string-value="Iul. epist.">
            <text:p>Iul. epist.</text:p>
          </table:table-cell>
          <table:table-cell table:number-columns-repeated="15"/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os</text:p>
          </table:table-cell>
          <table:table-cell office:value-type="string">
            <text:p>in Galilaeos</text:p>
          </table:table-cell>
          <table:table-cell table:formula="of:=[.A319]&amp;&quot; &quot; &amp;[.B319]" office:value-type="string" office:string-value="Iul. in Gal.">
            <text:p>Iul. in Gal.</text:p>
          </table:table-cell>
          <table:table-cell table:formula="of:=[.E319]" office:value-type="string" office:string-value="Iul. in Gal.">
            <text:p>Iul. in Gal.</text:p>
          </table:table-cell>
          <table:table-cell table:number-columns-repeated="15"/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os</text:p>
          </table:table-cell>
          <table:table-cell office:value-type="string">
            <text:p>Misopogon</text:p>
          </table:table-cell>
          <table:table-cell table:formula="of:=[.A320]&amp;&quot; &quot; &amp;[.B320]" office:value-type="string" office:string-value="Iul. mis.">
            <text:p>Iul. mis.</text:p>
          </table:table-cell>
          <table:table-cell table:formula="of:=[.E320]" office:value-type="string" office:string-value="Iul. mis.">
            <text:p>Iul. mis.</text:p>
          </table:table-cell>
          <table:table-cell table:number-columns-repeated="15"/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os</text:p>
          </table:table-cell>
          <table:table-cell office:value-type="string">
            <text:p>orationes</text:p>
          </table:table-cell>
          <table:table-cell table:formula="of:=[.A321]&amp;&quot; &quot; &amp;[.B321]" office:value-type="string" office:string-value="Iul. or.">
            <text:p>Iul. or.</text:p>
          </table:table-cell>
          <table:table-cell table:formula="of:=[.E321]" office:value-type="string" office:string-value="Iul. or.">
            <text:p>Iul. or.</text:p>
          </table:table-cell>
          <table:table-cell table:number-columns-repeated="15"/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os</text:p>
          </table:table-cell>
          <table:table-cell office:value-type="string">
            <text:p>symposion</text:p>
          </table:table-cell>
          <table:table-cell table:formula="of:=[.A322]&amp;&quot; &quot; &amp;[.B322]" office:value-type="string" office:string-value="Iul. symp.">
            <text:p>Iul. symp.</text:p>
          </table:table-cell>
          <table:table-cell table:formula="of:=[.E322]" office:value-type="string" office:string-value="Iul. symp.">
            <text:p>Iul. symp.</text:p>
          </table:table-cell>
          <table:table-cell table:number-columns-repeated="15"/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table:formula="of:=[.A323]&amp;&quot; &quot; &amp;[.B323]" office:value-type="string" office:string-value="Iust. ">
            <text:p>Iust. </text:p>
          </table:table-cell>
          <table:table-cell table:formula="of:=[.E323]" office:value-type="string" office:string-value="Iust. ">
            <text:p>Iust. </text:p>
          </table:table-cell>
          <table:table-cell table:number-columns-repeated="15"/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is</text:p>
          </table:table-cell>
          <table:table-cell office:value-type="string">
            <text:p>saturae</text:p>
          </table:table-cell>
          <table:table-cell table:formula="of:=[.A324]&amp;&quot; &quot; &amp;[.B324]" office:value-type="string" office:string-value="Iuv. ">
            <text:p>Iuv. </text:p>
          </table:table-cell>
          <table:table-cell table:formula="of:=[.E324]" office:value-type="string" office:string-value="Iuv. ">
            <text:p>Iuv. </text:p>
          </table:table-cell>
          <table:table-cell table:number-columns-repeated="15"/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table:formula="of:=[.A325]&amp;&quot; &quot; &amp;[.B325]" office:value-type="string" office:string-value="Iuvenc. ">
            <text:p>Iuvenc. </text:p>
          </table:table-cell>
          <table:table-cell table:formula="of:=[.E325]" office:value-type="string" office:string-value="Iuvenc. ">
            <text:p>Iuvenc. </text:p>
          </table:table-cell>
          <table:table-cell table:number-columns-repeated="15"/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Iuventius Celsus</text:p>
          </table:table-cell>
          <table:table-cell office:value-type="string">
            <text:p>Digesta</text:p>
          </table:table-cell>
          <table:table-cell table:formula="of:=[.A326]&amp;&quot; &quot; &amp;[.B326]" office:value-type="string" office:string-value="Cels. Dig.">
            <text:p>Cels. Dig.</text:p>
          </table:table-cell>
          <table:table-cell table:formula="of:=[.E326]" office:value-type="string" office:string-value="Cels. Dig.">
            <text:p>Cels. Dig.</text:p>
          </table:table-cell>
          <table:table-cell table:number-columns-repeated="15"/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formula="of:=[.A327]&amp;&quot; &quot; &amp;[.B327]" office:value-type="string" office:string-value="Jo ">
            <text:p>Jo </text:p>
          </table:table-cell>
          <table:table-cell table:formula="of:=[.E327]" office:value-type="string" office:string-value="Jo ">
            <text:p>Jo </text:p>
          </table:table-cell>
          <table:table-cell table:number-columns-repeated="15"/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table:formula="of:=[.A328]&amp;&quot; &quot; &amp;[.B328]" office:value-type="string" office:string-value="Kall. epigr.">
            <text:p>Kall. epigr.</text:p>
          </table:table-cell>
          <table:table-cell table:formula="of:=[.E328]" office:value-type="string" office:string-value="Kall. epigr.">
            <text:p>Kall. epigr.</text:p>
          </table:table-cell>
          <table:table-cell table:number-columns-repeated="15"/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table:formula="of:=[.A329]&amp;&quot; &quot; &amp;[.B329]" office:value-type="string" office:string-value="Kall. frg.">
            <text:p>Kall. frg.</text:p>
          </table:table-cell>
          <table:table-cell table:formula="of:=[.E329]" office:value-type="string" office:string-value="Kall. frg.">
            <text:p>Kall. frg.</text:p>
          </table:table-cell>
          <table:table-cell table:number-columns-repeated="15"/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table:formula="of:=[.A330]&amp;&quot; &quot; &amp;[.B330]" office:value-type="string" office:string-value="Kall. h.">
            <text:p>Kall. h.</text:p>
          </table:table-cell>
          <table:table-cell table:formula="of:=[.E330]" office:value-type="string" office:string-value="Kall. h.">
            <text:p>Kall. h.</text:p>
          </table:table-cell>
          <table:table-cell table:number-columns-repeated="15"/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ctantius</text:p>
          </table:table-cell>
          <table:table-cell office:value-type="string">
            <text:p>divinae institutiones</text:p>
          </table:table-cell>
          <table:table-cell table:formula="of:=[.A331]&amp;&quot; &quot; &amp;[.B331]" office:value-type="string" office:string-value="Lact. inst.">
            <text:p>Lact. inst.</text:p>
          </table:table-cell>
          <table:table-cell table:formula="of:=[.E331]" office:value-type="string" office:string-value="Lact. inst.">
            <text:p>Lact. inst.</text:p>
          </table:table-cell>
          <table:table-cell table:number-columns-repeated="15"/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ctantius</text:p>
          </table:table-cell>
          <table:table-cell office:value-type="string">
            <text:p>de ira dei</text:p>
          </table:table-cell>
          <table:table-cell table:formula="of:=[.A332]&amp;&quot; &quot; &amp;[.B332]" office:value-type="string" office:string-value="Lact. ira">
            <text:p>Lact. ira</text:p>
          </table:table-cell>
          <table:table-cell table:formula="of:=[.E332]" office:value-type="string" office:string-value="Lact. ira">
            <text:p>Lact. ira</text:p>
          </table:table-cell>
          <table:table-cell table:number-columns-repeated="15"/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ctantius</text:p>
          </table:table-cell>
          <table:table-cell office:value-type="string">
            <text:p>de mortibus persecutorum</text:p>
          </table:table-cell>
          <table:table-cell table:formula="of:=[.A333]&amp;&quot; &quot; &amp;[.B333]" office:value-type="string" office:string-value="Lact. mort. pers.">
            <text:p>Lact. mort. pers.</text:p>
          </table:table-cell>
          <table:table-cell table:formula="of:=[.E333]" office:value-type="string" office:string-value="Lact. mort. pers.">
            <text:p>Lact. mort. pers.</text:p>
          </table:table-cell>
          <table:table-cell table:number-columns-repeated="15"/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ctantius</text:p>
          </table:table-cell>
          <table:table-cell office:value-type="string">
            <text:p>de opificio dei</text:p>
          </table:table-cell>
          <table:table-cell table:formula="of:=[.A334]&amp;&quot; &quot; &amp;[.B334]" office:value-type="string" office:string-value="Lact. opif.">
            <text:p>Lact. opif.</text:p>
          </table:table-cell>
          <table:table-cell table:formula="of:=[.E334]" office:value-type="string" office:string-value="Lact. opif.">
            <text:p>Lact. opif.</text:p>
          </table:table-cell>
          <table:table-cell table:number-columns-repeated="15"/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table:formula="of:=[.A335]&amp;&quot; &quot; &amp;[.B335]" office:value-type="string" office:string-value="Liv. ">
            <text:p>Liv. </text:p>
          </table:table-cell>
          <table:table-cell table:formula="of:=[.E335]" office:value-type="string" office:string-value="Liv. ">
            <text:p>Liv. </text:p>
          </table:table-cell>
          <table:table-cell table:number-columns-repeated="15"/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canus</text:p>
          </table:table-cell>
          <table:table-cell office:value-type="string">
            <text:p>bellum civile</text:p>
          </table:table-cell>
          <table:table-cell table:formula="of:=[.A336]&amp;&quot; &quot; &amp;[.B336]" office:value-type="string" office:string-value="Lucan. ">
            <text:p>Lucan. </text:p>
          </table:table-cell>
          <table:table-cell table:formula="of:=[.E336]" office:value-type="string" office:string-value="Lucan. ">
            <text:p>Lucan. </text:p>
          </table:table-cell>
          <table:table-cell table:number-columns-repeated="15"/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table:formula="of:=[.A337]&amp;&quot; &quot; &amp;[.B337]" office:value-type="string" office:string-value="Lucil. ">
            <text:p>Lucil. </text:p>
          </table:table-cell>
          <table:table-cell table:formula="of:=[.E337]" office:value-type="string" office:string-value="Lucil. ">
            <text:p>Lucil. </text:p>
          </table:table-cell>
          <table:table-cell table:number-columns-repeated="15"/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cretius</text:p>
          </table:table-cell>
          <table:table-cell office:value-type="string">
            <text:p>de rerum natura</text:p>
          </table:table-cell>
          <table:table-cell table:formula="of:=[.A338]&amp;&quot; &quot; &amp;[.B338]" office:value-type="string" office:string-value="Lucr. ">
            <text:p>Lucr. </text:p>
          </table:table-cell>
          <table:table-cell table:formula="of:=[.E338]" office:value-type="string" office:string-value="Lucr. ">
            <text:p>Lucr. </text:p>
          </table:table-cell>
          <table:table-cell table:number-columns-repeated="15"/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formula="of:=[.A339]&amp;&quot; &quot; &amp;[.B339]" office:value-type="string" office:string-value="Lk ">
            <text:p>Lk </text:p>
          </table:table-cell>
          <table:table-cell table:formula="of:=[.E339]" office:value-type="string" office:string-value="Lk ">
            <text:p>Lk </text:p>
          </table:table-cell>
          <table:table-cell table:number-columns-repeated="15"/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os</text:p>
          </table:table-cell>
          <table:table-cell/>
          <table:table-cell table:formula="of:=[.A340]&amp;&quot; &quot; &amp;[.B340]" office:value-type="string" office:string-value="Lukian. ">
            <text:p>Lukian. </text:p>
          </table:table-cell>
          <table:table-cell table:formula="of:=[.E340]" office:value-type="string" office:string-value="Lukian. ">
            <text:p>Lukian. </text:p>
          </table:table-cell>
          <table:table-cell table:number-columns-repeated="15"/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table:formula="of:=[.A341]&amp;&quot; &quot; &amp;[.B341]" office:value-type="string" office:string-value="Lyd. mag.">
            <text:p>Lyd. mag.</text:p>
          </table:table-cell>
          <table:table-cell table:formula="of:=[.E341]" office:value-type="string" office:string-value="Lyd. mag.">
            <text:p>Lyd. mag.</text:p>
          </table:table-cell>
          <table:table-cell table:number-columns-repeated="15"/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table:formula="of:=[.A342]&amp;&quot; &quot; &amp;[.B342]" office:value-type="string" office:string-value="Lyd. mens.">
            <text:p>Lyd. mens.</text:p>
          </table:table-cell>
          <table:table-cell table:formula="of:=[.E342]" office:value-type="string" office:string-value="Lyd. mens.">
            <text:p>Lyd. mens.</text:p>
          </table:table-cell>
          <table:table-cell table:number-columns-repeated="15"/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os</text:p>
          </table:table-cell>
          <table:table-cell/>
          <table:table-cell table:formula="of:=[.A343]&amp;&quot; &quot; &amp;[.B343]" office:value-type="string" office:string-value="Lykurg. ">
            <text:p>Lykurg. </text:p>
          </table:table-cell>
          <table:table-cell table:formula="of:=[.E343]" office:value-type="string" office:string-value="Lykurg. ">
            <text:p>Lykurg. </text:p>
          </table:table-cell>
          <table:table-cell table:number-columns-repeated="15"/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table:formula="of:=[.A344]&amp;&quot; &quot; &amp;[.B344]" office:value-type="string" office:string-value="Lys. ">
            <text:p>Lys. </text:p>
          </table:table-cell>
          <table:table-cell table:formula="of:=[.E344]" office:value-type="string" office:string-value="Lys. ">
            <text:p>Lys. </text:p>
          </table:table-cell>
          <table:table-cell table:number-columns-repeated="15"/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table:formula="of:=[.A345]&amp;&quot; &quot; &amp;[.B345]" office:value-type="string" office:string-value="Macr. Sat.">
            <text:p>Macr. Sat.</text:p>
          </table:table-cell>
          <table:table-cell table:formula="of:=[.E345]" office:value-type="string" office:string-value="Macr. Sat.">
            <text:p>Macr. Sat.</text:p>
          </table:table-cell>
          <table:table-cell table:number-columns-repeated="15"/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table:formula="of:=[.A346]&amp;&quot; &quot; &amp;[.B346]" office:value-type="string" office:string-value="Manil. ">
            <text:p>Manil. </text:p>
          </table:table-cell>
          <table:table-cell table:formula="of:=[.E346]" office:value-type="string" office:string-value="Manil. ">
            <text:p>Manil. </text:p>
          </table:table-cell>
          <table:table-cell table:number-columns-repeated="15"/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us Aurelius Antonius Augustus</text:p>
          </table:table-cell>
          <table:table-cell/>
          <table:table-cell table:formula="of:=[.A347]&amp;&quot; &quot; &amp;[.B347]" office:value-type="string" office:string-value="M. Aur. ">
            <text:p>M. Aur. </text:p>
          </table:table-cell>
          <table:table-cell table:formula="of:=[.E347]" office:value-type="string" office:string-value="M. Aur. ">
            <text:p>M. Aur. </text:p>
          </table:table-cell>
          <table:table-cell table:number-columns-repeated="15"/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Marius Victorinus</text:p>
          </table:table-cell>
          <table:table-cell/>
          <table:table-cell table:formula="of:=[.A348]&amp;&quot; &quot; &amp;[.B348]" office:value-type="string" office:string-value="Mar. Victorin. ">
            <text:p>Mar. Victorin. </text:p>
          </table:table-cell>
          <table:table-cell table:formula="of:=[.E348]" office:value-type="string" office:string-value="Mar. Victorin. ">
            <text:p>Mar. Victorin. </text:p>
          </table:table-cell>
          <table:table-cell table:number-columns-repeated="15"/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arkus</text:p>
          </table:table-cell>
          <table:table-cell/>
          <table:table-cell table:formula="of:=[.A349]&amp;&quot; &quot; &amp;[.B349]" office:value-type="string" office:string-value="Mk ">
            <text:p>Mk </text:p>
          </table:table-cell>
          <table:table-cell table:formula="of:=[.E349]" office:value-type="string" office:string-value="Mk ">
            <text:p>Mk </text:p>
          </table:table-cell>
          <table:table-cell table:number-columns-repeated="15"/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is</text:p>
          </table:table-cell>
          <table:table-cell/>
          <table:table-cell table:formula="of:=[.A350]&amp;&quot; &quot; &amp;[.B350]" office:value-type="string" office:string-value="Mart. ">
            <text:p>Mart. </text:p>
          </table:table-cell>
          <table:table-cell table:formula="of:=[.E350]" office:value-type="string" office:string-value="Mart. ">
            <text:p>Mart. </text:p>
          </table:table-cell>
          <table:table-cell table:number-columns-repeated="15"/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table:formula="of:=[.A351]&amp;&quot; &quot; &amp;[.B351]" office:value-type="string" office:string-value="Mart. Cap. ">
            <text:p>Mart. Cap. </text:p>
          </table:table-cell>
          <table:table-cell table:formula="of:=[.E351]" office:value-type="string" office:string-value="Mart. Cap. ">
            <text:p>Mart. Cap. </text:p>
          </table:table-cell>
          <table:table-cell table:number-columns-repeated="15"/>
        </table:table-row>
        <table:table-row table:style-name="ro1">
          <table:table-cell office:value-type="string">
            <text:p>Mt</text:p>
          </table:table-cell>
          <table:table-cell/>
          <table:table-cell office:value-type="string">
            <text:p>Matthäus</text:p>
          </table:table-cell>
          <table:table-cell/>
          <table:table-cell table:formula="of:=[.A352]&amp;&quot; &quot; &amp;[.B352]" office:value-type="string" office:string-value="Mt ">
            <text:p>Mt </text:p>
          </table:table-cell>
          <table:table-cell table:formula="of:=[.E352]" office:value-type="string" office:string-value="Mt ">
            <text:p>Mt </text:p>
          </table:table-cell>
          <table:table-cell table:number-columns-repeated="15"/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ros</text:p>
          </table:table-cell>
          <table:table-cell office:value-type="string">
            <text:p>Dyskolos </text:p>
          </table:table-cell>
          <table:table-cell table:formula="of:=[.A353]&amp;&quot; &quot; &amp;[.B353]" office:value-type="string" office:string-value="Men. Dysk.">
            <text:p>Men. Dysk.</text:p>
          </table:table-cell>
          <table:table-cell table:formula="of:=[.E353]" office:value-type="string" office:string-value="Men. Dysk.">
            <text:p>Men. Dysk.</text:p>
          </table:table-cell>
          <table:table-cell table:number-columns-repeated="15"/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ros</text:p>
          </table:table-cell>
          <table:table-cell office:value-type="string">
            <text:p>Epitrepontes</text:p>
          </table:table-cell>
          <table:table-cell table:formula="of:=[.A354]&amp;&quot; &quot; &amp;[.B354]" office:value-type="string" office:string-value="Men. Epitr.">
            <text:p>Men. Epitr.</text:p>
          </table:table-cell>
          <table:table-cell table:formula="of:=[.E354]" office:value-type="string" office:string-value="Men. Epitr.">
            <text:p>Men. Epitr.</text:p>
          </table:table-cell>
          <table:table-cell table:number-columns-repeated="15"/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ros</text:p>
          </table:table-cell>
          <table:table-cell office:value-type="string">
            <text:p>Samia</text:p>
          </table:table-cell>
          <table:table-cell table:formula="of:=[.A355]&amp;&quot; &quot; &amp;[.B355]" office:value-type="string" office:string-value="Men. Sam.">
            <text:p>Men. Sam.</text:p>
          </table:table-cell>
          <table:table-cell table:formula="of:=[.E355]" office:value-type="string" office:string-value="Men. Sam.">
            <text:p>Men. Sam.</text:p>
          </table:table-cell>
          <table:table-cell table:number-columns-repeated="15"/>
        </table:table-row>
        <table:table-row table:style-name="ro1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table:formula="of:=[.A356]&amp;&quot; &quot; &amp;[.B356]" office:value-type="string" office:string-value="Mimn. ">
            <text:p>Mimn. </text:p>
          </table:table-cell>
          <table:table-cell table:formula="of:=[.E356]" office:value-type="string" office:string-value="Mimn. ">
            <text:p>Mimn. </text:p>
          </table:table-cell>
          <table:table-cell table:number-columns-repeated="15"/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table:formula="of:=[.A357]&amp;&quot; &quot; &amp;[.B357]" office:value-type="string" office:string-value="Mosch. ">
            <text:p>Mosch. </text:p>
          </table:table-cell>
          <table:table-cell table:formula="of:=[.E357]" office:value-type="string" office:string-value="Mosch. ">
            <text:p>Mosch. </text:p>
          </table:table-cell>
          <table:table-cell table:number-columns-repeated="15"/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table:formula="of:=[.A358]&amp;&quot; &quot; &amp;[.B358]" office:value-type="string" office:string-value="Naev. ">
            <text:p>Naev. </text:p>
          </table:table-cell>
          <table:table-cell table:formula="of:=[.E358]" office:value-type="string" office:string-value="Naev. ">
            <text:p>Naev. </text:p>
          </table:table-cell>
          <table:table-cell table:number-columns-repeated="15"/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table:formula="of:=[.A359]&amp;&quot; &quot; &amp;[.B359]" office:value-type="string" office:string-value="Nik. Alex.">
            <text:p>Nik. Alex.</text:p>
          </table:table-cell>
          <table:table-cell table:formula="of:=[.E359]" office:value-type="string" office:string-value="Nik. Alex.">
            <text:p>Nik. Alex.</text:p>
          </table:table-cell>
          <table:table-cell table:number-columns-repeated="15"/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table:formula="of:=[.A360]&amp;&quot; &quot; &amp;[.B360]" office:value-type="string" office:string-value="Nik. Ther.">
            <text:p>Nik. Ther.</text:p>
          </table:table-cell>
          <table:table-cell table:formula="of:=[.E360]" office:value-type="string" office:string-value="Nik. Ther.">
            <text:p>Nik. Ther.</text:p>
          </table:table-cell>
          <table:table-cell table:number-columns-repeated="15"/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table:formula="of:=[.A361]&amp;&quot; &quot; &amp;[.B361]" office:value-type="string" office:string-value="Non. ">
            <text:p>Non. </text:p>
          </table:table-cell>
          <table:table-cell table:formula="of:=[.E361]" office:value-type="string" office:string-value="Non. ">
            <text:p>Non. </text:p>
          </table:table-cell>
          <table:table-cell table:number-columns-repeated="15"/>
        </table:table-row>
        <table:table-row table:style-name="ro1">
          <table:table-cell office:value-type="string">
            <text:p>Nm</text:p>
          </table:table-cell>
          <table:table-cell/>
          <table:table-cell office:value-type="string">
            <text:p>Numeri (= 4. Mose)</text:p>
          </table:table-cell>
          <table:table-cell/>
          <table:table-cell table:formula="of:=[.A362]&amp;&quot; &quot; &amp;[.B362]" office:value-type="string" office:string-value="Nm ">
            <text:p>Nm </text:p>
          </table:table-cell>
          <table:table-cell table:formula="of:=[.E362]" office:value-type="string" office:string-value="Nm ">
            <text:p>Nm </text:p>
          </table:table-cell>
          <table:table-cell table:number-columns-repeated="15"/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Oct. Minucius Felix</text:p>
          </table:table-cell>
          <table:table-cell/>
          <table:table-cell table:formula="of:=[.A363]&amp;&quot; &quot; &amp;[.B363]" office:value-type="string" office:string-value="Min. Fel. ">
            <text:p>Min. Fel. </text:p>
          </table:table-cell>
          <table:table-cell table:formula="of:=[.E363]" office:value-type="string" office:string-value="Min. Fel. ">
            <text:p>Min. Fel. </text:p>
          </table:table-cell>
          <table:table-cell table:number-columns-repeated="15"/>
        </table:table-row>
        <table:table-row table:style-name="ro1">
          <table:table-cell office:value-type="string">
            <text:p>Demosth. Demosthenes</text:p>
          </table:table-cell>
          <table:table-cell office:value-type="string">
            <text:p>orationes</text:p>
          </table:table-cell>
          <table:table-cell office:value-type="string">
            <text:p>or.</text:p>
          </table:table-cell>
          <table:table-cell/>
          <table:table-cell table:formula="of:=[.A364]&amp;&quot; &quot; &amp;[.B364]" office:value-type="string" office:string-value="Demosth. Demosthenes orationes">
            <text:p>Demosth. Demosthenes orationes</text:p>
          </table:table-cell>
          <table:table-cell table:formula="of:=[.E364]" office:value-type="string" office:string-value="Demosth. Demosthenes orationes">
            <text:p>Demosth. Demosthenes orationes</text:p>
          </table:table-cell>
          <table:table-cell table:number-columns-repeated="15"/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table:formula="of:=[.A365]&amp;&quot; &quot; &amp;[.B365]" office:value-type="string" office:string-value="Orig. ">
            <text:p>Orig. </text:p>
          </table:table-cell>
          <table:table-cell table:formula="of:=[.E365]" office:value-type="string" office:string-value="Orig. ">
            <text:p>Orig. </text:p>
          </table:table-cell>
          <table:table-cell table:number-columns-repeated="15"/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table:formula="of:=[.A366]&amp;&quot; &quot; &amp;[.B366]" office:value-type="string" office:string-value="Oros.  ">
            <text:p>Oros.  </text:p>
          </table:table-cell>
          <table:table-cell table:formula="of:=[.E366]" office:value-type="string" office:string-value="Oros.  ">
            <text:p>Oros.  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ius</text:p>
          </table:table-cell>
          <table:table-cell office:value-type="string">
            <text:p>amores</text:p>
          </table:table-cell>
          <table:table-cell table:formula="of:=[.A367]&amp;&quot; &quot; &amp;[.B367]" office:value-type="string" office:string-value="Ov. am.">
            <text:p>Ov. am.</text:p>
          </table:table-cell>
          <table:table-cell table:formula="of:=[.E367]" office:value-type="string" office:string-value="Ov. am.">
            <text:p>Ov. am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ius</text:p>
          </table:table-cell>
          <table:table-cell office:value-type="string">
            <text:p>ars amatoria</text:p>
          </table:table-cell>
          <table:table-cell table:formula="of:=[.A368]&amp;&quot; &quot; &amp;[.B368]" office:value-type="string" office:string-value="Ov. ars">
            <text:p>Ov. ars</text:p>
          </table:table-cell>
          <table:table-cell table:formula="of:=[.E368]" office:value-type="string" office:string-value="Ov. ars">
            <text:p>Ov. ars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ius</text:p>
          </table:table-cell>
          <table:table-cell office:value-type="string">
            <text:p>epistulae (heroides)</text:p>
          </table:table-cell>
          <table:table-cell table:formula="of:=[.A369]&amp;&quot; &quot; &amp;[.B369]" office:value-type="string" office:string-value="Ov. epist.">
            <text:p>Ov. epist.</text:p>
          </table:table-cell>
          <table:table-cell table:formula="of:=[.E369]" office:value-type="string" office:string-value="Ov. epist.">
            <text:p>Ov. epist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ius</text:p>
          </table:table-cell>
          <table:table-cell office:value-type="string">
            <text:p>fasti</text:p>
          </table:table-cell>
          <table:table-cell table:formula="of:=[.A370]&amp;&quot; &quot; &amp;[.B370]" office:value-type="string" office:string-value="Ov. fast.">
            <text:p>Ov. fast.</text:p>
          </table:table-cell>
          <table:table-cell table:formula="of:=[.E370]" office:value-type="string" office:string-value="Ov. fast.">
            <text:p>Ov. fast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ius</text:p>
          </table:table-cell>
          <table:table-cell office:value-type="string">
            <text:p>Ibis</text:p>
          </table:table-cell>
          <table:table-cell table:formula="of:=[.A371]&amp;&quot; &quot; &amp;[.B371]" office:value-type="string" office:string-value="Ov. Ib.">
            <text:p>Ov. Ib.</text:p>
          </table:table-cell>
          <table:table-cell table:formula="of:=[.E371]" office:value-type="string" office:string-value="Ov. Ib.">
            <text:p>Ov. Ib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ius</text:p>
          </table:table-cell>
          <table:table-cell office:value-type="string">
            <text:p>medicamina faciei femineae</text:p>
          </table:table-cell>
          <table:table-cell table:formula="of:=[.A372]&amp;&quot; &quot; &amp;[.B372]" office:value-type="string" office:string-value="Ov. medic.">
            <text:p>Ov. medic.</text:p>
          </table:table-cell>
          <table:table-cell table:formula="of:=[.E372]" office:value-type="string" office:string-value="Ov. medic.">
            <text:p>Ov. medic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ius</text:p>
          </table:table-cell>
          <table:table-cell office:value-type="string">
            <text:p>metamorphoses</text:p>
          </table:table-cell>
          <table:table-cell table:formula="of:=[.A373]&amp;&quot; &quot; &amp;[.B373]" office:value-type="string" office:string-value="Ov. met.">
            <text:p>Ov. met.</text:p>
          </table:table-cell>
          <table:table-cell table:formula="of:=[.E373]" office:value-type="string" office:string-value="Ov. met.">
            <text:p>Ov. met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ius</text:p>
          </table:table-cell>
          <table:table-cell office:value-type="string">
            <text:p>epistulae ex Ponto</text:p>
          </table:table-cell>
          <table:table-cell table:formula="of:=[.A374]&amp;&quot; &quot; &amp;[.B374]" office:value-type="string" office:string-value="Ov. Pont.">
            <text:p>Ov. Pont.</text:p>
          </table:table-cell>
          <table:table-cell table:formula="of:=[.E374]" office:value-type="string" office:string-value="Ov. Pont.">
            <text:p>Ov. Pont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ius</text:p>
          </table:table-cell>
          <table:table-cell office:value-type="string">
            <text:p>remedia amoris</text:p>
          </table:table-cell>
          <table:table-cell table:formula="of:=[.A375]&amp;&quot; &quot; &amp;[.B375]" office:value-type="string" office:string-value="Ov. rem.">
            <text:p>Ov. rem.</text:p>
          </table:table-cell>
          <table:table-cell table:formula="of:=[.E375]" office:value-type="string" office:string-value="Ov. rem.">
            <text:p>Ov. rem.</text:p>
          </table:table-cell>
          <table:table-cell table:number-columns-repeated="15"/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ius</text:p>
          </table:table-cell>
          <table:table-cell office:value-type="string">
            <text:p>tristia</text:p>
          </table:table-cell>
          <table:table-cell table:formula="of:=[.A376]&amp;&quot; &quot; &amp;[.B376]" office:value-type="string" office:string-value="Ov. trist.">
            <text:p>Ov. trist.</text:p>
          </table:table-cell>
          <table:table-cell table:formula="of:=[.E376]" office:value-type="string" office:string-value="Ov. trist.">
            <text:p>Ov. trist.</text:p>
          </table:table-cell>
          <table:table-cell table:number-columns-repeated="15"/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table:formula="of:=[.A377]&amp;&quot; &quot; &amp;[.B377]" office:value-type="string" office:string-value="Paus. ">
            <text:p>Paus. </text:p>
          </table:table-cell>
          <table:table-cell table:formula="of:=[.E377]" office:value-type="string" office:string-value="Paus. ">
            <text:p>Paus. </text:p>
          </table:table-cell>
          <table:table-cell table:number-columns-repeated="15"/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table:formula="of:=[.A378]&amp;&quot; &quot; &amp;[.B378]" office:value-type="string" office:string-value="Pers. ">
            <text:p>Pers. </text:p>
          </table:table-cell>
          <table:table-cell table:formula="of:=[.E378]" office:value-type="string" office:string-value="Pers. ">
            <text:p>Pers. </text:p>
          </table:table-cell>
          <table:table-cell table:number-columns-repeated="15"/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Petronius</text:p>
          </table:table-cell>
          <table:table-cell office:value-type="string">
            <text:p>satyrica</text:p>
          </table:table-cell>
          <table:table-cell table:formula="of:=[.A379]&amp;&quot; &quot; &amp;[.B379]" office:value-type="string" office:string-value="Petron. ">
            <text:p>Petron. </text:p>
          </table:table-cell>
          <table:table-cell table:formula="of:=[.E379]" office:value-type="string" office:string-value="Petron. ">
            <text:p>Petron. </text:p>
          </table:table-cell>
          <table:table-cell table:number-columns-repeated="15"/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table:formula="of:=[.A380]&amp;&quot; &quot; &amp;[.B380]" office:value-type="string" office:string-value="Phaedr. ">
            <text:p>Phaedr. </text:p>
          </table:table-cell>
          <table:table-cell table:formula="of:=[.E380]" office:value-type="string" office:string-value="Phaedr. ">
            <text:p>Phaedr. </text:p>
          </table:table-cell>
          <table:table-cell table:number-columns-repeated="15"/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table:formula="of:=[.A381]&amp;&quot; &quot; &amp;[.B381]" office:value-type="string" office:string-value="Pind. frg.">
            <text:p>Pind. frg.</text:p>
          </table:table-cell>
          <table:table-cell table:formula="of:=[.E381]" office:value-type="string" office:string-value="Pind. frg.">
            <text:p>Pind. frg.</text:p>
          </table:table-cell>
          <table:table-cell table:number-columns-repeated="15"/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table:formula="of:=[.A382]&amp;&quot; &quot; &amp;[.B382]" office:value-type="string" office:string-value="Pind. I.">
            <text:p>Pind. I.</text:p>
          </table:table-cell>
          <table:table-cell table:formula="of:=[.E382]" office:value-type="string" office:string-value="Pind. I.">
            <text:p>Pind. I.</text:p>
          </table:table-cell>
          <table:table-cell table:number-columns-repeated="15"/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table:formula="of:=[.A383]&amp;&quot; &quot; &amp;[.B383]" office:value-type="string" office:string-value="Pind. N.">
            <text:p>Pind. N.</text:p>
          </table:table-cell>
          <table:table-cell table:formula="of:=[.E383]" office:value-type="string" office:string-value="Pind. N.">
            <text:p>Pind. N.</text:p>
          </table:table-cell>
          <table:table-cell table:number-columns-repeated="15"/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table:formula="of:=[.A384]&amp;&quot; &quot; &amp;[.B384]" office:value-type="string" office:string-value="Pind. O.">
            <text:p>Pind. O.</text:p>
          </table:table-cell>
          <table:table-cell table:formula="of:=[.E384]" office:value-type="string" office:string-value="Pind. O.">
            <text:p>Pind. O.</text:p>
          </table:table-cell>
          <table:table-cell table:number-columns-repeated="15"/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table:formula="of:=[.A385]&amp;&quot; &quot; &amp;[.B385]" office:value-type="string" office:string-value="Pind. P.">
            <text:p>Pind. P.</text:p>
          </table:table-cell>
          <table:table-cell table:formula="of:=[.E385]" office:value-type="string" office:string-value="Pind. P.">
            <text:p>Pind. P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table:formula="of:=[.A386]&amp;&quot; &quot; &amp;[.B386]" office:value-type="string" office:string-value="Plat. Alk. 1">
            <text:p>Plat. Alk. 1</text:p>
          </table:table-cell>
          <table:table-cell table:formula="of:=[.E386]" office:value-type="string" office:string-value="Plat. Alk. 1">
            <text:p>Plat. Alk. 1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table:formula="of:=[.A387]&amp;&quot; &quot; &amp;[.B387]" office:value-type="string" office:string-value="Plat. Alk. 2">
            <text:p>Plat. Alk. 2</text:p>
          </table:table-cell>
          <table:table-cell table:formula="of:=[.E387]" office:value-type="string" office:string-value="Plat. Alk. 2">
            <text:p>Plat. Alk. 2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table:formula="of:=[.A388]&amp;&quot; &quot; &amp;[.B388]" office:value-type="string" office:string-value="Plat. apol.">
            <text:p>Plat. apol.</text:p>
          </table:table-cell>
          <table:table-cell table:formula="of:=[.E388]" office:value-type="string" office:string-value="Plat. apol.">
            <text:p>Plat. apol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table:formula="of:=[.A389]&amp;&quot; &quot; &amp;[.B389]" office:value-type="string" office:string-value="Plat. Ax.">
            <text:p>Plat. Ax.</text:p>
          </table:table-cell>
          <table:table-cell table:formula="of:=[.E389]" office:value-type="string" office:string-value="Plat. Ax.">
            <text:p>Plat. Ax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table:formula="of:=[.A390]&amp;&quot; &quot; &amp;[.B390]" office:value-type="string" office:string-value="Plat. Charm.">
            <text:p>Plat. Charm.</text:p>
          </table:table-cell>
          <table:table-cell table:formula="of:=[.E390]" office:value-type="string" office:string-value="Plat. Charm.">
            <text:p>Plat. Charm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table:formula="of:=[.A391]&amp;&quot; &quot; &amp;[.B391]" office:value-type="string" office:string-value="Plat. def.">
            <text:p>Plat. def.</text:p>
          </table:table-cell>
          <table:table-cell table:formula="of:=[.E391]" office:value-type="string" office:string-value="Plat. def.">
            <text:p>Plat. def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table:formula="of:=[.A392]&amp;&quot; &quot; &amp;[.B392]" office:value-type="string" office:string-value="Plat. Dem.">
            <text:p>Plat. Dem.</text:p>
          </table:table-cell>
          <table:table-cell table:formula="of:=[.E392]" office:value-type="string" office:string-value="Plat. Dem.">
            <text:p>Plat. Dem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table:formula="of:=[.A393]&amp;&quot; &quot; &amp;[.B393]" office:value-type="string" office:string-value="Plat. epin.">
            <text:p>Plat. epin.</text:p>
          </table:table-cell>
          <table:table-cell table:formula="of:=[.E393]" office:value-type="string" office:string-value="Plat. epin.">
            <text:p>Plat. epin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table:formula="of:=[.A394]&amp;&quot; &quot; &amp;[.B394]" office:value-type="string" office:string-value="Plat. epist.">
            <text:p>Plat. epist.</text:p>
          </table:table-cell>
          <table:table-cell table:formula="of:=[.E394]" office:value-type="string" office:string-value="Plat. epist.">
            <text:p>Plat. epis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table:formula="of:=[.A395]&amp;&quot; &quot; &amp;[.B395]" office:value-type="string" office:string-value="Plat. eras.">
            <text:p>Plat. eras.</text:p>
          </table:table-cell>
          <table:table-cell table:formula="of:=[.E395]" office:value-type="string" office:string-value="Plat. eras.">
            <text:p>Plat. eras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table:formula="of:=[.A396]&amp;&quot; &quot; &amp;[.B396]" office:value-type="string" office:string-value="Plat. Eryx.">
            <text:p>Plat. Eryx.</text:p>
          </table:table-cell>
          <table:table-cell table:formula="of:=[.E396]" office:value-type="string" office:string-value="Plat. Eryx.">
            <text:p>Plat. Eryx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table:formula="of:=[.A397]&amp;&quot; &quot; &amp;[.B397]" office:value-type="string" office:string-value="Plat. Euthyd.">
            <text:p>Plat. Euthyd.</text:p>
          </table:table-cell>
          <table:table-cell table:formula="of:=[.E397]" office:value-type="string" office:string-value="Plat. Euthyd.">
            <text:p>Plat. Euthyd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table:formula="of:=[.A398]&amp;&quot; &quot; &amp;[.B398]" office:value-type="string" office:string-value="Plat. Euthyphr.">
            <text:p>Plat. Euthyphr.</text:p>
          </table:table-cell>
          <table:table-cell table:formula="of:=[.E398]" office:value-type="string" office:string-value="Plat. Euthyphr.">
            <text:p>Plat. Euthyphr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table:formula="of:=[.A399]&amp;&quot; &quot; &amp;[.B399]" office:value-type="string" office:string-value="Plat. Gorg.">
            <text:p>Plat. Gorg.</text:p>
          </table:table-cell>
          <table:table-cell table:formula="of:=[.E399]" office:value-type="string" office:string-value="Plat. Gorg.">
            <text:p>Plat. Gorg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table:formula="of:=[.A400]&amp;&quot; &quot; &amp;[.B400]" office:value-type="string" office:string-value="Plat. Hipp. mai.">
            <text:p>Plat. Hipp. mai.</text:p>
          </table:table-cell>
          <table:table-cell table:formula="of:=[.E400]" office:value-type="string" office:string-value="Plat. Hipp. mai.">
            <text:p>Plat. Hipp. mai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table:formula="of:=[.A401]&amp;&quot; &quot; &amp;[.B401]" office:value-type="string" office:string-value="Plat. Hipp. min.">
            <text:p>Plat. Hipp. min.</text:p>
          </table:table-cell>
          <table:table-cell table:formula="of:=[.E401]" office:value-type="string" office:string-value="Plat. Hipp. min.">
            <text:p>Plat. Hipp. min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table:formula="of:=[.A402]&amp;&quot; &quot; &amp;[.B402]" office:value-type="string" office:string-value="Plat. Hipparch.">
            <text:p>Plat. Hipparch.</text:p>
          </table:table-cell>
          <table:table-cell table:formula="of:=[.E402]" office:value-type="string" office:string-value="Plat. Hipparch.">
            <text:p>Plat. Hipparch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table:formula="of:=[.A403]&amp;&quot; &quot; &amp;[.B403]" office:value-type="string" office:string-value="Plat. Ion">
            <text:p>Plat. Ion</text:p>
          </table:table-cell>
          <table:table-cell table:formula="of:=[.E403]" office:value-type="string" office:string-value="Plat. Ion">
            <text:p>Plat. Ion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table:formula="of:=[.A404]&amp;&quot; &quot; &amp;[.B404]" office:value-type="string" office:string-value="Plat. Kleit.">
            <text:p>Plat. Kleit.</text:p>
          </table:table-cell>
          <table:table-cell table:formula="of:=[.E404]" office:value-type="string" office:string-value="Plat. Kleit.">
            <text:p>Plat. Klei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table:formula="of:=[.A405]&amp;&quot; &quot; &amp;[.B405]" office:value-type="string" office:string-value="Plat. Krat.">
            <text:p>Plat. Krat.</text:p>
          </table:table-cell>
          <table:table-cell table:formula="of:=[.E405]" office:value-type="string" office:string-value="Plat. Krat.">
            <text:p>Plat. Kra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table:formula="of:=[.A406]&amp;&quot; &quot; &amp;[.B406]" office:value-type="string" office:string-value="Plat. Krit.">
            <text:p>Plat. Krit.</text:p>
          </table:table-cell>
          <table:table-cell table:formula="of:=[.E406]" office:value-type="string" office:string-value="Plat. Krit.">
            <text:p>Plat. Kri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table:formula="of:=[.A407]&amp;&quot; &quot; &amp;[.B407]" office:value-type="string" office:string-value="Plat. Kritias">
            <text:p>Plat. Kritias</text:p>
          </table:table-cell>
          <table:table-cell table:formula="of:=[.E407]" office:value-type="string" office:string-value="Plat. Kritias">
            <text:p>Plat. Kritias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table:formula="of:=[.A408]&amp;&quot; &quot; &amp;[.B408]" office:value-type="string" office:string-value="Plat. Lach.">
            <text:p>Plat. Lach.</text:p>
          </table:table-cell>
          <table:table-cell table:formula="of:=[.E408]" office:value-type="string" office:string-value="Plat. Lach.">
            <text:p>Plat. Lach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table:formula="of:=[.A409]&amp;&quot; &quot; &amp;[.B409]" office:value-type="string" office:string-value="Plat. leg.">
            <text:p>Plat. leg.</text:p>
          </table:table-cell>
          <table:table-cell table:formula="of:=[.E409]" office:value-type="string" office:string-value="Plat. leg.">
            <text:p>Plat. leg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table:formula="of:=[.A410]&amp;&quot; &quot; &amp;[.B410]" office:value-type="string" office:string-value="Plat. Lys.">
            <text:p>Plat. Lys.</text:p>
          </table:table-cell>
          <table:table-cell table:formula="of:=[.E410]" office:value-type="string" office:string-value="Plat. Lys.">
            <text:p>Plat. Lys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table:formula="of:=[.A411]&amp;&quot; &quot; &amp;[.B411]" office:value-type="string" office:string-value="Plat. Men.">
            <text:p>Plat. Men.</text:p>
          </table:table-cell>
          <table:table-cell table:formula="of:=[.E411]" office:value-type="string" office:string-value="Plat. Men.">
            <text:p>Plat. Men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table:formula="of:=[.A412]&amp;&quot; &quot; &amp;[.B412]" office:value-type="string" office:string-value="Plat. Min.">
            <text:p>Plat. Min.</text:p>
          </table:table-cell>
          <table:table-cell table:formula="of:=[.E412]" office:value-type="string" office:string-value="Plat. Min.">
            <text:p>Plat. Min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table:formula="of:=[.A413]&amp;&quot; &quot; &amp;[.B413]" office:value-type="string" office:string-value="Plat. Mx.">
            <text:p>Plat. Mx.</text:p>
          </table:table-cell>
          <table:table-cell table:formula="of:=[.E413]" office:value-type="string" office:string-value="Plat. Mx.">
            <text:p>Plat. Mx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table:formula="of:=[.A414]&amp;&quot; &quot; &amp;[.B414]" office:value-type="string" office:string-value="Plat. Parm.">
            <text:p>Plat. Parm.</text:p>
          </table:table-cell>
          <table:table-cell table:formula="of:=[.E414]" office:value-type="string" office:string-value="Plat. Parm.">
            <text:p>Plat. Parm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table:formula="of:=[.A415]&amp;&quot; &quot; &amp;[.B415]" office:value-type="string" office:string-value="Plat. Phaid.">
            <text:p>Plat. Phaid.</text:p>
          </table:table-cell>
          <table:table-cell table:formula="of:=[.E415]" office:value-type="string" office:string-value="Plat. Phaid.">
            <text:p>Plat. Phaid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table:formula="of:=[.A416]&amp;&quot; &quot; &amp;[.B416]" office:value-type="string" office:string-value="Plat. Phaidr.">
            <text:p>Plat. Phaidr.</text:p>
          </table:table-cell>
          <table:table-cell table:formula="of:=[.E416]" office:value-type="string" office:string-value="Plat. Phaidr.">
            <text:p>Plat. Phaidr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table:formula="of:=[.A417]&amp;&quot; &quot; &amp;[.B417]" office:value-type="string" office:string-value="Plat. Phil.">
            <text:p>Plat. Phil.</text:p>
          </table:table-cell>
          <table:table-cell table:formula="of:=[.E417]" office:value-type="string" office:string-value="Plat. Phil.">
            <text:p>Plat. Phil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table:formula="of:=[.A418]&amp;&quot; &quot; &amp;[.B418]" office:value-type="string" office:string-value="Plat. polit.">
            <text:p>Plat. polit.</text:p>
          </table:table-cell>
          <table:table-cell table:formula="of:=[.E418]" office:value-type="string" office:string-value="Plat. polit.">
            <text:p>Plat. poli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table:formula="of:=[.A419]&amp;&quot; &quot; &amp;[.B419]" office:value-type="string" office:string-value="Plat. Prot.">
            <text:p>Plat. Prot.</text:p>
          </table:table-cell>
          <table:table-cell table:formula="of:=[.E419]" office:value-type="string" office:string-value="Plat. Prot.">
            <text:p>Plat. Pro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table:formula="of:=[.A420]&amp;&quot; &quot; &amp;[.B420]" office:value-type="string" office:string-value="Plat. rep.">
            <text:p>Plat. rep.</text:p>
          </table:table-cell>
          <table:table-cell table:formula="of:=[.E420]" office:value-type="string" office:string-value="Plat. rep.">
            <text:p>Plat. rep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table:formula="of:=[.A421]&amp;&quot; &quot; &amp;[.B421]" office:value-type="string" office:string-value="Plat. Sis.">
            <text:p>Plat. Sis.</text:p>
          </table:table-cell>
          <table:table-cell table:formula="of:=[.E421]" office:value-type="string" office:string-value="Plat. Sis.">
            <text:p>Plat. Sis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table:formula="of:=[.A422]&amp;&quot; &quot; &amp;[.B422]" office:value-type="string" office:string-value="Plat. soph.">
            <text:p>Plat. soph.</text:p>
          </table:table-cell>
          <table:table-cell table:formula="of:=[.E422]" office:value-type="string" office:string-value="Plat. soph.">
            <text:p>Plat. soph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table:formula="of:=[.A423]&amp;&quot; &quot; &amp;[.B423]" office:value-type="string" office:string-value="Plat. symp.">
            <text:p>Plat. symp.</text:p>
          </table:table-cell>
          <table:table-cell table:formula="of:=[.E423]" office:value-type="string" office:string-value="Plat. symp.">
            <text:p>Plat. symp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table:formula="of:=[.A424]&amp;&quot; &quot; &amp;[.B424]" office:value-type="string" office:string-value="Plat. Thg.">
            <text:p>Plat. Thg.</text:p>
          </table:table-cell>
          <table:table-cell table:formula="of:=[.E424]" office:value-type="string" office:string-value="Plat. Thg.">
            <text:p>Plat. Thg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table:formula="of:=[.A425]&amp;&quot; &quot; &amp;[.B425]" office:value-type="string" office:string-value="Plat. Tht.">
            <text:p>Plat. Tht.</text:p>
          </table:table-cell>
          <table:table-cell table:formula="of:=[.E425]" office:value-type="string" office:string-value="Plat. Tht.">
            <text:p>Plat. Tht.</text:p>
          </table:table-cell>
          <table:table-cell table:number-columns-repeated="15"/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table:formula="of:=[.A426]&amp;&quot; &quot; &amp;[.B426]" office:value-type="string" office:string-value="Plat. Tim.">
            <text:p>Plat. Tim.</text:p>
          </table:table-cell>
          <table:table-cell table:formula="of:=[.E426]" office:value-type="string" office:string-value="Plat. Tim.">
            <text:p>Plat. Tim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table:formula="of:=[.A427]&amp;&quot; &quot; &amp;[.B427]" office:value-type="string" office:string-value="Plaut. Amph.">
            <text:p>Plaut. Amph.</text:p>
          </table:table-cell>
          <table:table-cell table:formula="of:=[.E427]" office:value-type="string" office:string-value="Plaut. Amph.">
            <text:p>Plaut. Amph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table:formula="of:=[.A428]&amp;&quot; &quot; &amp;[.B428]" office:value-type="string" office:string-value="Plaut. Asin.">
            <text:p>Plaut. Asin.</text:p>
          </table:table-cell>
          <table:table-cell table:formula="of:=[.E428]" office:value-type="string" office:string-value="Plaut. Asin.">
            <text:p>Plaut. Asin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table:formula="of:=[.A429]&amp;&quot; &quot; &amp;[.B429]" office:value-type="string" office:string-value="Plaut. Aul.">
            <text:p>Plaut. Aul.</text:p>
          </table:table-cell>
          <table:table-cell table:formula="of:=[.E429]" office:value-type="string" office:string-value="Plaut. Aul.">
            <text:p>Plaut. Aul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table:formula="of:=[.A430]&amp;&quot; &quot; &amp;[.B430]" office:value-type="string" office:string-value="Plaut. Bacch.">
            <text:p>Plaut. Bacch.</text:p>
          </table:table-cell>
          <table:table-cell table:formula="of:=[.E430]" office:value-type="string" office:string-value="Plaut. Bacch.">
            <text:p>Plaut. Bacch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table:formula="of:=[.A431]&amp;&quot; &quot; &amp;[.B431]" office:value-type="string" office:string-value="Plaut. Cist.">
            <text:p>Plaut. Cist.</text:p>
          </table:table-cell>
          <table:table-cell table:formula="of:=[.E431]" office:value-type="string" office:string-value="Plaut. Cist.">
            <text:p>Plaut. Cist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table:formula="of:=[.A432]&amp;&quot; &quot; &amp;[.B432]" office:value-type="string" office:string-value="Plaut. Curc.">
            <text:p>Plaut. Curc.</text:p>
          </table:table-cell>
          <table:table-cell table:formula="of:=[.E432]" office:value-type="string" office:string-value="Plaut. Curc.">
            <text:p>Plaut. Curc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table:formula="of:=[.A433]&amp;&quot; &quot; &amp;[.B433]" office:value-type="string" office:string-value="Plaut. Epid.">
            <text:p>Plaut. Epid.</text:p>
          </table:table-cell>
          <table:table-cell table:formula="of:=[.E433]" office:value-type="string" office:string-value="Plaut. Epid.">
            <text:p>Plaut. Epid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table:formula="of:=[.A434]&amp;&quot; &quot; &amp;[.B434]" office:value-type="string" office:string-value="Plaut. Men.">
            <text:p>Plaut. Men.</text:p>
          </table:table-cell>
          <table:table-cell table:formula="of:=[.E434]" office:value-type="string" office:string-value="Plaut. Men.">
            <text:p>Plaut. Men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table:formula="of:=[.A435]&amp;&quot; &quot; &amp;[.B435]" office:value-type="string" office:string-value="Plaut. Merc.">
            <text:p>Plaut. Merc.</text:p>
          </table:table-cell>
          <table:table-cell table:formula="of:=[.E435]" office:value-type="string" office:string-value="Plaut. Merc.">
            <text:p>Plaut. Merc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table:formula="of:=[.A436]&amp;&quot; &quot; &amp;[.B436]" office:value-type="string" office:string-value="Plaut. Mil.">
            <text:p>Plaut. Mil.</text:p>
          </table:table-cell>
          <table:table-cell table:formula="of:=[.E436]" office:value-type="string" office:string-value="Plaut. Mil.">
            <text:p>Plaut. Mil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table:formula="of:=[.A437]&amp;&quot; &quot; &amp;[.B437]" office:value-type="string" office:string-value="Plaut. Most.">
            <text:p>Plaut. Most.</text:p>
          </table:table-cell>
          <table:table-cell table:formula="of:=[.E437]" office:value-type="string" office:string-value="Plaut. Most.">
            <text:p>Plaut. Most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table:formula="of:=[.A438]&amp;&quot; &quot; &amp;[.B438]" office:value-type="string" office:string-value="Plaut. Poen.">
            <text:p>Plaut. Poen.</text:p>
          </table:table-cell>
          <table:table-cell table:formula="of:=[.E438]" office:value-type="string" office:string-value="Plaut. Poen.">
            <text:p>Plaut. Poen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table:formula="of:=[.A439]&amp;&quot; &quot; &amp;[.B439]" office:value-type="string" office:string-value="Plaut. Pseud.">
            <text:p>Plaut. Pseud.</text:p>
          </table:table-cell>
          <table:table-cell table:formula="of:=[.E439]" office:value-type="string" office:string-value="Plaut. Pseud.">
            <text:p>Plaut. Pseud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table:formula="of:=[.A440]&amp;&quot; &quot; &amp;[.B440]" office:value-type="string" office:string-value="Plaut. Rud.">
            <text:p>Plaut. Rud.</text:p>
          </table:table-cell>
          <table:table-cell table:formula="of:=[.E440]" office:value-type="string" office:string-value="Plaut. Rud.">
            <text:p>Plaut. Rud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table:formula="of:=[.A441]&amp;&quot; &quot; &amp;[.B441]" office:value-type="string" office:string-value="Plaut. Stich.">
            <text:p>Plaut. Stich.</text:p>
          </table:table-cell>
          <table:table-cell table:formula="of:=[.E441]" office:value-type="string" office:string-value="Plaut. Stich.">
            <text:p>Plaut. Stich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table:formula="of:=[.A442]&amp;&quot; &quot; &amp;[.B442]" office:value-type="string" office:string-value="Plaut. Trin.">
            <text:p>Plaut. Trin.</text:p>
          </table:table-cell>
          <table:table-cell table:formula="of:=[.E442]" office:value-type="string" office:string-value="Plaut. Trin.">
            <text:p>Plaut. Trin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table:formula="of:=[.A443]&amp;&quot; &quot; &amp;[.B443]" office:value-type="string" office:string-value="Plaut. Truc.">
            <text:p>Plaut. Truc.</text:p>
          </table:table-cell>
          <table:table-cell table:formula="of:=[.E443]" office:value-type="string" office:string-value="Plaut. Truc.">
            <text:p>Plaut. Truc.</text:p>
          </table:table-cell>
          <table:table-cell table:number-columns-repeated="15"/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table:formula="of:=[.A444]&amp;&quot; &quot; &amp;[.B444]" office:value-type="string" office:string-value="Plaut. Vid.">
            <text:p>Plaut. Vid.</text:p>
          </table:table-cell>
          <table:table-cell table:formula="of:=[.E444]" office:value-type="string" office:string-value="Plaut. Vid.">
            <text:p>Plaut. Vid.</text:p>
          </table:table-cell>
          <table:table-cell table:number-columns-repeated="15"/>
        </table:table-row>
        <table:table-row table:style-name="ro1">
          <table:table-cell office:value-type="string">
            <text:p>Plin. 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table:formula="of:=[.A445]&amp;&quot; &quot; &amp;[.B445]" office:value-type="string" office:string-value="Plin.  nat.">
            <text:p>Plin. <text:s/>nat.</text:p>
          </table:table-cell>
          <table:table-cell table:formula="of:=[.E445]" office:value-type="string" office:string-value="Plin.  nat.">
            <text:p>Plin. <text:s/>nat.</text:p>
          </table:table-cell>
          <table:table-cell table:number-columns-repeated="15"/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table:formula="of:=[.A446]&amp;&quot; &quot; &amp;[.B446]" office:value-type="string" office:string-value="Plin. epist.">
            <text:p>Plin. epist.</text:p>
          </table:table-cell>
          <table:table-cell table:formula="of:=[.E446]" office:value-type="string" office:string-value="Plin. epist.">
            <text:p>Plin. epist.</text:p>
          </table:table-cell>
          <table:table-cell table:number-columns-repeated="15"/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table:formula="of:=[.A447]&amp;&quot; &quot; &amp;[.B447]" office:value-type="string" office:string-value="Plin. paneg.">
            <text:p>Plin. paneg.</text:p>
          </table:table-cell>
          <table:table-cell table:formula="of:=[.E447]" office:value-type="string" office:string-value="Plin. paneg.">
            <text:p>Plin. paneg.</text:p>
          </table:table-cell>
          <table:table-cell table:number-columns-repeated="15"/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os</text:p>
          </table:table-cell>
          <table:table-cell/>
          <table:table-cell table:formula="of:=[.A448]&amp;&quot; &quot; &amp;[.B448]" office:value-type="string" office:string-value="Plot. ">
            <text:p>Plot. </text:p>
          </table:table-cell>
          <table:table-cell table:formula="of:=[.E448]" office:value-type="string" office:string-value="Plot. ">
            <text:p>Plot. 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os</text:p>
          </table:table-cell>
          <table:table-cell office:value-type="string">
            <text:p>vitae parallelae</text:p>
          </table:table-cell>
          <table:table-cell table:formula="of:=[.A449]&amp;&quot; &quot; &amp;[.B449]" office:value-type="string" office:string-value="Plut. ">
            <text:p>Plut. </text:p>
          </table:table-cell>
          <table:table-cell table:formula="of:=[.E449]" office:value-type="string" office:string-value="Plut. ">
            <text:p>Plut. 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os</text:p>
          </table:table-cell>
          <table:table-cell office:value-type="string">
            <text:p>Amatorius (erotikos)</text:p>
          </table:table-cell>
          <table:table-cell table:formula="of:=[.A450]&amp;&quot; &quot; &amp;[.B450]" office:value-type="string" office:string-value="Plut. am.">
            <text:p>Plut. am.</text:p>
          </table:table-cell>
          <table:table-cell table:formula="of:=[.E450]" office:value-type="string" office:string-value="Plut. am.">
            <text:p>Plut. am.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os</text:p>
          </table:table-cell>
          <table:table-cell office:value-type="string">
            <text:p>de Pythiae oraculis</text:p>
          </table:table-cell>
          <table:table-cell table:formula="of:=[.A451]&amp;&quot; &quot; &amp;[.B451]" office:value-type="string" office:string-value="Plut. de Pyth.Or.">
            <text:p>Plut. de Pyth.Or.</text:p>
          </table:table-cell>
          <table:table-cell table:formula="of:=[.E451]" office:value-type="string" office:string-value="Plut. de Pyth.Or.">
            <text:p>Plut. de Pyth.Or.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os</text:p>
          </table:table-cell>
          <table:table-cell office:value-type="string">
            <text:p>de Iside et Osiride</text:p>
          </table:table-cell>
          <table:table-cell table:formula="of:=[.A452]&amp;&quot; &quot; &amp;[.B452]" office:value-type="string" office:string-value="Plut. Is.">
            <text:p>Plut. Is.</text:p>
          </table:table-cell>
          <table:table-cell table:formula="of:=[.E452]" office:value-type="string" office:string-value="Plut. Is.">
            <text:p>Plut. Is.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os</text:p>
          </table:table-cell>
          <table:table-cell office:value-type="string">
            <text:p>moralia</text:p>
          </table:table-cell>
          <table:table-cell table:formula="of:=[.A453]&amp;&quot; &quot; &amp;[.B453]" office:value-type="string" office:string-value="Plut. mor.">
            <text:p>Plut. mor.</text:p>
          </table:table-cell>
          <table:table-cell table:formula="of:=[.E453]" office:value-type="string" office:string-value="Plut. mor.">
            <text:p>Plut. mor.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os</text:p>
          </table:table-cell>
          <table:table-cell office:value-type="string">
            <text:p>quaestiones Graecae</text:p>
          </table:table-cell>
          <table:table-cell table:formula="of:=[.A454]&amp;&quot; &quot; &amp;[.B454]" office:value-type="string" office:string-value="Plut. qu.Gr.">
            <text:p>Plut. qu.Gr.</text:p>
          </table:table-cell>
          <table:table-cell table:formula="of:=[.E454]" office:value-type="string" office:string-value="Plut. qu.Gr.">
            <text:p>Plut. qu.Gr.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os</text:p>
          </table:table-cell>
          <table:table-cell office:value-type="string">
            <text:p>quaestiones Romanae</text:p>
          </table:table-cell>
          <table:table-cell table:formula="of:=[.A455]&amp;&quot; &quot; &amp;[.B455]" office:value-type="string" office:string-value="Plut. qu.R.">
            <text:p>Plut. qu.R.</text:p>
          </table:table-cell>
          <table:table-cell table:formula="of:=[.E455]" office:value-type="string" office:string-value="Plut. qu.R.">
            <text:p>Plut. qu.R.</text:p>
          </table:table-cell>
          <table:table-cell table:number-columns-repeated="15"/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os</text:p>
          </table:table-cell>
          <table:table-cell office:value-type="string">
            <text:p>quaestiones convivales</text:p>
          </table:table-cell>
          <table:table-cell table:formula="of:=[.A456]&amp;&quot; &quot; &amp;[.B456]" office:value-type="string" office:string-value="Plut. symp.">
            <text:p>Plut. symp.</text:p>
          </table:table-cell>
          <table:table-cell table:formula="of:=[.E456]" office:value-type="string" office:string-value="Plut. symp.">
            <text:p>Plut. symp.</text:p>
          </table:table-cell>
          <table:table-cell table:number-columns-repeated="15"/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table:formula="of:=[.A457]&amp;&quot; &quot; &amp;[.B457]" office:value-type="string" office:string-value="Poll. ">
            <text:p>Poll. </text:p>
          </table:table-cell>
          <table:table-cell table:formula="of:=[.E457]" office:value-type="string" office:string-value="Poll. ">
            <text:p>Poll. </text:p>
          </table:table-cell>
          <table:table-cell table:number-columns-repeated="15"/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table:formula="of:=[.A458]&amp;&quot; &quot; &amp;[.B458]" office:value-type="string" office:string-value="Pol. ">
            <text:p>Pol. </text:p>
          </table:table-cell>
          <table:table-cell table:formula="of:=[.E458]" office:value-type="string" office:string-value="Pol. ">
            <text:p>Pol. </text:p>
          </table:table-cell>
          <table:table-cell table:number-columns-repeated="15"/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table:formula="of:=[.A459]&amp;&quot; &quot; &amp;[.B459]" office:value-type="string" office:string-value="Mela ">
            <text:p>Mela </text:p>
          </table:table-cell>
          <table:table-cell table:formula="of:=[.E459]" office:value-type="string" office:string-value="Mela ">
            <text:p>Mela </text:p>
          </table:table-cell>
          <table:table-cell table:number-columns-repeated="15"/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table:formula="of:=[.A460]&amp;&quot; &quot; &amp;[.B460]" office:value-type="string" office:string-value="Porph. ">
            <text:p>Porph. </text:p>
          </table:table-cell>
          <table:table-cell table:formula="of:=[.E460]" office:value-type="string" office:string-value="Porph. ">
            <text:p>Porph. </text:p>
          </table:table-cell>
          <table:table-cell table:number-columns-repeated="15"/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table:formula="of:=[.A461]&amp;&quot; &quot; &amp;[.B461]" office:value-type="string" office:string-value="Poseid. ">
            <text:p>Poseid. </text:p>
          </table:table-cell>
          <table:table-cell table:formula="of:=[.E461]" office:value-type="string" office:string-value="Poseid. ">
            <text:p>Poseid. </text:p>
          </table:table-cell>
          <table:table-cell table:number-columns-repeated="15"/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table:formula="of:=[.A462]&amp;&quot; &quot; &amp;[.B462]" office:value-type="string" office:string-value="Priap. ">
            <text:p>Priap. </text:p>
          </table:table-cell>
          <table:table-cell table:formula="of:=[.E462]" office:value-type="string" office:string-value="Priap. ">
            <text:p>Priap. </text:p>
          </table:table-cell>
          <table:table-cell table:number-columns-repeated="15"/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table:formula="of:=[.A463]&amp;&quot; &quot; &amp;[.B463]" office:value-type="string" office:string-value="Prisc. ">
            <text:p>Prisc. </text:p>
          </table:table-cell>
          <table:table-cell table:formula="of:=[.E463]" office:value-type="string" office:string-value="Prisc. ">
            <text:p>Prisc. </text:p>
          </table:table-cell>
          <table:table-cell table:number-columns-repeated="15"/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table:formula="of:=[.A464]&amp;&quot; &quot; &amp;[.B464]" office:value-type="string" office:string-value="Prokl. ">
            <text:p>Prokl. </text:p>
          </table:table-cell>
          <table:table-cell table:formula="of:=[.E464]" office:value-type="string" office:string-value="Prokl. ">
            <text:p>Prokl. </text:p>
          </table:table-cell>
          <table:table-cell table:number-columns-repeated="15"/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table:formula="of:=[.A465]&amp;&quot; &quot; &amp;[.B465]" office:value-type="string" office:string-value="Prokl. ">
            <text:p>Prokl. </text:p>
          </table:table-cell>
          <table:table-cell table:formula="of:=[.E465]" office:value-type="string" office:string-value="Prokl. ">
            <text:p>Prokl. </text:p>
          </table:table-cell>
          <table:table-cell table:number-columns-repeated="15"/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ius</text:p>
          </table:table-cell>
          <table:table-cell office:value-type="string">
            <text:p>de aedificiis (περὶ κτισμάτων)</text:p>
          </table:table-cell>
          <table:table-cell table:formula="of:=[.A466]&amp;&quot; &quot; &amp;[.B466]" office:value-type="string" office:string-value="Prok. aed.">
            <text:p>Prok. aed.</text:p>
          </table:table-cell>
          <table:table-cell table:formula="of:=[.E466]" office:value-type="string" office:string-value="Prok. aed.">
            <text:p>Prok. aed.</text:p>
          </table:table-cell>
          <table:table-cell table:number-columns-repeated="15"/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ius</text:p>
          </table:table-cell>
          <table:table-cell office:value-type="string">
            <text:p>bellum Gothicum</text:p>
          </table:table-cell>
          <table:table-cell table:formula="of:=[.A467]&amp;&quot; &quot; &amp;[.B467]" office:value-type="string" office:string-value="Prok. BG">
            <text:p>Prok. BG</text:p>
          </table:table-cell>
          <table:table-cell table:formula="of:=[.E467]" office:value-type="string" office:string-value="Prok. BG">
            <text:p>Prok. BG</text:p>
          </table:table-cell>
          <table:table-cell table:number-columns-repeated="15"/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ius</text:p>
          </table:table-cell>
          <table:table-cell office:value-type="string">
            <text:p>bellum Persicum</text:p>
          </table:table-cell>
          <table:table-cell table:formula="of:=[.A468]&amp;&quot; &quot; &amp;[.B468]" office:value-type="string" office:string-value="Prok. BP">
            <text:p>Prok. BP</text:p>
          </table:table-cell>
          <table:table-cell table:formula="of:=[.E468]" office:value-type="string" office:string-value="Prok. BP">
            <text:p>Prok. BP</text:p>
          </table:table-cell>
          <table:table-cell table:number-columns-repeated="15"/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ius</text:p>
          </table:table-cell>
          <table:table-cell office:value-type="string">
            <text:p>bellum Vandalicum</text:p>
          </table:table-cell>
          <table:table-cell table:formula="of:=[.A469]&amp;&quot; &quot; &amp;[.B469]" office:value-type="string" office:string-value="Prok. BV">
            <text:p>Prok. BV</text:p>
          </table:table-cell>
          <table:table-cell table:formula="of:=[.E469]" office:value-type="string" office:string-value="Prok. BV">
            <text:p>Prok. BV</text:p>
          </table:table-cell>
          <table:table-cell table:number-columns-repeated="15"/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ius</text:p>
          </table:table-cell>
          <table:table-cell office:value-type="string">
            <text:p>historia arcana</text:p>
          </table:table-cell>
          <table:table-cell table:formula="of:=[.A470]&amp;&quot; &quot; &amp;[.B470]" office:value-type="string" office:string-value="Prok. HA">
            <text:p>Prok. HA</text:p>
          </table:table-cell>
          <table:table-cell table:formula="of:=[.E470]" office:value-type="string" office:string-value="Prok. HA">
            <text:p>Prok. HA</text:p>
          </table:table-cell>
          <table:table-cell table:number-columns-repeated="15"/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tius</text:p>
          </table:table-cell>
          <table:table-cell office:value-type="string">
            <text:p>elegiae</text:p>
          </table:table-cell>
          <table:table-cell table:formula="of:=[.A471]&amp;&quot; &quot; &amp;[.B471]" office:value-type="string" office:string-value="Prop. ">
            <text:p>Prop. </text:p>
          </table:table-cell>
          <table:table-cell table:formula="of:=[.E471]" office:value-type="string" office:string-value="Prop. ">
            <text:p>Prop. </text:p>
          </table:table-cell>
          <table:table-cell table:number-columns-repeated="15"/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table:formula="of:=[.A472]&amp;&quot; &quot; &amp;[.B472]" office:value-type="string" office:string-value="Prud. ">
            <text:p>Prud. </text:p>
          </table:table-cell>
          <table:table-cell table:formula="of:=[.E472]" office:value-type="string" office:string-value="Prud. ">
            <text:p>Prud. </text:p>
          </table:table-cell>
          <table:table-cell table:number-columns-repeated="15"/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us</text:p>
          </table:table-cell>
          <table:table-cell office:value-type="string">
            <text:p>declamationes minores</text:p>
          </table:table-cell>
          <table:table-cell table:formula="of:=[.A473]&amp;&quot; &quot; &amp;[.B473]" office:value-type="string" office:string-value="Quint. decl.">
            <text:p>Quint. decl.</text:p>
          </table:table-cell>
          <table:table-cell table:formula="of:=[.E473]" office:value-type="string" office:string-value="Quint. decl.">
            <text:p>Quint. decl.</text:p>
          </table:table-cell>
          <table:table-cell table:number-columns-repeated="15"/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us</text:p>
          </table:table-cell>
          <table:table-cell office:value-type="string">
            <text:p>institutio oratoria</text:p>
          </table:table-cell>
          <table:table-cell table:formula="of:=[.A474]&amp;&quot; &quot; &amp;[.B474]" office:value-type="string" office:string-value="Quint. inst.">
            <text:p>Quint. inst.</text:p>
          </table:table-cell>
          <table:table-cell table:formula="of:=[.E474]" office:value-type="string" office:string-value="Quint. inst.">
            <text:p>Quint. inst.</text:p>
          </table:table-cell>
          <table:table-cell table:number-columns-repeated="15"/>
        </table:table-row>
        <table:table-row table:style-name="ro1"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/>
          <table:table-cell table:formula="of:=[.A475]&amp;&quot; &quot; &amp;[.B475]" office:value-type="string" office:string-value="Rhet. Her. ">
            <text:p>Rhet. Her. </text:p>
          </table:table-cell>
          <table:table-cell table:formula="of:=[.E475]" office:value-type="string" office:string-value="Rhet. Her. ">
            <text:p>Rhet. Her. </text:p>
          </table:table-cell>
          <table:table-cell table:number-columns-repeated="15"/>
        </table:table-row>
        <table:table-row table:style-name="ro1"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/>
          <table:table-cell table:formula="of:=[.A476]&amp;&quot; &quot; &amp;[.B476]" office:value-type="string" office:string-value="Röm ">
            <text:p>Röm </text:p>
          </table:table-cell>
          <table:table-cell table:formula="of:=[.E476]" office:value-type="string" office:string-value="Röm ">
            <text:p>Röm </text:p>
          </table:table-cell>
          <table:table-cell table:number-columns-repeated="15"/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table:formula="of:=[.A477]&amp;&quot; &quot; &amp;[.B477]" office:value-type="string" office:string-value="Rut. Nam. ">
            <text:p>Rut. Nam. </text:p>
          </table:table-cell>
          <table:table-cell table:formula="of:=[.E477]" office:value-type="string" office:string-value="Rut. Nam. ">
            <text:p>Rut. Nam. </text:p>
          </table:table-cell>
          <table:table-cell table:number-columns-repeated="15"/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ius</text:p>
          </table:table-cell>
          <table:table-cell office:value-type="string">
            <text:p>de coniuratione Catilinae</text:p>
          </table:table-cell>
          <table:table-cell table:formula="of:=[.A478]&amp;&quot; &quot; &amp;[.B478]" office:value-type="string" office:string-value="Sall. Catil.">
            <text:p>Sall. Catil.</text:p>
          </table:table-cell>
          <table:table-cell table:formula="of:=[.E478]" office:value-type="string" office:string-value="Sall. Catil.">
            <text:p>Sall. Catil.</text:p>
          </table:table-cell>
          <table:table-cell table:number-columns-repeated="15"/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ius</text:p>
          </table:table-cell>
          <table:table-cell office:value-type="string">
            <text:p>epistulae ad Caesarem</text:p>
          </table:table-cell>
          <table:table-cell table:formula="of:=[.A479]&amp;&quot; &quot; &amp;[.B479]" office:value-type="string" office:string-value="Sall. epist.">
            <text:p>Sall. epist.</text:p>
          </table:table-cell>
          <table:table-cell table:formula="of:=[.E479]" office:value-type="string" office:string-value="Sall. epist.">
            <text:p>Sall. epist.</text:p>
          </table:table-cell>
          <table:table-cell table:number-columns-repeated="15"/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ius</text:p>
          </table:table-cell>
          <table:table-cell office:value-type="string">
            <text:p>historiae</text:p>
          </table:table-cell>
          <table:table-cell table:formula="of:=[.A480]&amp;&quot; &quot; &amp;[.B480]" office:value-type="string" office:string-value="Sall. hist.">
            <text:p>Sall. hist.</text:p>
          </table:table-cell>
          <table:table-cell table:formula="of:=[.E480]" office:value-type="string" office:string-value="Sall. hist.">
            <text:p>Sall. hist.</text:p>
          </table:table-cell>
          <table:table-cell table:number-columns-repeated="15"/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ius</text:p>
          </table:table-cell>
          <table:table-cell office:value-type="string">
            <text:p>de bello Iugurthino</text:p>
          </table:table-cell>
          <table:table-cell table:formula="of:=[.A481]&amp;&quot; &quot; &amp;[.B481]" office:value-type="string" office:string-value="Sall. Iug.">
            <text:p>Sall. Iug.</text:p>
          </table:table-cell>
          <table:table-cell table:formula="of:=[.E481]" office:value-type="string" office:string-value="Sall. Iug.">
            <text:p>Sall. Iug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table:formula="of:=[.A482]&amp;&quot; &quot; &amp;[.B482]" office:value-type="string" office:string-value="Sen. contr.">
            <text:p>Sen. contr.</text:p>
          </table:table-cell>
          <table:table-cell table:formula="of:=[.E482]" office:value-type="string" office:string-value="Sen. contr.">
            <text:p>Sen. contr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table:formula="of:=[.A483]&amp;&quot; &quot; &amp;[.B483]" office:value-type="string" office:string-value="Sen. suas.">
            <text:p>Sen. suas.</text:p>
          </table:table-cell>
          <table:table-cell table:formula="of:=[.E483]" office:value-type="string" office:string-value="Sen. suas.">
            <text:p>Sen. suas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table:formula="of:=[.A484]&amp;&quot; &quot; &amp;[.B484]" office:value-type="string" office:string-value="Sen. apocol.">
            <text:p>Sen. apocol.</text:p>
          </table:table-cell>
          <table:table-cell table:formula="of:=[.E484]" office:value-type="string" office:string-value="Sen. apocol.">
            <text:p>Sen. apocol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table:formula="of:=[.A485]&amp;&quot; &quot; &amp;[.B485]" office:value-type="string" office:string-value="Sen. benef.">
            <text:p>Sen. benef.</text:p>
          </table:table-cell>
          <table:table-cell table:formula="of:=[.E485]" office:value-type="string" office:string-value="Sen. benef.">
            <text:p>Sen. benef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table:formula="of:=[.A486]&amp;&quot; &quot; &amp;[.B486]" office:value-type="string" office:string-value="Sen. clem.">
            <text:p>Sen. clem.</text:p>
          </table:table-cell>
          <table:table-cell table:formula="of:=[.E486]" office:value-type="string" office:string-value="Sen. clem.">
            <text:p>Sen. clem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table:formula="of:=[.A487]&amp;&quot; &quot; &amp;[.B487]" office:value-type="string" office:string-value="Sen. dial.">
            <text:p>Sen. dial.</text:p>
          </table:table-cell>
          <table:table-cell table:formula="of:=[.E487]" office:value-type="string" office:string-value="Sen. dial.">
            <text:p>Sen. dial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table:formula="of:=[.A488]&amp;&quot; &quot; &amp;[.B488]" office:value-type="string" office:string-value="Sen. epist.">
            <text:p>Sen. epist.</text:p>
          </table:table-cell>
          <table:table-cell table:formula="of:=[.E488]" office:value-type="string" office:string-value="Sen. epist.">
            <text:p>Sen. epist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table:formula="of:=[.A489]&amp;&quot; &quot; &amp;[.B489]" office:value-type="string" office:string-value="Sen. Herc. f.">
            <text:p>Sen. Herc. f.</text:p>
          </table:table-cell>
          <table:table-cell table:formula="of:=[.E489]" office:value-type="string" office:string-value="Sen. Herc. f.">
            <text:p>Sen. Herc. f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table:formula="of:=[.A490]&amp;&quot; &quot; &amp;[.B490]" office:value-type="string" office:string-value="Sen. Med.">
            <text:p>Sen. Med.</text:p>
          </table:table-cell>
          <table:table-cell table:formula="of:=[.E490]" office:value-type="string" office:string-value="Sen. Med.">
            <text:p>Sen. Med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table:formula="of:=[.A491]&amp;&quot; &quot; &amp;[.B491]" office:value-type="string" office:string-value="Sen. nat.">
            <text:p>Sen. nat.</text:p>
          </table:table-cell>
          <table:table-cell table:formula="of:=[.E491]" office:value-type="string" office:string-value="Sen. nat.">
            <text:p>Sen. nat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table:formula="of:=[.A492]&amp;&quot; &quot; &amp;[.B492]" office:value-type="string" office:string-value="Sen. Oed.">
            <text:p>Sen. Oed.</text:p>
          </table:table-cell>
          <table:table-cell table:formula="of:=[.E492]" office:value-type="string" office:string-value="Sen. Oed.">
            <text:p>Sen. Oed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table:formula="of:=[.A493]&amp;&quot; &quot; &amp;[.B493]" office:value-type="string" office:string-value="Sen. Phaedr.">
            <text:p>Sen. Phaedr.</text:p>
          </table:table-cell>
          <table:table-cell table:formula="of:=[.E493]" office:value-type="string" office:string-value="Sen. Phaedr.">
            <text:p>Sen. Phaedr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table:formula="of:=[.A494]&amp;&quot; &quot; &amp;[.B494]" office:value-type="string" office:string-value="Sen. Phoen.">
            <text:p>Sen. Phoen.</text:p>
          </table:table-cell>
          <table:table-cell table:formula="of:=[.E494]" office:value-type="string" office:string-value="Sen. Phoen.">
            <text:p>Sen. Phoen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table:formula="of:=[.A495]&amp;&quot; &quot; &amp;[.B495]" office:value-type="string" office:string-value="Sen. Thy.">
            <text:p>Sen. Thy.</text:p>
          </table:table-cell>
          <table:table-cell table:formula="of:=[.E495]" office:value-type="string" office:string-value="Sen. Thy.">
            <text:p>Sen. Thy.</text:p>
          </table:table-cell>
          <table:table-cell table:number-columns-repeated="15"/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table:formula="of:=[.A496]&amp;&quot; &quot; &amp;[.B496]" office:value-type="string" office:string-value="Sen. Tro.">
            <text:p>Sen. Tro.</text:p>
          </table:table-cell>
          <table:table-cell table:formula="of:=[.E496]" office:value-type="string" office:string-value="Sen. Tro.">
            <text:p>Sen. Tro.</text:p>
          </table:table-cell>
          <table:table-cell table:number-columns-repeated="15"/>
        </table:table-row>
        <table:table-row table:style-name="ro1">
          <table:table-cell office:value-type="string">
            <text:p>LXX</text:p>
          </table:table-cell>
          <table:table-cell/>
          <table:table-cell office:value-type="string">
            <text:p>Septuaginta</text:p>
          </table:table-cell>
          <table:table-cell/>
          <table:table-cell table:formula="of:=[.A497]&amp;&quot; &quot; &amp;[.B497]" office:value-type="string" office:string-value="LXX ">
            <text:p>LXX </text:p>
          </table:table-cell>
          <table:table-cell table:formula="of:=[.E497]" office:value-type="string" office:string-value="LXX ">
            <text:p>LXX </text:p>
          </table:table-cell>
          <table:table-cell table:number-columns-repeated="15"/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table:formula="of:=[.A498]&amp;&quot; &quot; &amp;[.B498]" office:value-type="string" office:string-value="Serv. Aen.">
            <text:p>Serv. Aen.</text:p>
          </table:table-cell>
          <table:table-cell table:formula="of:=[.E498]" office:value-type="string" office:string-value="Serv. Aen.">
            <text:p>Serv. Aen.</text:p>
          </table:table-cell>
          <table:table-cell table:number-columns-repeated="15"/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table:formula="of:=[.A499]&amp;&quot; &quot; &amp;[.B499]" office:value-type="string" office:string-value="Serv. ecl.">
            <text:p>Serv. ecl.</text:p>
          </table:table-cell>
          <table:table-cell table:formula="of:=[.E499]" office:value-type="string" office:string-value="Serv. ecl.">
            <text:p>Serv. ecl.</text:p>
          </table:table-cell>
          <table:table-cell table:number-columns-repeated="15"/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table:formula="of:=[.A500]&amp;&quot; &quot; &amp;[.B500]" office:value-type="string" office:string-value="Serv. georg.">
            <text:p>Serv. georg.</text:p>
          </table:table-cell>
          <table:table-cell table:formula="of:=[.E500]" office:value-type="string" office:string-value="Serv. georg.">
            <text:p>Serv. georg.</text:p>
          </table:table-cell>
          <table:table-cell table:number-columns-repeated="15"/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table:formula="of:=[.A501]&amp;&quot; &quot; &amp;[.B501]" office:value-type="string" office:string-value="Serv. auct. ">
            <text:p>Serv. auct. </text:p>
          </table:table-cell>
          <table:table-cell table:formula="of:=[.E501]" office:value-type="string" office:string-value="Serv. auct. ">
            <text:p>Serv. auct. </text:p>
          </table:table-cell>
          <table:table-cell table:number-columns-repeated="15"/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table:formula="of:=[.A502]&amp;&quot; &quot; &amp;[.B502]" office:value-type="string" office:string-value="S. Emp. ">
            <text:p>S. Emp. </text:p>
          </table:table-cell>
          <table:table-cell table:formula="of:=[.E502]" office:value-type="string" office:string-value="S. Emp. ">
            <text:p>S. Emp. </text:p>
          </table:table-cell>
          <table:table-cell table:number-columns-repeated="15"/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table:formula="of:=[.A503]&amp;&quot; &quot; &amp;[.B503]" office:value-type="string" office:string-value="Sil. ">
            <text:p>Sil. </text:p>
          </table:table-cell>
          <table:table-cell table:formula="of:=[.E503]" office:value-type="string" office:string-value="Sil. ">
            <text:p>Sil. </text:p>
          </table:table-cell>
          <table:table-cell table:number-columns-repeated="15"/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table:formula="of:=[.A504]&amp;&quot; &quot; &amp;[.B504]" office:value-type="string" office:string-value="Sim. ">
            <text:p>Sim. </text:p>
          </table:table-cell>
          <table:table-cell table:formula="of:=[.E504]" office:value-type="string" office:string-value="Sim. ">
            <text:p>Sim. </text:p>
          </table:table-cell>
          <table:table-cell table:number-columns-repeated="15"/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table:formula="of:=[.A505]&amp;&quot; &quot; &amp;[.B505]" office:value-type="string" office:string-value="Simpl. ">
            <text:p>Simpl. </text:p>
          </table:table-cell>
          <table:table-cell table:formula="of:=[.E505]" office:value-type="string" office:string-value="Simpl. ">
            <text:p>Simpl. </text:p>
          </table:table-cell>
          <table:table-cell table:number-columns-repeated="15"/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table:formula="of:=[.A506]&amp;&quot; &quot; &amp;[.B506]" office:value-type="string" office:string-value="Sol. ">
            <text:p>Sol. </text:p>
          </table:table-cell>
          <table:table-cell table:formula="of:=[.E506]" office:value-type="string" office:string-value="Sol. ">
            <text:p>Sol. </text:p>
          </table:table-cell>
          <table:table-cell table:number-columns-repeated="15"/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table:formula="of:=[.A507]&amp;&quot; &quot; &amp;[.B507]" office:value-type="string" office:string-value="Soph. Ai.">
            <text:p>Soph. Ai.</text:p>
          </table:table-cell>
          <table:table-cell table:formula="of:=[.E507]" office:value-type="string" office:string-value="Soph. Ai.">
            <text:p>Soph. Ai.</text:p>
          </table:table-cell>
          <table:table-cell table:number-columns-repeated="15"/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table:formula="of:=[.A508]&amp;&quot; &quot; &amp;[.B508]" office:value-type="string" office:string-value="Soph. Ant.">
            <text:p>Soph. Ant.</text:p>
          </table:table-cell>
          <table:table-cell table:formula="of:=[.E508]" office:value-type="string" office:string-value="Soph. Ant.">
            <text:p>Soph. Ant.</text:p>
          </table:table-cell>
          <table:table-cell table:number-columns-repeated="15"/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table:formula="of:=[.A509]&amp;&quot; &quot; &amp;[.B509]" office:value-type="string" office:string-value="Soph. El.">
            <text:p>Soph. El.</text:p>
          </table:table-cell>
          <table:table-cell table:formula="of:=[.E509]" office:value-type="string" office:string-value="Soph. El.">
            <text:p>Soph. El.</text:p>
          </table:table-cell>
          <table:table-cell table:number-columns-repeated="15"/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table:formula="of:=[.A510]&amp;&quot; &quot; &amp;[.B510]" office:value-type="string" office:string-value="Soph. Oid. K.">
            <text:p>Soph. Oid. K.</text:p>
          </table:table-cell>
          <table:table-cell table:formula="of:=[.E510]" office:value-type="string" office:string-value="Soph. Oid. K.">
            <text:p>Soph. Oid. K.</text:p>
          </table:table-cell>
          <table:table-cell table:number-columns-repeated="15"/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table:formula="of:=[.A511]&amp;&quot; &quot; &amp;[.B511]" office:value-type="string" office:string-value="Soph. Oid. T.">
            <text:p>Soph. Oid. T.</text:p>
          </table:table-cell>
          <table:table-cell table:formula="of:=[.E511]" office:value-type="string" office:string-value="Soph. Oid. T.">
            <text:p>Soph. Oid. T.</text:p>
          </table:table-cell>
          <table:table-cell table:number-columns-repeated="15"/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table:formula="of:=[.A512]&amp;&quot; &quot; &amp;[.B512]" office:value-type="string" office:string-value="Soph. Phil.">
            <text:p>Soph. Phil.</text:p>
          </table:table-cell>
          <table:table-cell table:formula="of:=[.E512]" office:value-type="string" office:string-value="Soph. Phil.">
            <text:p>Soph. Phil.</text:p>
          </table:table-cell>
          <table:table-cell table:number-columns-repeated="15"/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table:formula="of:=[.A513]&amp;&quot; &quot; &amp;[.B513]" office:value-type="string" office:string-value="Stat. Ach.">
            <text:p>Stat. Ach.</text:p>
          </table:table-cell>
          <table:table-cell table:formula="of:=[.E513]" office:value-type="string" office:string-value="Stat. Ach.">
            <text:p>Stat. Ach.</text:p>
          </table:table-cell>
          <table:table-cell table:number-columns-repeated="15"/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table:formula="of:=[.A514]&amp;&quot; &quot; &amp;[.B514]" office:value-type="string" office:string-value="Stat. silv.">
            <text:p>Stat. silv.</text:p>
          </table:table-cell>
          <table:table-cell table:formula="of:=[.E514]" office:value-type="string" office:string-value="Stat. silv.">
            <text:p>Stat. silv.</text:p>
          </table:table-cell>
          <table:table-cell table:number-columns-repeated="15"/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table:formula="of:=[.A515]&amp;&quot; &quot; &amp;[.B515]" office:value-type="string" office:string-value="Stat. Theb.">
            <text:p>Stat. Theb.</text:p>
          </table:table-cell>
          <table:table-cell table:formula="of:=[.E515]" office:value-type="string" office:string-value="Stat. Theb.">
            <text:p>Stat. Theb.</text:p>
          </table:table-cell>
          <table:table-cell table:number-columns-repeated="15"/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table:formula="of:=[.A516]&amp;&quot; &quot; &amp;[.B516]" office:value-type="string" office:string-value="Stesich. ">
            <text:p>Stesich. </text:p>
          </table:table-cell>
          <table:table-cell table:formula="of:=[.E516]" office:value-type="string" office:string-value="Stesich. ">
            <text:p>Stesich. </text:p>
          </table:table-cell>
          <table:table-cell table:number-columns-repeated="15"/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table:formula="of:=[.A517]&amp;&quot; &quot; &amp;[.B517]" office:value-type="string" office:string-value="Stob. ">
            <text:p>Stob. </text:p>
          </table:table-cell>
          <table:table-cell table:formula="of:=[.E517]" office:value-type="string" office:string-value="Stob. ">
            <text:p>Stob. </text:p>
          </table:table-cell>
          <table:table-cell table:number-columns-repeated="15"/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table:formula="of:=[.A518]&amp;&quot; &quot; &amp;[.B518]" office:value-type="string" office:string-value="Strab. ">
            <text:p>Strab. </text:p>
          </table:table-cell>
          <table:table-cell table:formula="of:=[.E518]" office:value-type="string" office:string-value="Strab. ">
            <text:p>Strab. 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ius</text:p>
          </table:table-cell>
          <table:table-cell office:value-type="string">
            <text:p>divus Augustus</text:p>
          </table:table-cell>
          <table:table-cell table:formula="of:=[.A519]&amp;&quot; &quot; &amp;[.B519]" office:value-type="string" office:string-value="Suet. Aug.">
            <text:p>Suet. Aug.</text:p>
          </table:table-cell>
          <table:table-cell table:formula="of:=[.E519]" office:value-type="string" office:string-value="Suet. Aug.">
            <text:p>Suet. Aug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ius</text:p>
          </table:table-cell>
          <table:table-cell office:value-type="string">
            <text:p>Caligula</text:p>
          </table:table-cell>
          <table:table-cell table:formula="of:=[.A520]&amp;&quot; &quot; &amp;[.B520]" office:value-type="string" office:string-value="Suet. Cal.">
            <text:p>Suet. Cal.</text:p>
          </table:table-cell>
          <table:table-cell table:formula="of:=[.E520]" office:value-type="string" office:string-value="Suet. Cal.">
            <text:p>Suet. Cal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ius</text:p>
          </table:table-cell>
          <table:table-cell office:value-type="string">
            <text:p>divus Claudius</text:p>
          </table:table-cell>
          <table:table-cell table:formula="of:=[.A521]&amp;&quot; &quot; &amp;[.B521]" office:value-type="string" office:string-value="Suet. Claud.">
            <text:p>Suet. Claud.</text:p>
          </table:table-cell>
          <table:table-cell table:formula="of:=[.E521]" office:value-type="string" office:string-value="Suet. Claud.">
            <text:p>Suet. Claud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ius</text:p>
          </table:table-cell>
          <table:table-cell office:value-type="string">
            <text:p>Domitianus</text:p>
          </table:table-cell>
          <table:table-cell table:formula="of:=[.A522]&amp;&quot; &quot; &amp;[.B522]" office:value-type="string" office:string-value="Suet. Dom.">
            <text:p>Suet. Dom.</text:p>
          </table:table-cell>
          <table:table-cell table:formula="of:=[.E522]" office:value-type="string" office:string-value="Suet. Dom.">
            <text:p>Suet. Dom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ius</text:p>
          </table:table-cell>
          <table:table-cell office:value-type="string">
            <text:p>de grammaticis</text:p>
          </table:table-cell>
          <table:table-cell table:formula="of:=[.A523]&amp;&quot; &quot; &amp;[.B523]" office:value-type="string" office:string-value="Suet. gramm.">
            <text:p>Suet. gramm.</text:p>
          </table:table-cell>
          <table:table-cell table:formula="of:=[.E523]" office:value-type="string" office:string-value="Suet. gramm.">
            <text:p>Suet. gramm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ius</text:p>
          </table:table-cell>
          <table:table-cell office:value-type="string">
            <text:p>divus Iulius</text:p>
          </table:table-cell>
          <table:table-cell table:formula="of:=[.A524]&amp;&quot; &quot; &amp;[.B524]" office:value-type="string" office:string-value="Suet. Iul.">
            <text:p>Suet. Iul.</text:p>
          </table:table-cell>
          <table:table-cell table:formula="of:=[.E524]" office:value-type="string" office:string-value="Suet. Iul.">
            <text:p>Suet. Iul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ius</text:p>
          </table:table-cell>
          <table:table-cell office:value-type="string">
            <text:p>divus Tiberius</text:p>
          </table:table-cell>
          <table:table-cell table:formula="of:=[.A525]&amp;&quot; &quot; &amp;[.B525]" office:value-type="string" office:string-value="Suet. Tib.">
            <text:p>Suet. Tib.</text:p>
          </table:table-cell>
          <table:table-cell table:formula="of:=[.E525]" office:value-type="string" office:string-value="Suet. Tib.">
            <text:p>Suet. Tib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ius</text:p>
          </table:table-cell>
          <table:table-cell office:value-type="string">
            <text:p>divus Titus</text:p>
          </table:table-cell>
          <table:table-cell table:formula="of:=[.A526]&amp;&quot; &quot; &amp;[.B526]" office:value-type="string" office:string-value="Suet. Tit.">
            <text:p>Suet. Tit.</text:p>
          </table:table-cell>
          <table:table-cell table:formula="of:=[.E526]" office:value-type="string" office:string-value="Suet. Tit.">
            <text:p>Suet. Tit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ius</text:p>
          </table:table-cell>
          <table:table-cell office:value-type="string">
            <text:p>divus Vespasianus</text:p>
          </table:table-cell>
          <table:table-cell table:formula="of:=[.A527]&amp;&quot; &quot; &amp;[.B527]" office:value-type="string" office:string-value="Suet. Vesp.">
            <text:p>Suet. Vesp.</text:p>
          </table:table-cell>
          <table:table-cell table:formula="of:=[.E527]" office:value-type="string" office:string-value="Suet. Vesp.">
            <text:p>Suet. Vesp.</text:p>
          </table:table-cell>
          <table:table-cell table:number-columns-repeated="15"/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ius</text:p>
          </table:table-cell>
          <table:table-cell office:value-type="string">
            <text:p>Vitellius</text:p>
          </table:table-cell>
          <table:table-cell table:formula="of:=[.A528]&amp;&quot; &quot; &amp;[.B528]" office:value-type="string" office:string-value="Suet. Vit.">
            <text:p>Suet. Vit.</text:p>
          </table:table-cell>
          <table:table-cell table:formula="of:=[.E528]" office:value-type="string" office:string-value="Suet. Vit.">
            <text:p>Suet. Vit.</text:p>
          </table:table-cell>
          <table:table-cell table:number-columns-repeated="15"/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table:formula="of:=[.A529]&amp;&quot; &quot; &amp;[.B529]" office:value-type="string" office:string-value="Symm. epist.">
            <text:p>Symm. epist.</text:p>
          </table:table-cell>
          <table:table-cell table:formula="of:=[.E529]" office:value-type="string" office:string-value="Symm. epist.">
            <text:p>Symm. epist.</text:p>
          </table:table-cell>
          <table:table-cell table:number-columns-repeated="15"/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table:formula="of:=[.A530]&amp;&quot; &quot; &amp;[.B530]" office:value-type="string" office:string-value="Symm. or.">
            <text:p>Symm. or.</text:p>
          </table:table-cell>
          <table:table-cell table:formula="of:=[.E530]" office:value-type="string" office:string-value="Symm. or.">
            <text:p>Symm. or.</text:p>
          </table:table-cell>
          <table:table-cell table:number-columns-repeated="15"/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table:formula="of:=[.A531]&amp;&quot; &quot; &amp;[.B531]" office:value-type="string" office:string-value="Symm. rel.">
            <text:p>Symm. rel.</text:p>
          </table:table-cell>
          <table:table-cell table:formula="of:=[.E531]" office:value-type="string" office:string-value="Symm. rel.">
            <text:p>Symm. rel.</text:p>
          </table:table-cell>
          <table:table-cell table:number-columns-repeated="15"/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table:formula="of:=[.A532]&amp;&quot; &quot; &amp;[.B532]" office:value-type="string" office:string-value="Tac. Agr.">
            <text:p>Tac. Agr.</text:p>
          </table:table-cell>
          <table:table-cell table:formula="of:=[.E532]" office:value-type="string" office:string-value="Tac. Agr.">
            <text:p>Tac. Agr.</text:p>
          </table:table-cell>
          <table:table-cell table:number-columns-repeated="15"/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table:formula="of:=[.A533]&amp;&quot; &quot; &amp;[.B533]" office:value-type="string" office:string-value="Tac. ann.">
            <text:p>Tac. ann.</text:p>
          </table:table-cell>
          <table:table-cell table:formula="of:=[.E533]" office:value-type="string" office:string-value="Tac. ann.">
            <text:p>Tac. ann.</text:p>
          </table:table-cell>
          <table:table-cell table:number-columns-repeated="15"/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table:formula="of:=[.A534]&amp;&quot; &quot; &amp;[.B534]" office:value-type="string" office:string-value="Tac. dial.">
            <text:p>Tac. dial.</text:p>
          </table:table-cell>
          <table:table-cell table:formula="of:=[.E534]" office:value-type="string" office:string-value="Tac. dial.">
            <text:p>Tac. dial.</text:p>
          </table:table-cell>
          <table:table-cell table:number-columns-repeated="15"/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table:formula="of:=[.A535]&amp;&quot; &quot; &amp;[.B535]" office:value-type="string" office:string-value="Tac. Germ.">
            <text:p>Tac. Germ.</text:p>
          </table:table-cell>
          <table:table-cell table:formula="of:=[.E535]" office:value-type="string" office:string-value="Tac. Germ.">
            <text:p>Tac. Germ.</text:p>
          </table:table-cell>
          <table:table-cell table:number-columns-repeated="15"/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table:formula="of:=[.A536]&amp;&quot; &quot; &amp;[.B536]" office:value-type="string" office:string-value="Tac. hist.">
            <text:p>Tac. hist.</text:p>
          </table:table-cell>
          <table:table-cell table:formula="of:=[.E536]" office:value-type="string" office:string-value="Tac. hist.">
            <text:p>Tac. hist.</text:p>
          </table:table-cell>
          <table:table-cell table:number-columns-repeated="15"/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table:formula="of:=[.A537]&amp;&quot; &quot; &amp;[.B537]" office:value-type="string" office:string-value="Ter. Maur. ">
            <text:p>Ter. Maur. </text:p>
          </table:table-cell>
          <table:table-cell table:formula="of:=[.E537]" office:value-type="string" office:string-value="Ter. Maur. ">
            <text:p>Ter. Maur. </text:p>
          </table:table-cell>
          <table:table-cell table:number-columns-repeated="15"/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tius</text:p>
          </table:table-cell>
          <table:table-cell office:value-type="string">
            <text:p>Adelphoe</text:p>
          </table:table-cell>
          <table:table-cell table:formula="of:=[.A538]&amp;&quot; &quot; &amp;[.B538]" office:value-type="string" office:string-value="Ter. Ad.">
            <text:p>Ter. Ad.</text:p>
          </table:table-cell>
          <table:table-cell table:formula="of:=[.E538]" office:value-type="string" office:string-value="Ter. Ad.">
            <text:p>Ter. Ad.</text:p>
          </table:table-cell>
          <table:table-cell table:number-columns-repeated="15"/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tius</text:p>
          </table:table-cell>
          <table:table-cell office:value-type="string">
            <text:p>Andria</text:p>
          </table:table-cell>
          <table:table-cell table:formula="of:=[.A539]&amp;&quot; &quot; &amp;[.B539]" office:value-type="string" office:string-value="Ter. Andr.">
            <text:p>Ter. Andr.</text:p>
          </table:table-cell>
          <table:table-cell table:formula="of:=[.E539]" office:value-type="string" office:string-value="Ter. Andr.">
            <text:p>Ter. Andr.</text:p>
          </table:table-cell>
          <table:table-cell table:number-columns-repeated="15"/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tius</text:p>
          </table:table-cell>
          <table:table-cell office:value-type="string">
            <text:p>Eunuchus</text:p>
          </table:table-cell>
          <table:table-cell table:formula="of:=[.A540]&amp;&quot; &quot; &amp;[.B540]" office:value-type="string" office:string-value="Ter. Eun.">
            <text:p>Ter. Eun.</text:p>
          </table:table-cell>
          <table:table-cell table:formula="of:=[.E540]" office:value-type="string" office:string-value="Ter. Eun.">
            <text:p>Ter. Eun.</text:p>
          </table:table-cell>
          <table:table-cell table:number-columns-repeated="15"/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tius</text:p>
          </table:table-cell>
          <table:table-cell office:value-type="string">
            <text:p>Heautontimorumenos</text:p>
          </table:table-cell>
          <table:table-cell table:formula="of:=[.A541]&amp;&quot; &quot; &amp;[.B541]" office:value-type="string" office:string-value="Ter. Haut.">
            <text:p>Ter. Haut.</text:p>
          </table:table-cell>
          <table:table-cell table:formula="of:=[.E541]" office:value-type="string" office:string-value="Ter. Haut.">
            <text:p>Ter. Haut.</text:p>
          </table:table-cell>
          <table:table-cell table:number-columns-repeated="15"/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tius</text:p>
          </table:table-cell>
          <table:table-cell office:value-type="string">
            <text:p>Hecyra</text:p>
          </table:table-cell>
          <table:table-cell table:formula="of:=[.A542]&amp;&quot; &quot; &amp;[.B542]" office:value-type="string" office:string-value="Ter. Hec.">
            <text:p>Ter. Hec.</text:p>
          </table:table-cell>
          <table:table-cell table:formula="of:=[.E542]" office:value-type="string" office:string-value="Ter. Hec.">
            <text:p>Ter. Hec.</text:p>
          </table:table-cell>
          <table:table-cell table:number-columns-repeated="15"/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tius</text:p>
          </table:table-cell>
          <table:table-cell office:value-type="string">
            <text:p>Phormio</text:p>
          </table:table-cell>
          <table:table-cell table:formula="of:=[.A543]&amp;&quot; &quot; &amp;[.B543]" office:value-type="string" office:string-value="Ter. Phorm.">
            <text:p>Ter. Phorm.</text:p>
          </table:table-cell>
          <table:table-cell table:formula="of:=[.E543]" office:value-type="string" office:string-value="Ter. Phorm.">
            <text:p>Ter. Phorm.</text:p>
          </table:table-cell>
          <table:table-cell table:number-columns-repeated="15"/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table:formula="of:=[.A544]&amp;&quot; &quot; &amp;[.B544]" office:value-type="string" office:string-value="Tert. apol.">
            <text:p>Tert. apol.</text:p>
          </table:table-cell>
          <table:table-cell table:formula="of:=[.E544]" office:value-type="string" office:string-value="Tert. apol.">
            <text:p>Tert. apol.</text:p>
          </table:table-cell>
          <table:table-cell table:number-columns-repeated="15"/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table:formula="of:=[.A545]&amp;&quot; &quot; &amp;[.B545]" office:value-type="string" office:string-value="Tert. nat.">
            <text:p>Tert. nat.</text:p>
          </table:table-cell>
          <table:table-cell table:formula="of:=[.E545]" office:value-type="string" office:string-value="Tert. nat.">
            <text:p>Tert. nat.</text:p>
          </table:table-cell>
          <table:table-cell table:number-columns-repeated="15"/>
        </table:table-row>
        <table:table-row table:style-name="ro1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table:formula="of:=[.A546]&amp;&quot; &quot; &amp;[.B546]" office:value-type="string" office:string-value="Thgn. ">
            <text:p>Thgn. </text:p>
          </table:table-cell>
          <table:table-cell table:formula="of:=[.E546]" office:value-type="string" office:string-value="Thgn. ">
            <text:p>Thgn. </text:p>
          </table:table-cell>
          <table:table-cell table:number-columns-repeated="15"/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os</text:p>
          </table:table-cell>
          <table:table-cell/>
          <table:table-cell table:formula="of:=[.A547]&amp;&quot; &quot; &amp;[.B547]" office:value-type="string" office:string-value="Theokr. ">
            <text:p>Theokr. </text:p>
          </table:table-cell>
          <table:table-cell table:formula="of:=[.E547]" office:value-type="string" office:string-value="Theokr. ">
            <text:p>Theokr. </text:p>
          </table:table-cell>
          <table:table-cell table:number-columns-repeated="15"/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table:formula="of:=[.A548]&amp;&quot; &quot; &amp;[.B548]" office:value-type="string" office:string-value="Thuk. ">
            <text:p>Thuk. </text:p>
          </table:table-cell>
          <table:table-cell table:formula="of:=[.E548]" office:value-type="string" office:string-value="Thuk. ">
            <text:p>Thuk. </text:p>
          </table:table-cell>
          <table:table-cell table:number-columns-repeated="15"/>
        </table:table-row>
        <table:table-row table:style-name="ro2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table:formula="of:=[.A549]&amp;&quot; &quot; &amp;[.B549]" office:value-type="string" office:string-value="Tib. ">
            <text:p>Tib. </text:p>
          </table:table-cell>
          <table:table-cell table:formula="of:=[.E549]" office:value-type="string" office:string-value="Tib. ">
            <text:p>Tib. </text:p>
          </table:table-cell>
          <table:table-cell table:number-columns-repeated="2"/>
          <table:table-cell table:style-name="ce1"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F. W. Cornish and J. P. Postgate and J. W. Mackail</text:p>
          </table:table-cell>
          <table:table-cell table:number-columns-repeated="7"/>
        </table:table-row>
        <table:table-row table:style-name="ro1">
          <table:table-cell office:value-type="string">
            <text:p>Ulp. </text:p>
          </table:table-cell>
          <table:table-cell office:value-type="string">
            <text:p>(reg.)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table:formula="of:=[.A550]&amp;&quot; &quot; &amp;[.B550]" office:value-type="string" office:string-value="Ulp.  (reg.)">
            <text:p>Ulp. <text:s/>(reg.)</text:p>
          </table:table-cell>
          <table:table-cell table:formula="of:=[.E550]" office:value-type="string" office:string-value="Ulp.  (reg.)">
            <text:p>Ulp. <text:s/>(reg.)</text:p>
          </table:table-cell>
          <table:table-cell table:number-columns-repeated="15"/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Valerius Flaccus</text:p>
          </table:table-cell>
          <table:table-cell office:value-type="string">
            <text:p>Argonautica</text:p>
          </table:table-cell>
          <table:table-cell table:formula="of:=[.A551]&amp;&quot; &quot; &amp;[.B551]" office:value-type="string" office:string-value="Val. Fl. ">
            <text:p>Val. Fl. </text:p>
          </table:table-cell>
          <table:table-cell table:formula="of:=[.E551]" office:value-type="string" office:string-value="Val. Fl. ">
            <text:p>Val. Fl. </text:p>
          </table:table-cell>
          <table:table-cell table:number-columns-repeated="15"/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Valerius Maximus</text:p>
          </table:table-cell>
          <table:table-cell office:value-type="string">
            <text:p>facta et dicta memorabilia</text:p>
          </table:table-cell>
          <table:table-cell table:formula="of:=[.A552]&amp;&quot; &quot; &amp;[.B552]" office:value-type="string" office:string-value="Val. Max. ">
            <text:p>Val. Max. </text:p>
          </table:table-cell>
          <table:table-cell table:formula="of:=[.E552]" office:value-type="string" office:string-value="Val. Max. ">
            <text:p>Val. Max. </text:p>
          </table:table-cell>
          <table:table-cell table:number-columns-repeated="15"/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table:formula="of:=[.A553]&amp;&quot; &quot; &amp;[.B553]" office:value-type="string" office:string-value="Varro ling.">
            <text:p>Varro ling.</text:p>
          </table:table-cell>
          <table:table-cell table:formula="of:=[.E553]" office:value-type="string" office:string-value="Varro ling.">
            <text:p>Varro ling.</text:p>
          </table:table-cell>
          <table:table-cell table:number-columns-repeated="15"/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table:formula="of:=[.A554]&amp;&quot; &quot; &amp;[.B554]" office:value-type="string" office:string-value="Varro Men.">
            <text:p>Varro Men.</text:p>
          </table:table-cell>
          <table:table-cell table:formula="of:=[.E554]" office:value-type="string" office:string-value="Varro Men.">
            <text:p>Varro Men.</text:p>
          </table:table-cell>
          <table:table-cell table:number-columns-repeated="15"/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table:formula="of:=[.A555]&amp;&quot; &quot; &amp;[.B555]" office:value-type="string" office:string-value="Varro rust.">
            <text:p>Varro rust.</text:p>
          </table:table-cell>
          <table:table-cell table:formula="of:=[.E555]" office:value-type="string" office:string-value="Varro rust.">
            <text:p>Varro rust.</text:p>
          </table:table-cell>
          <table:table-cell table:number-columns-repeated="15"/>
        </table:table-row>
        <table:table-row table:style-name="ro1">
          <table:table-cell office:value-type="string">
            <text:p>Vell.</text:p>
          </table:table-cell>
          <table:table-cell office:value-type="string">
            <text:p>historiae Romanae</text:p>
          </table:table-cell>
          <table:table-cell office:value-type="string">
            <text:p>Velleius Paterculus</text:p>
          </table:table-cell>
          <table:table-cell/>
          <table:table-cell table:formula="of:=[.A556]&amp;&quot; &quot; &amp;[.B556]" office:value-type="string" office:string-value="Vell. historiae Romanae">
            <text:p>Vell. historiae Romanae</text:p>
          </table:table-cell>
          <table:table-cell table:formula="of:=[.E556]" office:value-type="string" office:string-value="Vell. historiae Romanae">
            <text:p>Vell. historiae Romanae</text:p>
          </table:table-cell>
          <table:table-cell table:number-columns-repeated="15"/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table:formula="of:=[.A557]&amp;&quot; &quot; &amp;[.B557]" office:value-type="string" office:string-value="Ven. Fort. ">
            <text:p>Ven. Fort. </text:p>
          </table:table-cell>
          <table:table-cell table:formula="of:=[.E557]" office:value-type="string" office:string-value="Ven. Fort. ">
            <text:p>Ven. Fort. </text:p>
          </table:table-cell>
          <table:table-cell table:number-columns-repeated="15"/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ius</text:p>
          </table:table-cell>
          <table:table-cell office:value-type="string">
            <text:p>Aeneis</text:p>
          </table:table-cell>
          <table:table-cell table:formula="of:=[.A558]&amp;&quot; &quot; &amp;[.B558]" office:value-type="string" office:string-value="Verg. Aen.">
            <text:p>Verg. Aen.</text:p>
          </table:table-cell>
          <table:table-cell table:formula="of:=[.E558]" office:value-type="string" office:string-value="Verg. Aen.">
            <text:p>Verg. Aen.</text:p>
          </table:table-cell>
          <table:table-cell table:number-columns-repeated="15"/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ius</text:p>
          </table:table-cell>
          <table:table-cell office:value-type="string">
            <text:p>catalepton</text:p>
          </table:table-cell>
          <table:table-cell table:formula="of:=[.A559]&amp;&quot; &quot; &amp;[.B559]" office:value-type="string" office:string-value="Verg. catal.">
            <text:p>Verg. catal.</text:p>
          </table:table-cell>
          <table:table-cell table:formula="of:=[.E559]" office:value-type="string" office:string-value="Verg. catal.">
            <text:p>Verg. catal.</text:p>
          </table:table-cell>
          <table:table-cell table:number-columns-repeated="15"/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ius</text:p>
          </table:table-cell>
          <table:table-cell office:value-type="string">
            <text:p>eclogae</text:p>
          </table:table-cell>
          <table:table-cell table:formula="of:=[.A560]&amp;&quot; &quot; &amp;[.B560]" office:value-type="string" office:string-value="Verg. ecl.">
            <text:p>Verg. ecl.</text:p>
          </table:table-cell>
          <table:table-cell table:formula="of:=[.E560]" office:value-type="string" office:string-value="Verg. ecl.">
            <text:p>Verg. ecl.</text:p>
          </table:table-cell>
          <table:table-cell table:number-columns-repeated="15"/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ius</text:p>
          </table:table-cell>
          <table:table-cell office:value-type="string">
            <text:p>georgica</text:p>
          </table:table-cell>
          <table:table-cell table:formula="of:=[.A561]&amp;&quot; &quot; &amp;[.B561]" office:value-type="string" office:string-value="Verg. georg.">
            <text:p>Verg. georg.</text:p>
          </table:table-cell>
          <table:table-cell table:formula="of:=[.E561]" office:value-type="string" office:string-value="Verg. georg.">
            <text:p>Verg. georg.</text:p>
          </table:table-cell>
          <table:table-cell table:number-columns-repeated="15"/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ius</text:p>
          </table:table-cell>
          <table:table-cell office:value-type="string">
            <text:p>de architectura</text:p>
          </table:table-cell>
          <table:table-cell table:formula="of:=[.A562]&amp;&quot; &quot; &amp;[.B562]" office:value-type="string" office:string-value="Vitr. ">
            <text:p>Vitr. </text:p>
          </table:table-cell>
          <table:table-cell table:formula="of:=[.E562]" office:value-type="string" office:string-value="Vitr. ">
            <text:p>Vitr. </text:p>
          </table:table-cell>
          <table:table-cell table:number-columns-repeated="15"/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table:formula="of:=[.A563]&amp;&quot; &quot; &amp;[.B563]" office:value-type="string" office:string-value="Xenophan. ">
            <text:p>Xenophan. </text:p>
          </table:table-cell>
          <table:table-cell table:formula="of:=[.E563]" office:value-type="string" office:string-value="Xenophan. ">
            <text:p>Xenophan. 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table:formula="of:=[.A564]&amp;&quot; &quot; &amp;[.B564]" office:value-type="string" office:string-value="Xen. an.">
            <text:p>Xen. an.</text:p>
          </table:table-cell>
          <table:table-cell table:formula="of:=[.E564]" office:value-type="string" office:string-value="Xen. an.">
            <text:p>Xen. an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table:formula="of:=[.A565]&amp;&quot; &quot; &amp;[.B565]" office:value-type="string" office:string-value="Xen. apol.">
            <text:p>Xen. apol.</text:p>
          </table:table-cell>
          <table:table-cell table:formula="of:=[.E565]" office:value-type="string" office:string-value="Xen. apol.">
            <text:p>Xen. apol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table:formula="of:=[.A566]&amp;&quot; &quot; &amp;[.B566]" office:value-type="string" office:string-value="Xen. Ath. pol.">
            <text:p>Xen. Ath. pol.</text:p>
          </table:table-cell>
          <table:table-cell table:formula="of:=[.E566]" office:value-type="string" office:string-value="Xen. Ath. pol.">
            <text:p>Xen. Ath. pol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table:formula="of:=[.A567]&amp;&quot; &quot; &amp;[.B567]" office:value-type="string" office:string-value="Xen. hell.">
            <text:p>Xen. hell.</text:p>
          </table:table-cell>
          <table:table-cell table:formula="of:=[.E567]" office:value-type="string" office:string-value="Xen. hell.">
            <text:p>Xen. hell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table:formula="of:=[.A568]&amp;&quot; &quot; &amp;[.B568]" office:value-type="string" office:string-value="Xen. Kyr.">
            <text:p>Xen. Kyr.</text:p>
          </table:table-cell>
          <table:table-cell table:formula="of:=[.E568]" office:value-type="string" office:string-value="Xen. Kyr.">
            <text:p>Xen. Kyr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table:formula="of:=[.A569]&amp;&quot; &quot; &amp;[.B569]" office:value-type="string" office:string-value="Xen. kyn.">
            <text:p>Xen. kyn.</text:p>
          </table:table-cell>
          <table:table-cell table:formula="of:=[.E569]" office:value-type="string" office:string-value="Xen. kyn.">
            <text:p>Xen. kyn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table:formula="of:=[.A570]&amp;&quot; &quot; &amp;[.B570]" office:value-type="string" office:string-value="Xen. mem.">
            <text:p>Xen. mem.</text:p>
          </table:table-cell>
          <table:table-cell table:formula="of:=[.E570]" office:value-type="string" office:string-value="Xen. mem.">
            <text:p>Xen. mem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table:formula="of:=[.A571]&amp;&quot; &quot; &amp;[.B571]" office:value-type="string" office:string-value="Xen. oec.">
            <text:p>Xen. oec.</text:p>
          </table:table-cell>
          <table:table-cell table:formula="of:=[.E571]" office:value-type="string" office:string-value="Xen. oec.">
            <text:p>Xen. oec.</text:p>
          </table:table-cell>
          <table:table-cell table:number-columns-repeated="15"/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table:formula="of:=[.A572]&amp;&quot; &quot; &amp;[.B572]" office:value-type="string" office:string-value="Xen. symp.">
            <text:p>Xen. symp.</text:p>
          </table:table-cell>
          <table:table-cell table:formula="of:=[.E572]" office:value-type="string" office:string-value="Xen. symp.">
            <text:p>Xen. symp.</text:p>
          </table:table-cell>
          <table:table-cell table:number-columns-repeated="15"/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table:formula="of:=[.A573]&amp;&quot; &quot; &amp;[.B573]" office:value-type="string" office:string-value="Zenob. ">
            <text:p>Zenob. </text:p>
          </table:table-cell>
          <table:table-cell table:formula="of:=[.E573]" office:value-type="string" office:string-value="Zenob. ">
            <text:p>Zenob. </text:p>
          </table:table-cell>
          <table:table-cell table:number-columns-repeated="15"/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table:formula="of:=[.A574]&amp;&quot; &quot; &amp;[.B574]" office:value-type="string" office:string-value="Zenod. ">
            <text:p>Zenod. </text:p>
          </table:table-cell>
          <table:table-cell table:formula="of:=[.E574]" office:value-type="string" office:string-value="Zenod. ">
            <text:p>Zenod. </text:p>
          </table:table-cell>
          <table:table-cell table:number-columns-repeated="15"/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table:formula="of:=[.A575]&amp;&quot; &quot; &amp;[.B575]" office:value-type="string" office:string-value="Zen. ">
            <text:p>Zen. </text:p>
          </table:table-cell>
          <table:table-cell table:formula="of:=[.E575]" office:value-type="string" office:string-value="Zen. ">
            <text:p>Zen. </text:p>
          </table:table-cell>
          <table:table-cell table:number-columns-repeated="15"/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table:formula="of:=[.A576]&amp;&quot; &quot; &amp;[.B576]" office:value-type="string" office:string-value="Zos. ">
            <text:p>Zos. </text:p>
          </table:table-cell>
          <table:table-cell table:formula="of:=[.E576]" office:value-type="string" office:string-value="Zos. ">
            <text:p>Zos. 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table:formula="of:=[.A577]&amp;&quot; &quot; &amp;[.B577]" office:value-type="string" office:string-value=" Cod. Iust.">
            <text:p><text:s/>Cod. Iust.</text:p>
          </table:table-cell>
          <table:table-cell table:formula="of:=[.E577]" office:value-type="string" office:string-value=" Cod. Iust.">
            <text:p><text:s/>Cod. Iust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) </text:p>
          </table:table-cell>
          <table:table-cell table:formula="of:=[.A578]&amp;&quot; &quot; &amp;[.B578]" office:value-type="string" office:string-value=" Dig.">
            <text:p><text:s/>Dig.</text:p>
          </table:table-cell>
          <table:table-cell table:formula="of:=[.E578]" office:value-type="string" office:string-value=" Dig.">
            <text:p><text:s/>Dig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Herc. O.</text:p>
          </table:table-cell>
          <table:table-cell/>
          <table:table-cell office:value-type="string">
            <text:p>Hercules Oetaeus</text:p>
          </table:table-cell>
          <table:table-cell table:formula="of:=[.A579]&amp;&quot; &quot; &amp;[.B579]" office:value-type="string" office:string-value=" Herc. O.">
            <text:p><text:s/>Herc. O.</text:p>
          </table:table-cell>
          <table:table-cell table:formula="of:=[.E579]" office:value-type="string" office:string-value=" Herc. O.">
            <text:p><text:s/>Herc. O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table:formula="of:=[.A580]&amp;&quot; &quot; &amp;[.B580]" office:value-type="string" office:string-value=" Inst. Iust.">
            <text:p><text:s/>Inst. Iust.</text:p>
          </table:table-cell>
          <table:table-cell table:formula="of:=[.E580]" office:value-type="string" office:string-value=" Inst. Iust.">
            <text:p><text:s/>Inst. Iust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table:formula="of:=[.A581]&amp;&quot; &quot; &amp;[.B581]" office:value-type="string" office:string-value=" Itin. Anton.">
            <text:p><text:s/>Itin. Anton.</text:p>
          </table:table-cell>
          <table:table-cell table:formula="of:=[.E581]" office:value-type="string" office:string-value=" Itin. Anton.">
            <text:p><text:s/>Itin. Anton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table:formula="of:=[.A582]&amp;&quot; &quot; &amp;[.B582]" office:value-type="string" office:string-value=" Nov.">
            <text:p><text:s/>Nov.</text:p>
          </table:table-cell>
          <table:table-cell table:formula="of:=[.E582]" office:value-type="string" office:string-value=" Nov.">
            <text:p><text:s/>Nov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table:formula="of:=[.A583]&amp;&quot; &quot; &amp;[.B583]" office:value-type="string" office:string-value=" Pass. mart.">
            <text:p><text:s/>Pass. mart.</text:p>
          </table:table-cell>
          <table:table-cell table:formula="of:=[.E583]" office:value-type="string" office:string-value=" Pass. mart.">
            <text:p><text:s/>Pass. mart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table:formula="of:=[.A584]&amp;&quot; &quot; &amp;[.B584]" office:value-type="string" office:string-value=" R. Gest. div. Aug.">
            <text:p><text:s/>R. Gest. div. Aug.</text:p>
          </table:table-cell>
          <table:table-cell table:formula="of:=[.E584]" office:value-type="string" office:string-value=" R. Gest. div. Aug.">
            <text:p><text:s/>R. Gest. div. Aug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Suda</text:p>
          </table:table-cell>
          <table:table-cell/>
          <table:table-cell office:value-type="string">
            <text:p>Suda (=Suidas)</text:p>
          </table:table-cell>
          <table:table-cell table:formula="of:=[.A585]&amp;&quot; &quot; &amp;[.B585]" office:value-type="string" office:string-value=" Suda">
            <text:p><text:s/>Suda</text:p>
          </table:table-cell>
          <table:table-cell table:formula="of:=[.E585]" office:value-type="string" office:string-value=" Suda">
            <text:p><text:s/>Sud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table:formula="of:=[.A586]&amp;&quot; &quot; &amp;[.B586]" office:value-type="string" office:string-value=" Vulg.">
            <text:p><text:s/>Vulg.</text:p>
          </table:table-cell>
          <table:table-cell table:formula="of:=[.E586]" office:value-type="string" office:string-value=" Vulg.">
            <text:p><text:s/>Vulg.</text:p>
          </table:table-cell>
          <table:table-cell table:number-columns-repeated="15"/>
        </table:table-row>
      </table:table>
      <table:database-ranges>
        <table:database-range table:target-range-address="Tabelle1.A1:Tabelle1.U58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ZephTextRegular" svg:font-family="ZephTextRegular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.05.2016</text:date>, <text:time>22:01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0T22:01:17</dc:date>
    <dc:creator>Lukas C. Bossert</dc:creator>
    <meta:editing-duration>PT24M57S</meta:editing-duration>
    <meta:editing-cycles>4</meta:editing-cycles>
    <meta:document-statistic meta:table-count="1" meta:cell-count="3489" meta:object-count="0"/>
  </office:meta>
</office:document-meta>
</file>